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text/xml" manifest:full-path="Object 44/content.xml"/>
  <manifest:file-entry manifest:media-type="text/xml" manifest:full-path="Object 44/settings.xml"/>
  <manifest:file-entry manifest:media-type="application/vnd.oasis.opendocument.formula" manifest:full-path="Object 44/"/>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text/xml" manifest:full-path="Object 47/content.xml"/>
  <manifest:file-entry manifest:media-type="text/xml" manifest:full-path="Object 47/settings.xml"/>
  <manifest:file-entry manifest:media-type="application/vnd.oasis.opendocument.formula" manifest:full-path="Object 47/"/>
  <manifest:file-entry manifest:media-type="text/xml" manifest:full-path="Object 48/content.xml"/>
  <manifest:file-entry manifest:media-type="text/xml" manifest:full-path="Object 48/settings.xml"/>
  <manifest:file-entry manifest:media-type="application/vnd.oasis.opendocument.formula" manifest:full-path="Object 48/"/>
  <manifest:file-entry manifest:media-type="text/xml" manifest:full-path="Object 49/content.xml"/>
  <manifest:file-entry manifest:media-type="text/xml" manifest:full-path="Object 49/settings.xml"/>
  <manifest:file-entry manifest:media-type="application/vnd.oasis.opendocument.formula" manifest:full-path="Object 49/"/>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full-path="Object 50/"/>
  <manifest:file-entry manifest:media-type="text/xml" manifest:full-path="Object 51/content.xml"/>
  <manifest:file-entry manifest:media-type="text/xml" manifest:full-path="Object 51/settings.xml"/>
  <manifest:file-entry manifest:media-type="application/vnd.oasis.opendocument.formula" manifest:full-path="Object 51/"/>
  <manifest:file-entry manifest:media-type="text/xml" manifest:full-path="Object 52/content.xml"/>
  <manifest:file-entry manifest:media-type="text/xml" manifest:full-path="Object 52/settings.xml"/>
  <manifest:file-entry manifest:media-type="application/vnd.oasis.opendocument.formula" manifest:full-path="Object 52/"/>
  <manifest:file-entry manifest:media-type="text/xml" manifest:full-path="Object 53/content.xml"/>
  <manifest:file-entry manifest:media-type="text/xml" manifest:full-path="Object 53/settings.xml"/>
  <manifest:file-entry manifest:media-type="application/vnd.oasis.opendocument.formula" manifest:full-path="Object 53/"/>
  <manifest:file-entry manifest:media-type="text/xml" manifest:full-path="Object 54/content.xml"/>
  <manifest:file-entry manifest:media-type="text/xml" manifest:full-path="Object 54/settings.xml"/>
  <manifest:file-entry manifest:media-type="application/vnd.oasis.opendocument.formula" manifest:full-path="Object 54/"/>
  <manifest:file-entry manifest:media-type="text/xml" manifest:full-path="Object 55/content.xml"/>
  <manifest:file-entry manifest:media-type="text/xml" manifest:full-path="Object 55/settings.xml"/>
  <manifest:file-entry manifest:media-type="application/vnd.oasis.opendocument.formula" manifest:full-path="Object 55/"/>
  <manifest:file-entry manifest:media-type="text/xml" manifest:full-path="Object 56/content.xml"/>
  <manifest:file-entry manifest:media-type="text/xml" manifest:full-path="Object 56/settings.xml"/>
  <manifest:file-entry manifest:media-type="application/vnd.oasis.opendocument.formula" manifest:full-path="Object 56/"/>
  <manifest:file-entry manifest:media-type="text/xml" manifest:full-path="Object 57/content.xml"/>
  <manifest:file-entry manifest:media-type="text/xml" manifest:full-path="Object 57/settings.xml"/>
  <manifest:file-entry manifest:media-type="application/vnd.oasis.opendocument.formula" manifest:full-path="Object 57/"/>
  <manifest:file-entry manifest:media-type="text/xml" manifest:full-path="Object 58/content.xml"/>
  <manifest:file-entry manifest:media-type="text/xml" manifest:full-path="Object 58/settings.xml"/>
  <manifest:file-entry manifest:media-type="application/vnd.oasis.opendocument.formula" manifest:full-path="Object 58/"/>
  <manifest:file-entry manifest:media-type="text/xml" manifest:full-path="Object 59/content.xml"/>
  <manifest:file-entry manifest:media-type="text/xml" manifest:full-path="Object 59/settings.xml"/>
  <manifest:file-entry manifest:media-type="application/vnd.oasis.opendocument.formula" manifest:full-path="Object 59/"/>
  <manifest:file-entry manifest:media-type="text/xml" manifest:full-path="Object 60/content.xml"/>
  <manifest:file-entry manifest:media-type="text/xml" manifest:full-path="Object 60/settings.xml"/>
  <manifest:file-entry manifest:media-type="application/vnd.oasis.opendocument.formula" manifest:full-path="Object 60/"/>
  <manifest:file-entry manifest:media-type="text/xml" manifest:full-path="Object 61/content.xml"/>
  <manifest:file-entry manifest:media-type="text/xml" manifest:full-path="Object 61/settings.xml"/>
  <manifest:file-entry manifest:media-type="application/vnd.oasis.opendocument.formula" manifest:full-path="Object 61/"/>
  <manifest:file-entry manifest:media-type="text/xml" manifest:full-path="Object 62/content.xml"/>
  <manifest:file-entry manifest:media-type="text/xml" manifest:full-path="Object 62/settings.xml"/>
  <manifest:file-entry manifest:media-type="application/vnd.oasis.opendocument.formula" manifest:full-path="Object 62/"/>
  <manifest:file-entry manifest:media-type="text/xml" manifest:full-path="Object 63/content.xml"/>
  <manifest:file-entry manifest:media-type="text/xml" manifest:full-path="Object 63/settings.xml"/>
  <manifest:file-entry manifest:media-type="application/vnd.oasis.opendocument.formula" manifest:full-path="Object 63/"/>
  <manifest:file-entry manifest:media-type="text/xml" manifest:full-path="Object 64/content.xml"/>
  <manifest:file-entry manifest:media-type="text/xml" manifest:full-path="Object 64/settings.xml"/>
  <manifest:file-entry manifest:media-type="application/vnd.oasis.opendocument.formula" manifest:full-path="Object 64/"/>
  <manifest:file-entry manifest:media-type="text/xml" manifest:full-path="Object 65/content.xml"/>
  <manifest:file-entry manifest:media-type="text/xml" manifest:full-path="Object 65/settings.xml"/>
  <manifest:file-entry manifest:media-type="application/vnd.oasis.opendocument.formula" manifest:full-path="Object 65/"/>
  <manifest:file-entry manifest:media-type="text/xml" manifest:full-path="Object 66/content.xml"/>
  <manifest:file-entry manifest:media-type="text/xml" manifest:full-path="Object 66/settings.xml"/>
  <manifest:file-entry manifest:media-type="application/vnd.oasis.opendocument.formula" manifest:full-path="Object 66/"/>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styles.xml"/>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settings.xml"/>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39/content.xml"/>
  <manifest:file-entry manifest:media-type="text/xml" manifest:full-path="Object 39/settings.xml"/>
  <manifest:file-entry manifest:media-type="application/vnd.oasis.opendocument.formula"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ce style:name="DejaVu Sans Mono" svg:font-family="'DejaVu Sans Mono'" style:font-family-generic="modern" style:font-pitch="fixed"/>
    <style:font-face style:name="Geneva" svg:font-family="Geneva" style:font-pitch="variable"/>
    <style:font-face style:name="Times New Roman1" svg:font-family="'Times New Roman'" style:font-family-generic="roman" style:font-pitch="variable"/>
    <style:font-face style:name="DejaVu Sans" svg:font-family="'DejaVu Sans'" style:font-family-generic="system" style:font-pitch="variable"/>
  </office:font-face-decls>
  <office:automatic-styles>
    <style:style style:name="Tabelle4" style:family="table">
      <style:table-properties style:width="6in" table:align="margins"/>
    </style:style>
    <style:style style:name="Tabelle4.A" style:family="table-column">
      <style:table-column-properties style:column-width="5.3333in" style:rel-column-width="58251*"/>
    </style:style>
    <style:style style:name="Tabelle4.B" style:family="table-column">
      <style:table-column-properties style:column-width="0.6667in" style:rel-column-width="7284*"/>
    </style:style>
    <style:style style:name="Tabelle4.A1" style:family="table-cell">
      <style:table-cell-properties style:vertical-align="middle" fo:padding="0.0382in" fo:border="none"/>
    </style:style>
    <style:style style:name="Table1" style:family="table">
      <style:table-properties style:width="6in" table:align="margins"/>
    </style:style>
    <style:style style:name="Table1.A" style:family="table-column">
      <style:table-column-properties style:column-width="5.3333in" style:rel-column-width="58251*"/>
    </style:style>
    <style:style style:name="Table1.B" style:family="table-column">
      <style:table-column-properties style:column-width="0.6667in" style:rel-column-width="7284*"/>
    </style:style>
    <style:style style:name="Table1.A1" style:family="table-cell">
      <style:table-cell-properties style:vertical-align="middle" fo:padding="0.0382in" fo:border="none"/>
    </style:style>
    <style:style style:name="Table2" style:family="table">
      <style:table-properties style:width="6in" table:align="margins"/>
    </style:style>
    <style:style style:name="Table2.A" style:family="table-column">
      <style:table-column-properties style:column-width="5.3333in" style:rel-column-width="58251*"/>
    </style:style>
    <style:style style:name="Table2.B" style:family="table-column">
      <style:table-column-properties style:column-width="0.6667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1" style:family="table">
      <style:table-properties style:width="5.7in" table:align="center"/>
    </style:style>
    <style:style style:name="Table11.A" style:family="table-column">
      <style:table-column-properties style:column-width="0.6993in"/>
    </style:style>
    <style:style style:name="Table11.E" style:family="table-column">
      <style:table-column-properties style:column-width="0.8056in"/>
    </style:style>
    <style:style style:name="Table11.H" style:family="table-column">
      <style:table-column-properties style:column-width="0.6986in"/>
    </style:style>
    <style:style style:name="Table11.A1" style:family="table-cell">
      <style:table-cell-properties fo:padding="0in" fo:border="none"/>
    </style:style>
    <style:style style:name="Table11.E1" style:family="table-cell">
      <style:table-cell-properties fo:padding="0.0382in" fo:border-left="0.0007in solid #000000" fo:border-right="none" fo:border-top="none" fo:border-bottom="none"/>
    </style:style>
    <style:style style:name="Table11.A5" style:family="table-cell">
      <style:table-cell-properties fo:padding="0.0382in" fo:border-left="none" fo:border-right="none" fo:border-top="none" fo:border-bottom="0.0007in solid #000000"/>
    </style:style>
    <style:style style:name="Table11.E5" style:family="table-cell">
      <style:table-cell-properties fo:padding="0.0382in" fo:border-left="0.0007in solid #000000" fo:border-right="none" fo:border-top="none" fo:border-bottom="0.0007in solid #000000"/>
    </style:style>
    <style:style style:name="Table10" style:family="table">
      <style:table-properties style:width="5.7in" table:align="center"/>
    </style:style>
    <style:style style:name="Table10.A" style:family="table-column">
      <style:table-column-properties style:column-width="0.6993in"/>
    </style:style>
    <style:style style:name="Table10.E" style:family="table-column">
      <style:table-column-properties style:column-width="0.8056in"/>
    </style:style>
    <style:style style:name="Table10.H" style:family="table-column">
      <style:table-column-properties style:column-width="0.6986in"/>
    </style:style>
    <style:style style:name="Table10.A1" style:family="table-cell">
      <style:table-cell-properties fo:padding="0in" fo:border="none"/>
    </style:style>
    <style:style style:name="Table10.E1" style:family="table-cell">
      <style:table-cell-properties fo:padding="0.0382in" fo:border-left="0.0007in solid #000000" fo:border-right="none" fo:border-top="none" fo:border-bottom="none"/>
    </style:style>
    <style:style style:name="Table10.A5" style:family="table-cell">
      <style:table-cell-properties fo:padding="0.0382in" fo:border-left="none" fo:border-right="none" fo:border-top="none" fo:border-bottom="0.0007in solid #000000"/>
    </style:style>
    <style:style style:name="Table10.E5" style:family="table-cell">
      <style:table-cell-properties fo:padding="0.0382in" fo:border-left="0.0007in solid #000000" fo:border-right="none" fo:border-top="none" fo:border-bottom="0.0007in solid #000000"/>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table:align="margins"/>
    </style:style>
    <style:style style:name="Table15.A" style:family="table-column">
      <style:table-column-properties style:column-width="6.1556in" style:rel-column-width="58251*"/>
    </style:style>
    <style:style style:name="Table15.B" style:family="table-column">
      <style:table-column-properties style:column-width="0.7694in" style:rel-column-width="7284*"/>
    </style:style>
    <style:style style:name="Table15.A1" style:family="table-cell">
      <style:table-cell-properties style:vertical-align="middle" fo:padding="0.0382in" fo:border="none"/>
    </style:style>
    <style:style style:name="Table16" style:family="table">
      <style:table-properties style:width="6.925in" table:align="margins"/>
    </style:style>
    <style:style style:name="Table16.A" style:family="table-column">
      <style:table-column-properties style:column-width="6.1556in" style:rel-column-width="58251*"/>
    </style:style>
    <style:style style:name="Table16.B" style:family="table-column">
      <style:table-column-properties style:column-width="0.7694in" style:rel-column-width="7284*"/>
    </style:style>
    <style:style style:name="Table16.A1" style:family="table-cell">
      <style:table-cell-properties style:vertical-align="middle" fo:padding="0.0382in" fo:border="none"/>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table:align="margins"/>
    </style:style>
    <style:style style:name="Table22.A" style:family="table-column">
      <style:table-column-properties style:column-width="6.1556in" style:rel-column-width="58251*"/>
    </style:style>
    <style:style style:name="Table22.B" style:family="table-column">
      <style:table-column-properties style:column-width="0.7694in" style:rel-column-width="7284*"/>
    </style:style>
    <style:style style:name="Table22.A1" style:family="table-cell">
      <style:table-cell-properties style:vertical-align="middle" fo:padding="0.0382in" fo:border="none"/>
    </style:style>
    <style:style style:name="Table23" style:family="table">
      <style:table-properties style:width="6.925in" table:align="margins"/>
    </style:style>
    <style:style style:name="Table23.A" style:family="table-column">
      <style:table-column-properties style:column-width="6.1556in" style:rel-column-width="58251*"/>
    </style:style>
    <style:style style:name="Table23.B" style:family="table-column">
      <style:table-column-properties style:column-width="0.7694in" style:rel-column-width="7284*"/>
    </style:style>
    <style:style style:name="Table23.A1" style:family="table-cell">
      <style:table-cell-properties style:vertical-align="middle" fo:padding="0.0382in" fo:border="none"/>
    </style:style>
    <style:style style:name="Table24" style:family="table">
      <style:table-properties style:width="6.925in" table:align="margins"/>
    </style:style>
    <style:style style:name="Table24.A" style:family="table-column">
      <style:table-column-properties style:column-width="6.1556in" style:rel-column-width="58251*"/>
    </style:style>
    <style:style style:name="Table24.B" style:family="table-column">
      <style:table-column-properties style:column-width="0.7694in" style:rel-column-width="7284*"/>
    </style:style>
    <style:style style:name="Table24.A1" style:family="table-cell">
      <style:table-cell-properties style:vertical-align="middle" fo:padding="0.0382in" fo:border="none"/>
    </style:style>
    <style:style style:name="Table25" style:family="table">
      <style:table-properties style:width="6.925in" table:align="margins"/>
    </style:style>
    <style:style style:name="Table25.A" style:family="table-column">
      <style:table-column-properties style:column-width="6.1556in" style:rel-column-width="58251*"/>
    </style:style>
    <style:style style:name="Table25.B" style:family="table-column">
      <style:table-column-properties style:column-width="0.7694in" style:rel-column-width="7284*"/>
    </style:style>
    <style:style style:name="Table25.A1" style:family="table-cell">
      <style:table-cell-properties style:vertical-align="middle" fo:padding="0.0382in" fo:border="none"/>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table:align="margins"/>
    </style:style>
    <style:style style:name="Table28.A" style:family="table-column">
      <style:table-column-properties style:column-width="6.1556in" style:rel-column-width="58251*"/>
    </style:style>
    <style:style style:name="Table28.B" style:family="table-column">
      <style:table-column-properties style:column-width="0.7694in" style:rel-column-width="7284*"/>
    </style:style>
    <style:style style:name="Table28.A1" style:family="table-cell">
      <style:table-cell-properties style:vertical-align="middle" fo:padding="0.0382in" fo:border="none"/>
    </style:style>
    <style:style style:name="Table29" style:family="table">
      <style:table-properties style:width="6.925in" table:align="margins"/>
    </style:style>
    <style:style style:name="Table29.A" style:family="table-column">
      <style:table-column-properties style:column-width="6.1556in" style:rel-column-width="58251*"/>
    </style:style>
    <style:style style:name="Table29.B" style:family="table-column">
      <style:table-column-properties style:column-width="0.7694in" style:rel-column-width="7284*"/>
    </style:style>
    <style:style style:name="Table29.A1" style:family="table-cell">
      <style:table-cell-properties style:vertical-align="middle" fo:padding="0.0382in" fo:border="none"/>
    </style:style>
    <style:style style:name="Table30" style:family="table">
      <style:table-properties style:width="6.925in" table:align="margins"/>
    </style:style>
    <style:style style:name="Table30.A" style:family="table-column">
      <style:table-column-properties style:column-width="6.1556in" style:rel-column-width="58251*"/>
    </style:style>
    <style:style style:name="Table30.B" style:family="table-column">
      <style:table-column-properties style:column-width="0.7694in" style:rel-column-width="7284*"/>
    </style:style>
    <style:style style:name="Table30.A1" style:family="table-cell">
      <style:table-cell-properties style:vertical-align="middle" fo:padding="0.0382in" fo:border="none"/>
    </style:style>
    <style:style style:name="Table31" style:family="table">
      <style:table-properties style:width="6.925in" table:align="margins"/>
    </style:style>
    <style:style style:name="Table31.A" style:family="table-column">
      <style:table-column-properties style:column-width="6.1556in" style:rel-column-width="58251*"/>
    </style:style>
    <style:style style:name="Table31.B" style:family="table-column">
      <style:table-column-properties style:column-width="0.7694in" style:rel-column-width="7284*"/>
    </style:style>
    <style:style style:name="Table31.A1" style:family="table-cell">
      <style:table-cell-properties style:vertical-align="middle" fo:padding="0.0382in" fo:border="none"/>
    </style:style>
    <style:style style:name="P1" style:family="paragraph" style:parent-style-name="Footer">
      <style:paragraph-properties fo:text-align="center" style:justify-single-word="false"/>
    </style:style>
    <style:style style:name="P2" style:family="paragraph" style:parent-style-name="Standard">
      <style:text-properties style:font-name="Times New Roman1" fo:font-size="12pt" style:font-size-asian="12pt" style:font-size-complex="12pt"/>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Text_20_body">
      <style:text-properties style:font-name="Times New Roman1" fo:font-size="12pt" style:font-size-asian="12pt" style:font-size-complex="12pt"/>
    </style:style>
    <style:style style:name="P5"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6" style:family="paragraph" style:parent-style-name="Text_20_body">
      <style:paragraph-properties fo:text-align="center" style:justify-single-word="false"/>
      <style:text-properties fo:font-size="36pt" style:font-size-asian="36pt" style:font-size-complex="36pt"/>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fo:font-size="20pt" style:font-size-asian="20pt" style:font-size-complex="20pt"/>
    </style:style>
    <style:style style:name="P9" style:family="paragraph" style:parent-style-name="Text_20_body">
      <style:paragraph-properties fo:text-align="center" style:justify-single-word="false"/>
      <style:text-properties fo:font-size="12pt" style:font-size-asian="12pt" style:font-size-complex="12pt"/>
    </style:style>
    <style:style style:name="P10" style:family="paragraph" style:parent-style-name="Text_20_body">
      <style:paragraph-properties fo:text-align="center" style:justify-single-word="false"/>
      <style:text-properties fo:font-size="9pt" style:font-size-asian="9pt" style:font-size-complex="9pt"/>
    </style:style>
    <style:style style:name="P11" style:family="paragraph" style:parent-style-name="Text_20_body">
      <style:paragraph-properties fo:margin-left="0.4925in" fo:margin-right="0in" fo:margin-top="0in" fo:margin-bottom="0in" fo:text-indent="0in" style:auto-text-indent="fals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end" style:justify-single-word="false"/>
    </style:style>
    <style:style style:name="P14" style:family="paragraph" style:parent-style-name="Table">
      <style:paragraph-properties fo:text-align="center" style:justify-single-word="false"/>
    </style:style>
    <style:style style:name="P15" style:family="paragraph" style:parent-style-name="Standard">
      <style:text-properties style:font-name="Times New Roman1" fo:font-size="12pt" style:font-size-asian="12pt" style:font-size-complex="12pt"/>
    </style:style>
    <style:style style:name="P16" style:family="paragraph" style:parent-style-name="Standard" style:list-style-name="L3">
      <style:text-properties style:font-name="Times New Roman1" fo:font-size="12pt" style:font-size-asian="12pt" style:font-size-complex="12pt"/>
    </style:style>
    <style:style style:name="P17" style:family="paragraph" style:parent-style-name="Text_20_body" style:list-style-name="L1"/>
    <style:style style:name="P18" style:family="paragraph" style:parent-style-name="Text_20_body">
      <style:text-properties style:font-name="Times New Roman1" fo:font-size="12pt" style:font-size-asian="12pt" style:font-size-complex="12pt"/>
    </style:style>
    <style:style style:name="P19" style:family="paragraph" style:parent-style-name="Text_20_body" style:list-style-name="L1">
      <style:text-properties style:font-name="Times New Roman1" fo:font-size="12pt" style:font-size-asian="12pt" style:font-size-complex="12pt"/>
    </style:style>
    <style:style style:name="P20" style:family="paragraph" style:parent-style-name="Text_20_body" style:list-style-name="L1">
      <style:text-properties style:font-name="Times New Roman1" fo:font-size="12pt" style:font-size-asian="12pt" style:font-size-complex="12pt"/>
    </style:style>
    <style:style style:name="P21" style:family="paragraph" style:parent-style-name="Text_20_body" style:list-style-name="L1">
      <style:text-properties style:font-name="Times New Roman1" fo:font-size="12pt" style:font-size-asian="12pt" style:font-size-complex="12pt"/>
    </style:style>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4"/>
    <style:style style:name="P26" style:family="paragraph" style:parent-style-name="Text_20_body" style:list-style-name="L4"/>
    <style:style style:name="P27" style:family="paragraph" style:parent-style-name="Text_20_body" style:master-page-name="Title_20_page"/>
    <style:style style:name="P28" style:family="paragraph" style:parent-style-name="Text_20_body" style:master-page-name="TOC_20_first_20_page">
      <style:paragraph-properties fo:break-before="page"/>
    </style:style>
    <style:style style:name="P29" style:family="paragraph" style:parent-style-name="Text_20_body" style:master-page-name="Blank_20_left_20_page">
      <style:text-properties style:font-name="Times New Roman1" fo:font-size="12pt" style:font-size-asian="12pt" style:font-size-complex="12pt"/>
    </style:style>
    <style:style style:name="P30" style:family="paragraph" style:parent-style-name="Text_20_body" style:master-page-name="First_20_right_20_numbered_20_page">
      <style:paragraph-properties style:page-number="1" fo:break-before="page"/>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end" style:justify-single-word="false"/>
    </style:style>
    <style:style style:name="P33" style:family="paragraph" style:parent-style-name="Contents_20_1">
      <style:paragraph-properties>
        <style:tab-stops>
          <style:tab-stop style:position="6in" style:type="right" style:leader-style="dotted" style:leader-text="."/>
        </style:tab-stops>
      </style:paragraph-properties>
    </style:style>
    <style:style style:name="P34" style:family="paragraph" style:parent-style-name="Contents_20_2">
      <style:paragraph-properties>
        <style:tab-stops>
          <style:tab-stop style:position="5.8035in" style:type="right" style:leader-style="dotted" style:leader-text="."/>
        </style:tab-stops>
      </style:paragraph-properties>
    </style:style>
    <style:style style:name="P35" style:family="paragraph" style:parent-style-name="Contents_20_3">
      <style:paragraph-properties>
        <style:tab-stops>
          <style:tab-stop style:position="5.6071in" style:type="right" style:leader-style="dotted" style:leader-text="."/>
        </style:tab-stops>
      </style:paragraph-properties>
    </style:style>
    <style:style style:name="T1" style:family="text">
      <style:text-properties style:font-name="Times New Roman1"/>
    </style:style>
    <style:style style:name="T2" style:family="text">
      <style:text-properties style:font-name="Times New Roman1" fo:font-size="12pt" style:font-size-asian="12pt" style:font-size-complex="12pt"/>
    </style:style>
    <style:style style:name="T3" style:family="text">
      <style:text-properties style:font-name="Times New Roman1" fo:font-size="12pt" fo:font-style="italic" style:font-size-asian="12pt" style:font-style-asian="italic" style:font-size-complex="12pt" style:font-style-complex="italic"/>
    </style:style>
    <style:style style:name="T4" style:family="text">
      <style:text-properties fo:font-size="12pt"/>
    </style:style>
    <style:style style:name="T5" style:family="text">
      <style:text-properties style:font-size-asian="12pt"/>
    </style:style>
    <style:style style:name="T6" style:family="text">
      <style:text-properties style:font-size-complex="12pt"/>
    </style:style>
    <style:style style:name="T7" style:family="text">
      <style:text-properties fo:font-style="italic" style:font-style-asian="italic" style:font-style-complex="italic"/>
    </style:style>
    <style:style style:name="fr1" style:family="graphic" style:parent-style-name="Frame">
      <style:graphic-properties style:vertical-pos="top" style:vertical-rel="paragraph-content" style:horizontal-pos="center" style:horizontal-rel="paragraph" fo:padding="0.0591in" fo:border="none"/>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middle" style:vertical-rel="text" draw:ole-draw-aspect="1"/>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MADNESS</text:p>
      <text:p text:style-name="P5">Implementation Notes</text:p>
      <text:p text:style-name="P6"/>
      <text:p text:style-name="P7"/>
      <text:p text:style-name="P8"/>
      <text:p text:style-name="P8"/>
      <text:p text:style-name="P8"/>
      <text:p text:style-name="P8"/>
      <text:p text:style-name="P8"/>
      <text:p text:style-name="P8"/>
      <text:p text:style-name="P8"/>
      <text:p text:style-name="P8"/>
      <text:p text:style-name="P8"/>
      <text:p text:style-name="P9">Last modification: 8/26/07</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is file is part of MADNESS.</text:p>
      <text:p text:style-name="Text_20_body">Copyright (C) 2007 Oak Ridge National Laboratory</text:p>
      <text:p text:style-name="Text_20_body">This program is free software; you can redistribute it and/or modify it under the terms of the GNU General Public License as published by the Free Software Foundation; either version 2 of the License, or(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For more information please contact:</text:p>
      <text:p text:style-name="P11">Robert J. Harrison</text:p>
      <text:p text:style-name="P11">Oak Ridge National Laboratory</text:p>
      <text:p text:style-name="P11">One Bethel Valley Road</text:p>
      <text:p text:style-name="P11">P.O. Box 2008, MS-6367</text:p>
      <text:p text:style-name="P11">Oak Ridge, TN 37831</text:p>
      <text:p text:style-name="P11"/>
      <text:p text:style-name="P11">email: harrisonrj@ornl.gov </text:p>
      <text:p text:style-name="P11">tel: 865-241-3937</text:p>
      <text:p text:style-name="P4"><text:tab/>fax: 865-572-0680</text:p>
      <text:p text:style-name="Text_20_body"/>
      <text:p text:style-name="P2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span> </text:index-entry-span>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3">1 <text:s/>ABGV <text:tab/>1</text:p>
          <text:p text:style-name="P33">2 <text:s/>Legendre scaling functions and multiwavelets <text:tab/>1</text:p>
          <text:p text:style-name="P34">2.1 <text:s/>Scaling functions <text:tab/>1</text:p>
          <text:p text:style-name="P34">2.2 <text:s/>Telescoping series <text:tab/>2</text:p>
          <text:p text:style-name="P34">2.3 <text:s/>Multi-wavelets <text:tab/>2</text:p>
          <text:p text:style-name="P34">2.4 <text:s text:c="2"/>Function approximation in the scaling function basis <text:tab/>2</text:p>
          <text:p text:style-name="P34">2.5 <text:s/>Wavelet transform <text:tab/>4</text:p>
          <text:p text:style-name="P34">2.6 <text:s/>Properties of the scaling functions <text:tab/>4</text:p>
          <text:p text:style-name="P35">2.6.1Symmetry<text:tab/>4</text:p>
          <text:p text:style-name="P35">2.6.2Derivatives<text:tab/>4</text:p>
          <text:p text:style-name="P35">2.6.3Values at end points<text:tab/>4</text:p>
          <text:p text:style-name="P33">3 <text:s/>User and simulation coordinates <text:tab/>5</text:p>
          <text:p text:style-name="P34">3.1 <text:s/>Normalization of scaling functions in the user coordinates <text:tab/>5</text:p>
          <text:p text:style-name="P33">4 <text:s/>Function approximation <text:tab/>6</text:p>
          <text:p text:style-name="P34">4.1 <text:s/>Evaluation <text:tab/>6</text:p>
          <text:p text:style-name="P34">4.2 <text:s/>Projection into the scaling function basis <text:tab/>6</text:p>
          <text:p text:style-name="P34">4.3 <text:s/>Truncation criteria <text:tab/>7</text:p>
          <text:p text:style-name="P35">4.3.1Mode 0 - the default<text:tab/>7</text:p>
          <text:p text:style-name="P35">4.3.2Mode 1<text:tab/>7</text:p>
          <text:p text:style-name="P35">4.3.3Mode 2<text:tab/>7</text:p>
          <text:p text:style-name="P34">4.4 <text:s/>Adaptive refinement <text:tab/>8</text:p>
        </text:index-body>
      </text:table-of-content>
      <text:p text:style-name="P4"/>
      <text:p text:style-name="P4"/>
      <text:p text:style-name="P4"/>
      <text:p text:style-name="P29"/>
      <text:p text:style-name="P30">This document provides reference information concerning the mathematics, numerics, algorithms, and design of the multiresolution capabilities of MADNESS. The information herein will be useful to both users of MADNESS and implementors of new capabilities within MADNESS.</text:p>
      <text:h text:style-name="Heading_20_1" text:outline-level="1">ABGV</text:h>
      <text:p text:style-name="P4">And references therein: that from which all else follows.</text:p>
      <text:h text:style-name="Heading_20_1" text:outline-level="1">Legendre scaling functions and multiwavelets</text:h>
      <text:h text:style-name="Heading_20_2" text:outline-level="2">Scaling functions</text:h>
      <text:p text:style-name="Text_20_body">The mother Legendre scaling functions <draw:frame draw:style-name="fr2" draw:name="Object1" text:anchor-type="as-char" svg:width="0.9661in" svg:height="0.1839in" draw:z-index="0"><draw:object xlink:href="./Object 1" xlink:type="simple" xlink:show="embed" xlink:actuate="onLoad"/><draw:image xlink:href="./ObjectReplacements/Object 1" xlink:type="simple" xlink:show="embed" xlink:actuate="onLoad"/></draw:frame>in 1D are defined <text:span text:style-name="T2">as</text:span></text:p>
      <table:table table:name="Tabelle4" table:style-name="Tabelle4">
        <table:table-column table:style-name="Tabelle4.A"/>
        <table:table-column table:style-name="Tabelle4.B"/>
        <table:table-header-rows>
          <table:table-row>
            <table:table-cell table:style-name="Tabelle4.A1" office:value-type="string">
              <text:p text:style-name="P12"><draw:frame draw:style-name="fr2" draw:name="Objekt4" text:anchor-type="as-char" svg:width="2.6075in" svg:height="0.4626in" draw:z-index="1"><draw:object xlink:href="./Object 2" xlink:type="simple" xlink:show="embed" xlink:actuate="onLoad"/><draw:image xlink:href="./ObjectReplacements/Object 2" xlink:type="simple" xlink:show="embed" xlink:actuate="onLoad"/></draw:frame> </text:p>
            </table:table-cell>
            <table:table-cell table:style-name="Tabelle4.A1" office:value-type="string">
              <text:p text:style-name="P13">(<text:sequence text:ref-name="refText0" text:name="Text" text:formula="ooow:Text+1" style:num-format="1">1</text:sequence>)</text:p>
            </table:table-cell>
          </table:table-row>
        </table:table-header-rows>
      </table:table>
      <text:p text:style-name="Text_20_body"><text:span text:style-name="T2">These are orthonormal on </text:span><text:span text:style-name="T2"><draw:frame draw:style-name="fr2" draw:name="Object2" text:anchor-type="as-char" svg:width="0.422in" svg:height="0.1902in" draw:z-index="4"><draw:object xlink:href="./Object 3" xlink:type="simple" xlink:show="embed" xlink:actuate="onLoad"/><draw:image xlink:href="./ObjectReplacements/Object 3" xlink:type="simple" xlink:show="embed" xlink:actuate="onLoad"/></draw:frame></text:span><text:span text:style-name="T2">. The scaling functions scaled to level </text:span><text:span text:style-name="T2"><draw:frame draw:style-name="fr2" draw:name="Object3" text:anchor-type="as-char" svg:width="0.7492in" svg:height="0.1839in" draw:z-index="5"><draw:object xlink:href="./Object 4" xlink:type="simple" xlink:show="embed" xlink:actuate="onLoad"/><draw:image xlink:href="./ObjectReplacements/Object 4" xlink:type="simple" xlink:show="embed" xlink:actuate="onLoad"/></draw:frame></text:span><text:span text:style-name="T2"> </text:span>and translated to box <draw:frame draw:style-name="fr2" draw:name="Object4" text:anchor-type="as-char" svg:width="1.0217in" svg:height="0.2075in" draw:z-index="7"><draw:object xlink:href="./Object 5" xlink:type="simple" xlink:show="embed" xlink:actuate="onLoad"/><draw:image xlink:href="./ObjectReplacements/Object 5" xlink:type="simple" xlink:show="embed" xlink:actuate="onLoad"/></draw:frame> span the space <draw:frame draw:style-name="fr2" draw:name="Object7" text:anchor-type="as-char" svg:width="0.261in" svg:height="0.2327in" draw:z-index="27"><draw:object xlink:href="./Object 8" xlink:type="simple" xlink:show="embed" xlink:actuate="onLoad"/><draw:image xlink:href="./ObjectReplacements/Object 8" xlink:type="simple" xlink:show="embed" xlink:actuate="onLoad"/></draw:frame> and are defined by</text:p>
      <table:table table:name="Table1" table:style-name="Table1">
        <table:table-column table:style-name="Table1.A"/>
        <table:table-column table:style-name="Table1.B"/>
        <table:table-header-rows>
          <table:table-row>
            <table:table-cell table:style-name="Table1.A1" office:value-type="string">
              <text:p text:style-name="P12"><draw:frame draw:style-name="fr2" draw:name="Object5" text:anchor-type="as-char" svg:width="1.6665in" svg:height="0.2327in" draw:z-index="2"><draw:object xlink:href="./Object 6" xlink:type="simple" xlink:show="embed" xlink:actuate="onLoad"/><draw:image xlink:href="./ObjectReplacements/Object 6" xlink:type="simple" xlink:show="embed" xlink:actuate="onLoad"/></draw:frame> </text:p>
            </table:table-cell>
            <table:table-cell table:style-name="Table1.A1" office:value-type="string">
              <text:p text:style-name="P13">(<text:sequence text:ref-name="refText1" text:name="Text" text:formula="ooow:Text+1" style:num-format="1">2</text:sequence>)</text:p>
            </table:table-cell>
          </table:table-row>
        </table:table-header-rows>
      </table:table>
      <text:p text:style-name="Text_20_body">These are orthonormal on <draw:frame draw:style-name="fr2" draw:name="Object6" text:anchor-type="as-char" svg:width="1.2063in" svg:height="0.2154in" draw:z-index="6"><draw:object xlink:href="./Object 7" xlink:type="simple" xlink:show="embed" xlink:actuate="onLoad"/><draw:image xlink:href="./ObjectReplacements/Object 7" xlink:type="simple" xlink:show="embed" xlink:actuate="onLoad"/></draw:frame>. <text:span text:style-name="T2">The scaling functions by construction satisfy the following properties:</text:span></text:p>
      <text:list text:style-name="L1">
        <text:list-item>
          <text:p text:style-name="P17"><text:span text:style-name="T2">In the limit of either large </text:span><text:span text:style-name="T3">k </text:span><text:span text:style-name="T2">or large </text:span><text:span text:style-name="T3">n </text:span><text:span text:style-name="T2">the closure of </text:span><text:span text:style-name="T2"><draw:frame draw:style-name="fr2" draw:name="Object8" text:anchor-type="as-char" svg:width="0.261in" svg:height="0.2327in" draw:z-index="8"><draw:object xlink:href="./Object 9" xlink:type="simple" xlink:show="embed" xlink:actuate="onLoad"/><draw:image xlink:href="./ObjectReplacements/Object 9" xlink:type="simple" xlink:show="embed" xlink:actuate="onLoad"/></draw:frame></text:span><text:span text:style-name="T2"> is a complete basis for </text:span><text:span text:style-name="T2"><draw:frame draw:style-name="fr2" draw:name="Object9" text:anchor-type="as-char" svg:width="0.5811in" svg:height="0.2091in" draw:z-index="9"><draw:object xlink:href="./Object 10" xlink:type="simple" xlink:show="embed" xlink:actuate="onLoad"/><draw:image xlink:href="./ObjectReplacements/Object 10" xlink:type="simple" xlink:show="embed" xlink:actuate="onLoad"/></draw:frame></text:span><text:span text:style-name="T2">.</text:span></text:p>
        </text:list-item>
        <text:list-item>
          <text:p text:style-name="P19"><text:span text:style-name="T2">Containment forming a ladder of spaces </text:span><text:span text:style-name="T2"><draw:frame draw:style-name="fr2" draw:name="Object10" text:anchor-type="as-char" svg:width="1.2165in" svg:height="0.2327in" draw:z-index="10"><draw:object xlink:href="./Object 11" xlink:type="simple" xlink:show="embed" xlink:actuate="onLoad"/><draw:image xlink:href="./ObjectReplacements/Object 11" xlink:type="simple" xlink:show="embed" xlink:actuate="onLoad"/></draw:frame></text:span><text:span text:style-name="T2">.</text:span></text:p>
        </text:list-item>
        <text:list-item>
          <text:p text:style-name="P19">Translation and dilation, c.f., <text:sequence-ref text:reference-format="text" text:ref-name="refText1">(2)</text:sequence-ref>.</text:p>
        </text:list-item>
        <text:list-item>
          <text:p text:style-name="P19"><text:span text:style-name="T2">Orthonormality within a scale </text:span><text:span text:style-name="T2"><draw:frame draw:style-name="fr2" draw:name="Object11" text:anchor-type="as-char" svg:width="1.9484in" svg:height="0.411in" draw:z-index="11"><draw:object xlink:href="./Object 12" xlink:type="simple" xlink:show="embed" xlink:actuate="onLoad"/><draw:image xlink:href="./ObjectReplacements/Object 12" xlink:type="simple" xlink:show="embed" xlink:actuate="onLoad"/></draw:frame></text:span><text:span text:style-name="T2">.</text:span></text:p>
        </text:list-item>
      </text:list>
      <text:p text:style-name="Text_20_body"><text:span text:style-name="T2">The two-scale relationship describes how to expand exactly a polynomial at </text:span><text:span text:style-name="T2">level </text:span><text:span text:style-name="T3">n </text:span><text:span text:style-name="T2">in terms of the polynomials at level </text:span><text:span text:style-name="T3">n+1.</text:span></text:p>
      <table:table table:name="Table2" table:style-name="Table2">
        <table:table-column table:style-name="Table2.A"/>
        <table:table-column table:style-name="Table2.B"/>
        <table:table-header-rows>
          <table:table-row>
            <table:table-cell table:style-name="Table2.A1" office:value-type="string">
              <text:p text:style-name="P12"><draw:frame draw:style-name="fr2" draw:name="Object12" text:anchor-type="as-char" svg:width="3.272in" svg:height="0.9272in" draw:z-index="12"><draw:object xlink:href="./Object 13" xlink:type="simple" xlink:show="embed" xlink:actuate="onLoad"/><draw:image xlink:href="./ObjectReplacements/Object 13" xlink:type="simple" xlink:show="embed" xlink:actuate="onLoad"/></draw:frame> </text:p>
            </table:table-cell>
            <table:table-cell table:style-name="Table2.A1" office:value-type="string">
              <text:p text:style-name="P13">(<text:sequence text:ref-name="refText2" text:name="Text" text:formula="ooow:Text+1" style:num-format="1">3</text:sequence>)</text:p>
            </table:table-cell>
          </table:table-row>
        </table:table-header-rows>
      </table:table>
      <text:p text:style-name="Text_20_body"><text:span text:style-name="T2">The coefficients </text:span><text:span text:style-name="T2"><draw:frame draw:style-name="fr2" draw:name="Object13" text:anchor-type="as-char" svg:width="0.3583in" svg:height="0.2075in" draw:z-index="13"><draw:object xlink:href="./Object 14" xlink:type="simple" xlink:show="embed" xlink:actuate="onLoad"/><draw:image xlink:href="./ObjectReplacements/Object 14" xlink:type="simple" xlink:show="embed" xlink:actuate="onLoad"/></draw:frame></text:span><text:span text:style-name="T2"> and </text:span><text:span text:style-name="T2"><draw:frame draw:style-name="fr2" draw:name="Object14" text:anchor-type="as-char" svg:width="0.3555in" svg:height="0.2075in" draw:z-index="14"><draw:object xlink:href="./Object 15" xlink:type="simple" xlink:show="embed" xlink:actuate="onLoad"/><draw:image xlink:href="./ObjectReplacements/Object 15" xlink:type="simple" xlink:show="embed" xlink:actuate="onLoad"/></draw:frame></text:span><text:span text:style-name="T2"> are straightforwardly computed by </text:span><text:span text:style-name="T2">left projection of the first equation in </text:span><text:span text:style-name="T2"><text:sequence-ref text:reference-format="text" text:ref-name="refText2">(3)</text:sequence-ref></text:span><text:span text:style-name="T2"> with the fine-scale polynomials.</text:span></text:p>
      <text:h text:style-name="Heading_20_2" text:outline-level="2">Telescoping series</text:h>
      <text:p text:style-name="Text_20_body">The main point of multiresolution analysis is to separate the behavior of <text:span text:style-name="T2">functions and operators at different length scales. Central to this is the telescoping series which </text:span><text:span text:style-name="T3">exactly </text:span><text:span text:style-name="T2">represents the basis at level </text:span><text:span text:style-name="T3">n </text:span><text:span text:style-name="T2">(the finest scale) in terms of the basis at level zero (the coarsest scale) plus corrections at successively finer scales.</text:span></text:p>
      <table:table table:name="Table3" table:style-name="Table3">
        <table:table-column table:style-name="Table3.A"/>
        <table:table-column table:style-name="Table3.B"/>
        <table:table-header-rows>
          <table:table-row>
            <table:table-cell table:style-name="Table3.A1" office:value-type="string">
              <text:p text:style-name="P12"><draw:frame draw:style-name="fr2" draw:name="Object15" text:anchor-type="as-char" svg:width="2.489in" svg:height="0.2555in" draw:z-index="15"><draw:object xlink:href="./Object 16" xlink:type="simple" xlink:show="embed" xlink:actuate="onLoad"/><draw:image xlink:href="./ObjectReplacements/Object 16" xlink:type="simple" xlink:show="embed" xlink:actuate="onLoad"/></draw:frame> </text:p>
            </table:table-cell>
            <table:table-cell table:style-name="Table3.A1" office:value-type="string">
              <text:p text:style-name="P13">(<text:sequence text:ref-name="refText3" text:name="Text" text:formula="ooow:Text+1" style:num-format="1">4</text:sequence>)</text:p>
            </table:table-cell>
          </table:table-row>
        </table:table-header-rows>
      </table:table>
      <text:p text:style-name="Text_20_body"><text:span text:style-name="T2">If function is sufficiently smooth in some region of space to be represented </text:span><text:span text:style-name="T2">at the desired precision at some level, then the differences at finer scales will be negligibly small.</text:span></text:p>
      <text:h text:style-name="Heading_20_2" text:outline-level="2">Multi-wavelets</text:h>
      <text:p text:style-name="Text_20_body">The space of wavelets at level <text:span text:style-name="T7">n </text:span><text:span text:style-name="T7"><draw:frame draw:style-name="fr2" draw:name="Object16" text:anchor-type="as-char" svg:width="0.298in" svg:height="0.2319in" draw:z-index="16"><draw:object xlink:href="./Object 17" xlink:type="simple" xlink:show="embed" xlink:actuate="onLoad"/><draw:image xlink:href="./ObjectReplacements/Object 17" xlink:type="simple" xlink:show="embed" xlink:actuate="onLoad"/></draw:frame></text:span> is defined as the orthogonal <text:span text:style-name="T2">complement of the scaling functions (polynomials) at level </text:span><text:span text:style-name="T3">n+1</text:span><text:span text:style-name="T2"> to those at level </text:span><text:span text:style-name="T3">n. <text:s/></text:span><text:span text:style-name="T2">I.e.,</text:span><text:span text:style-name="T2"><draw:frame draw:style-name="fr2" draw:name="Object17" text:anchor-type="as-char" svg:width="1.0799in" svg:height="0.2319in" draw:z-index="17"><draw:object xlink:href="./Object 18" xlink:type="simple" xlink:show="embed" xlink:actuate="onLoad"/><draw:image xlink:href="./ObjectReplacements/Object 18" xlink:type="simple" xlink:show="embed" xlink:actuate="onLoad"/></draw:frame></text:span><text:span text:style-name="T2">. Thus, by definition the functions in </text:span><text:span text:style-name="T2"><draw:frame draw:style-name="fr2" draw:name="Object18" text:anchor-type="as-char" svg:width="0.298in" svg:height="0.2319in" draw:z-index="18"><draw:object xlink:href="./Object 19" xlink:type="simple" xlink:show="embed" xlink:actuate="onLoad"/><draw:image xlink:href="./ObjectReplacements/Object 19" xlink:type="simple" xlink:show="embed" xlink:actuate="onLoad"/></draw:frame></text:span><text:span text:style-name="T2"> are orthogonal to the functions in </text:span><text:span text:style-name="T2"><draw:frame draw:style-name="fr2" draw:name="Object19" text:anchor-type="as-char" svg:width="0.261in" svg:height="0.2319in" draw:z-index="19"><draw:object xlink:href="./Object 20" xlink:type="simple" xlink:show="embed" xlink:actuate="onLoad"/><draw:image xlink:href="./ObjectReplacements/Object 20" xlink:type="simple" xlink:show="embed" xlink:actuate="onLoad"/></draw:frame></text:span><text:span text:style-name="T2">. <text:s/>The wavelets at level </text:span><text:span text:style-name="T3">n </text:span><text:span text:style-name="T2">are constructed by expanding them in the polynomials at level </text:span><text:span text:style-name="T3">n+1</text:span></text:p>
      <table:table table:name="Table4" table:style-name="Table4">
        <table:table-column table:style-name="Table4.A"/>
        <table:table-column table:style-name="Table4.B"/>
        <table:table-header-rows>
          <table:table-row>
            <table:table-cell table:style-name="Table4.A1" office:value-type="string">
              <text:p text:style-name="P12"><draw:frame draw:style-name="fr2" draw:name="Object20" text:anchor-type="as-char" svg:width="3.5035in" svg:height="0.6591in" draw:z-index="20"><draw:object xlink:href="./Object 21" xlink:type="simple" xlink:show="embed" xlink:actuate="onLoad"/><draw:image xlink:href="./ObjectReplacements/Object 21" xlink:type="simple" xlink:show="embed" xlink:actuate="onLoad"/></draw:frame> </text:p>
            </table:table-cell>
            <table:table-cell table:style-name="Table4.A1" office:value-type="string">
              <text:p text:style-name="P13">(<text:sequence text:ref-name="refText4" text:name="Text" text:formula="ooow:Text+1" style:num-format="1">5</text:sequence>)</text:p>
            </table:table-cell>
          </table:table-row>
        </table:table-header-rows>
      </table:table>
      <text:p text:style-name="Text_20_body"><text:span text:style-name="T2">The coefficients </text:span><text:span text:style-name="T2"><draw:frame draw:style-name="fr2" draw:name="Object21" text:anchor-type="as-char" svg:width="0.3319in" svg:height="0.2075in" draw:z-index="21"><draw:object xlink:href="./Object 22" xlink:type="simple" xlink:show="embed" xlink:actuate="onLoad"/><draw:image xlink:href="./ObjectReplacements/Object 22" xlink:type="simple" xlink:show="embed" xlink:actuate="onLoad"/></draw:frame></text:span><text:span text:style-name="T2"> and </text:span><text:span text:style-name="T2"><draw:frame draw:style-name="fr2" draw:name="Object22" text:anchor-type="as-char" svg:width="0.3291in" svg:height="0.2075in" draw:z-index="22"><draw:object xlink:href="./Object 23" xlink:type="simple" xlink:show="embed" xlink:actuate="onLoad"/><draw:image xlink:href="./ObjectReplacements/Object 23" xlink:type="simple" xlink:show="embed" xlink:actuate="onLoad"/></draw:frame></text:span><text:span text:style-name="T2"> are formed by orthogonalizing the wavelets to the polynomials at level n. <text:s/>This determines the wavelets to within a unitary transformation and we follow the additional choices in Alpert's papers/thesis.</text:span></text:p>
      <text:p text:style-name="P4">The wavelets have these properties</text:p>
      <text:list text:style-name="L2">
        <text:list-item>
          <text:p text:style-name="P22">Decomposition of <draw:frame draw:style-name="fr2" draw:name="Object23" text:anchor-type="as-char" svg:width="0.261in" svg:height="0.2327in" draw:z-index="23"><draw:object xlink:href="./Object 24" xlink:type="simple" xlink:show="embed" xlink:actuate="onLoad"/><draw:image xlink:href="./ObjectReplacements/Object 24" xlink:type="simple" xlink:show="embed" xlink:actuate="onLoad"/></draw:frame></text:p>
        </text:list-item>
      </text:list>
      <table:table table:name="Table5" table:style-name="Table5">
        <table:table-column table:style-name="Table5.A"/>
        <table:table-column table:style-name="Table5.B"/>
        <table:table-header-rows>
          <table:table-row>
            <table:table-cell table:style-name="Table5.A1" office:value-type="string">
              <text:p text:style-name="P12"><draw:frame draw:style-name="fr2" draw:name="Object24" text:anchor-type="as-char" svg:width="2.0953in" svg:height="0.2327in" draw:z-index="24"><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13">(<text:sequence text:ref-name="refText5" text:name="Text" text:formula="ooow:Text+1" style:num-format="1">6</text:sequence>)</text:p>
            </table:table-cell>
          </table:table-row>
        </table:table-header-rows>
      </table:table>
      <text:list text:style-name="L3">
        <text:list-item>
          <text:p text:style-name="P16">Translation and dilation <draw:frame draw:style-name="fr2" draw:name="Object25" text:anchor-type="as-char" svg:width="1.6618in" svg:height="0.2327in" draw:z-index="25"><draw:object xlink:href="./Object 26" xlink:type="simple" xlink:show="embed" xlink:actuate="onLoad"/><draw:image xlink:href="./ObjectReplacements/Object 26" xlink:type="simple" xlink:show="embed" xlink:actuate="onLoad"/></draw:frame></text:p>
        </text:list-item>
        <text:list-item>
          <text:p text:style-name="P23">Orthnormality within and between scales</text:p>
        </text:list-item>
      </text:list>
      <table:table table:name="Table6" table:style-name="Table6">
        <table:table-column table:style-name="Table6.A"/>
        <table:table-column table:style-name="Table6.B"/>
        <table:table-header-rows>
          <table:table-row>
            <table:table-cell table:style-name="Table6.A1" office:value-type="string">
              <text:p text:style-name="P12"><draw:frame draw:style-name="fr2" draw:name="Object26" text:anchor-type="as-char" svg:width="2.5425in" svg:height="0.9717in" draw:z-index="26"><draw:object xlink:href="./Object 27" xlink:type="simple" xlink:show="embed" xlink:actuate="onLoad"/><draw:image xlink:href="./ObjectReplacements/Object 27" xlink:type="simple" xlink:show="embed" xlink:actuate="onLoad"/></draw:frame> </text:p>
            </table:table-cell>
            <table:table-cell table:style-name="Table6.A1" office:value-type="string">
              <text:p text:style-name="P13">(<text:sequence text:ref-name="refText6" text:name="Text" text:formula="ooow:Text+1" style:num-format="1">7</text:sequence>)</text:p>
            </table:table-cell>
          </table:table-row>
        </table:table-header-rows>
      </table:table>
      <text:h text:style-name="Heading_20_2" text:outline-level="2"><text:s/><text:span text:style-name="T2">Function approximation in the scaling function basis</text:span></text:h>
      <text:p text:style-name="Text_20_body"><text:span text:style-name="T2">A function </text:span><text:span text:style-name="T3">f(x)</text:span><text:span text:style-name="T2"> may be approximated by expansion in the orthonormal scaling </text:span><text:span text:style-name="T2">function basis at level </text:span><text:span text:style-name="T3">n </text:span><text:span text:style-name="T2">with the coefficients obtained by simple projection</text:span></text:p>
      <table:table table:name="Table7" table:style-name="Table7">
        <table:table-column table:style-name="Table7.A"/>
        <table:table-column table:style-name="Table7.B"/>
        <table:table-header-rows>
          <table:table-row>
            <table:table-cell table:style-name="Table7.A1" office:value-type="string">
              <text:p text:style-name="P12"><draw:frame draw:style-name="fr2" draw:name="Object27" text:anchor-type="as-char" svg:width="2.048in" svg:height="0.9626in" draw:z-index="29"><draw:object xlink:href="./Object 28" xlink:type="simple" xlink:show="embed" xlink:actuate="onLoad"/><draw:image xlink:href="./ObjectReplacements/Object 28" xlink:type="simple" xlink:show="embed" xlink:actuate="onLoad"/></draw:frame> </text:p>
            </table:table-cell>
            <table:table-cell table:style-name="Table7.A1" office:value-type="string">
              <text:p text:style-name="P13">(<text:sequence text:ref-name="refText7" text:name="Text" text:formula="ooow:Text+1" style:num-format="1">8</text:sequence>)</text:p>
            </table:table-cell>
          </table:table-row>
        </table:table-header-rows>
      </table:table>
      <text:p text:style-name="P2"/>
      <text:p text:style-name="Text_20_body"><text:span text:style-name="T2">The two scale relationships embodied in </text:span><text:span text:style-name="T2"><text:sequence-ref text:reference-format="text" text:ref-name="refText2">(3)</text:sequence-ref></text:span><text:span text:style-name="T2"> and </text:span><text:span text:style-name="T2"><text:sequence-ref text:reference-format="text" text:ref-name="refText4">(5)</text:sequence-ref></text:span><text:span text:style-name="T2"> may be combined to write the following matrix equation that relates the scaling function basis at one scale with the scaling function and wavelet basis at the next coarsest scale.</text:span></text:p>
      <table:table table:name="Table8" table:style-name="Table8">
        <table:table-column table:style-name="Table8.A"/>
        <table:table-column table:style-name="Table8.B"/>
        <table:table-header-rows>
          <table:table-row>
            <table:table-cell table:style-name="Table8.A1" office:value-type="string">
              <text:p text:style-name="P12"><draw:frame draw:style-name="fr2" draw:name="Object28" text:anchor-type="as-char" svg:width="2.8583in" svg:height="1.0638in" draw:z-index="30"><draw:object xlink:href="./Object 29" xlink:type="simple" xlink:show="embed" xlink:actuate="onLoad"/><draw:image xlink:href="./ObjectReplacements/Object 29" xlink:type="simple" xlink:show="embed" xlink:actuate="onLoad"/></draw:frame> </text:p>
            </table:table-cell>
            <table:table-cell table:style-name="Table8.A1" office:value-type="string">
              <text:p text:style-name="P13">(<text:sequence text:ref-name="refText8" text:name="Text" text:formula="ooow:Text+1" style:num-format="1">9</text:sequence>)</text:p>
            </table:table-cell>
          </table:table-row>
        </table:table-header-rows>
      </table:table>
      <text:p text:style-name="P2">Since the transformation is unitary, we also have</text:p>
      <table:table table:name="Table9" table:style-name="Table9">
        <table:table-column table:style-name="Table9.A"/>
        <table:table-column table:style-name="Table9.B"/>
        <table:table-header-rows>
          <table:table-row>
            <table:table-cell table:style-name="Table9.A1" office:value-type="string">
              <text:p text:style-name="P12"><draw:frame draw:style-name="fr2" draw:name="Object29" text:anchor-type="as-char" svg:width="2.8736in" svg:height="1.0953in" draw:z-index="31"><draw:object xlink:href="./Object 30" xlink:type="simple" xlink:show="embed" xlink:actuate="onLoad"/><draw:image xlink:href="./ObjectReplacements/Object 30" xlink:type="simple" xlink:show="embed" xlink:actuate="onLoad"/></draw:frame> </text:p>
            </table:table-cell>
            <table:table-cell table:style-name="Table9.A1" office:value-type="string">
              <text:p text:style-name="P13">(<text:sequence text:ref-name="refText9" text:name="Text" text:formula="ooow:Text+1" style:num-format="1">10</text:sequence>)</text:p>
            </table:table-cell>
          </table:table-row>
        </table:table-header-rows>
      </table:table>
      <text:p text:style-name="Text_20_body"><text:span text:style-name="T2">In table </text:span><text:span text:style-name="T2"><text:sequence-ref text:reference-format="value" text:ref-name="refTable0">1</text:sequence-ref></text:span><text:span text:style-name="T2"> are the filter coefficients for </text:span><text:span text:style-name="T3">k=</text:span><text:span text:style-name="T2">4, the only point being that these are plain-old-numbers and not anything mysterious.</text:span></text:p>
      <text:p text:style-name="P4"><draw:frame draw:style-name="fr1" draw:name="Frame1" text:anchor-type="paragraph" fo:min-width="0.7902in" draw:z-index="3"><draw:text-box fo:min-height="0.2in"><text:p text:style-name="Frame_20_contents"/><table:table table:name="Table11" table:style-name="Table11"><table:table-column table:style-name="Table11.A" table:number-columns-repeated="4"/><table:table-column table:style-name="Table11.E"/><table:table-column table:style-name="Table11.A" table:number-columns-repeated="2"/><table:table-column table:style-name="Table11.H"/><table:table-row><table:table-cell table:style-name="Table11.A1" office:value-type="string"><text:p text:style-name="P10"><draw:frame draw:style-name="fr2" draw:name="Object30" text:anchor-type="as-char" svg:width="0.3583in" svg:height="0.2075in" draw:z-index="32"><draw:object xlink:href="./Object 31" xlink:type="simple" xlink:show="embed" xlink:actuate="onLoad"/><draw:image xlink:href="./ObjectReplacements/Object 31" xlink:type="simple" xlink:show="embed" xlink:actuate="onLoad"/></draw:frame></text:p></table:table-cell><table:table-cell table:style-name="Table11.A1" office:value-type="string"><text:p text:style-name="P10"/></table:table-cell><table:table-cell table:style-name="Table11.A1" office:value-type="string"><text:p text:style-name="P10"/></table:table-cell><table:table-cell table:style-name="Table11.A1" office:value-type="string"><text:p text:style-name="P10"/></table:table-cell><table:table-cell table:style-name="Table11.E1" office:value-type="string"><text:p text:style-name="P10"><draw:frame draw:style-name="fr2" draw:name="Object31" text:anchor-type="as-char" svg:width="0.3555in" svg:height="0.2075in" draw:z-index="34"><draw:object xlink:href="./Object 32" xlink:type="simple" xlink:show="embed" xlink:actuate="onLoad"/><draw:image xlink:href="./ObjectReplacements/Object 32" xlink:type="simple" xlink:show="embed" xlink:actuate="onLoad"/></draw:frame></text:p></table:table-cell><table:table-cell table:style-name="Table11.A1" office:value-type="string"><text:p text:style-name="P10"/></table:table-cell><table:table-cell table:style-name="Table11.A1" office:value-type="string"><text:p text:style-name="P10"/></table:table-cell><table:table-cell table:style-name="Table11.A1" office:value-type="string"><text:p text:style-name="P10"/></table:table-cell></table:table-row><table:table-row><table:table-cell table:style-name="Table11.A1" office:value-type="string"><text:p text:style-name="P10">7.0711e-01</text:p></table:table-cell><table:table-cell table:style-name="Table11.A1" office:value-type="string"><text:p text:style-name="P10">0.0000e+00</text:p></table:table-cell><table:table-cell table:style-name="Table11.A1" office:value-type="string"><text:p text:style-name="P10">0.0000e+00</text:p></table:table-cell><table:table-cell table:style-name="Table11.A1" office:value-type="string"><text:p text:style-name="P10">0.0000e+00</text:p></table:table-cell><table:table-cell table:style-name="Table11.E1" office:value-type="string"><text:p text:style-name="P10">7.0711e-01</text:p></table:table-cell><table:table-cell table:style-name="Table11.A1" office:value-type="string"><text:p text:style-name="P10">0.0000e+00</text:p></table:table-cell><table:table-cell table:style-name="Table11.A1" office:value-type="string"><text:p text:style-name="P10">0.0000e+00</text:p></table:table-cell><table:table-cell table:style-name="Table11.A1" office:value-type="string"><text:p text:style-name="P10">0.0000e+00</text:p></table:table-cell></table:table-row><table:table-row><table:table-cell table:style-name="Table11.A1" office:value-type="string"><text:p text:style-name="P10">-6.1237e-01</text:p></table:table-cell><table:table-cell table:style-name="Table11.A1" office:value-type="string"><text:p text:style-name="P10">3.5355e-01</text:p></table:table-cell><table:table-cell table:style-name="Table11.A1" office:value-type="string"><text:p text:style-name="P10">0.0000e+00</text:p></table:table-cell><table:table-cell table:style-name="Table11.A1" office:value-type="string"><text:p text:style-name="P10">0.0000e+00</text:p></table:table-cell><table:table-cell table:style-name="Table11.E1" office:value-type="string"><text:p text:style-name="P10">6.1237e-01</text:p></table:table-cell><table:table-cell table:style-name="Table11.A1" office:value-type="string"><text:p text:style-name="P10">3.5355e-01</text:p></table:table-cell><table:table-cell table:style-name="Table11.A1" office:value-type="string"><text:p text:style-name="P10">0.0000e+00</text:p></table:table-cell><table:table-cell table:style-name="Table11.A1" office:value-type="string"><text:p text:style-name="P10">0.0000e+00</text:p></table:table-cell></table:table-row><table:table-row><table:table-cell table:style-name="Table11.A1" office:value-type="string"><text:p text:style-name="P10">0.0000e+00</text:p></table:table-cell><table:table-cell table:style-name="Table11.A1" office:value-type="string"><text:p text:style-name="P10">-6.8465e-01</text:p></table:table-cell><table:table-cell table:style-name="Table11.A1" office:value-type="string"><text:p text:style-name="P10">1.7678e-01</text:p></table:table-cell><table:table-cell table:style-name="Table11.A1" office:value-type="string"><text:p text:style-name="P10">0.0000e+00</text:p></table:table-cell><table:table-cell table:style-name="Table11.E1" office:value-type="string"><text:p text:style-name="P10">0.0000e+00</text:p></table:table-cell><table:table-cell table:style-name="Table11.A1" office:value-type="string"><text:p text:style-name="P10">6.8465e-01</text:p></table:table-cell><table:table-cell table:style-name="Table11.A1" office:value-type="string"><text:p text:style-name="P10">1.7678e-01</text:p></table:table-cell><table:table-cell table:style-name="Table11.A1" office:value-type="string"><text:p text:style-name="P10">0.0000e+00</text:p></table:table-cell></table:table-row><table:table-row><table:table-cell table:style-name="Table11.A5" office:value-type="string"><text:p text:style-name="P10">2.3385e-01</text:p></table:table-cell><table:table-cell table:style-name="Table11.A5" office:value-type="string"><text:p text:style-name="P10">4.0505e-01</text:p></table:table-cell><table:table-cell table:style-name="Table11.A5" office:value-type="string"><text:p text:style-name="P10">-5.2291e-01</text:p></table:table-cell><table:table-cell table:style-name="Table11.A5" office:value-type="string"><text:p text:style-name="P10">8.8388e-02</text:p></table:table-cell><table:table-cell table:style-name="Table11.E5" office:value-type="string"><text:p text:style-name="P10">-2.3385e-01</text:p></table:table-cell><table:table-cell table:style-name="Table11.A5" office:value-type="string"><text:p text:style-name="P10">4.0505e-01</text:p></table:table-cell><table:table-cell table:style-name="Table11.A5" office:value-type="string"><text:p text:style-name="P10">5.2291e-01</text:p></table:table-cell><table:table-cell table:style-name="Table11.A5" office:value-type="string"><text:p text:style-name="P10">8.8388e-02</text:p></table:table-cell></table:table-row><table:table-row><table:table-cell table:style-name="Table11.A1" office:value-type="string"><text:p text:style-name="P10"><draw:frame draw:style-name="fr2" draw:name="Object32" text:anchor-type="as-char" svg:width="0.3319in" svg:height="0.2075in" draw:z-index="33"><draw:object xlink:href="./Object 33" xlink:type="simple" xlink:show="embed" xlink:actuate="onLoad"/><draw:image xlink:href="./ObjectReplacements/Object 33" xlink:type="simple" xlink:show="embed" xlink:actuate="onLoad"/></draw:frame></text:p></table:table-cell><table:table-cell table:style-name="Table11.A1" office:value-type="string"><text:p text:style-name="P3"/></table:table-cell><table:table-cell table:style-name="Table11.A1" office:value-type="string"><text:p text:style-name="P3"/></table:table-cell><table:table-cell table:style-name="Table11.A1" office:value-type="string"><text:p text:style-name="P3"/></table:table-cell><table:table-cell table:style-name="Table11.E1" office:value-type="string"><text:p text:style-name="P10"><draw:frame draw:style-name="fr2" draw:name="Object34" text:anchor-type="as-char" svg:width="0.3291in" svg:height="0.2075in" draw:z-index="35"><draw:object xlink:href="./Object 34" xlink:type="simple" xlink:show="embed" xlink:actuate="onLoad"/><draw:image xlink:href="./ObjectReplacements/Object 34" xlink:type="simple" xlink:show="embed" xlink:actuate="onLoad"/></draw:frame></text:p></table:table-cell><table:table-cell table:style-name="Table11.A1" office:value-type="string"><text:p text:style-name="P3"/></table:table-cell><table:table-cell table:style-name="Table11.A1" office:value-type="string"><text:p text:style-name="P3"/></table:table-cell><table:table-cell table:style-name="Table11.A1" office:value-type="string"><text:p text:style-name="P3"/></table:table-cell></table:table-row><table:table-row><table:table-cell table:style-name="Table11.A1" office:value-type="string"><text:p text:style-name="P10">0.0000e+00</text:p></table:table-cell><table:table-cell table:style-name="Table11.A1" office:value-type="string"><text:p text:style-name="P10">1.5339e-01</text:p></table:table-cell><table:table-cell table:style-name="Table11.A1" office:value-type="string"><text:p text:style-name="P10">5.9409e-01</text:p></table:table-cell><table:table-cell table:style-name="Table11.A1" office:value-type="string"><text:p text:style-name="P10">-3.5147e-01</text:p></table:table-cell><table:table-cell table:style-name="Table11.E1" office:value-type="string"><text:p text:style-name="P10">0.0000e+00</text:p></table:table-cell><table:table-cell table:style-name="Table11.A1" office:value-type="string"><text:p text:style-name="P10">-1.5339e-01</text:p></table:table-cell><table:table-cell table:style-name="Table11.A1" office:value-type="string"><text:p text:style-name="P10">5.9409e-01</text:p></table:table-cell><table:table-cell table:style-name="Table11.A1" office:value-type="string"><text:p text:style-name="P10">3.5147e-01</text:p></table:table-cell></table:table-row><table:table-row><table:table-cell table:style-name="Table11.A1" office:value-type="string"><text:p text:style-name="P10">1.5430e-01</text:p></table:table-cell><table:table-cell table:style-name="Table11.A1" office:value-type="string"><text:p text:style-name="P10">2.6726e-01</text:p></table:table-cell><table:table-cell table:style-name="Table11.A1" office:value-type="string"><text:p text:style-name="P10">1.7252e-01</text:p></table:table-cell><table:table-cell table:style-name="Table11.A1" office:value-type="string"><text:p text:style-name="P10">-6.1237e-01</text:p></table:table-cell><table:table-cell table:style-name="Table11.E1" office:value-type="string"><text:p text:style-name="P10">-1.5430e-01</text:p></table:table-cell><table:table-cell table:style-name="Table11.A1" office:value-type="string"><text:p text:style-name="P10">2.6726e-01</text:p></table:table-cell><table:table-cell table:style-name="Table11.A1" office:value-type="string"><text:p text:style-name="P10">-1.7252e-01</text:p></table:table-cell><table:table-cell table:style-name="Table11.A1" office:value-type="string"><text:p text:style-name="P10">-6.1237e-01</text:p></table:table-cell></table:table-row><table:table-row><table:table-cell table:style-name="Table11.A1" office:value-type="string"><text:p text:style-name="P10">0.0000e+00</text:p></table:table-cell><table:table-cell table:style-name="Table11.A1" office:value-type="string"><text:p text:style-name="P10">8.7867e-02</text:p></table:table-cell><table:table-cell table:style-name="Table11.A1" office:value-type="string"><text:p text:style-name="P10">3.4031e-01</text:p></table:table-cell><table:table-cell table:style-name="Table11.A1" office:value-type="string"><text:p text:style-name="P10">6.1357e-01</text:p></table:table-cell><table:table-cell table:style-name="Table11.E1" office:value-type="string"><text:p text:style-name="P10">0.0000e+00</text:p></table:table-cell><table:table-cell table:style-name="Table11.A1" office:value-type="string"><text:p text:style-name="P10">-8.7867e-02</text:p></table:table-cell><table:table-cell table:style-name="Table11.A1" office:value-type="string"><text:p text:style-name="P10">3.4031e-01</text:p></table:table-cell><table:table-cell table:style-name="Table11.A1" office:value-type="string"><text:p text:style-name="P10">-6.1357e-01</text:p></table:table-cell></table:table-row><table:table-row><table:table-cell table:style-name="Table11.A1" office:value-type="string"><text:p text:style-name="P10">2.1565e-01</text:p></table:table-cell><table:table-cell table:style-name="Table11.A1" office:value-type="string"><text:p text:style-name="P10">3.7351e-01</text:p></table:table-cell><table:table-cell table:style-name="Table11.A1" office:value-type="string"><text:p text:style-name="P10">4.4362e-01</text:p></table:table-cell><table:table-cell table:style-name="Table11.A1" office:value-type="string"><text:p text:style-name="P10">3.4233e-01</text:p></table:table-cell><table:table-cell table:style-name="Table11.E1" office:value-type="string"><text:p text:style-name="P10">-2.1565e-01</text:p></table:table-cell><table:table-cell table:style-name="Table11.A1" office:value-type="string"><text:p text:style-name="P10">3.7351e-01</text:p></table:table-cell><table:table-cell table:style-name="Table11.A1" office:value-type="string"><text:p text:style-name="P10">-4.4362e-0</text:p></table:table-cell><table:table-cell table:style-name="Table11.A1" office:value-type="string"><text:p text:style-name="P10">3.4233e-01</text:p></table:table-cell></table:table-row></table:table><text:p text:style-name="Standard"/><text:p text:style-name="P14">Table <text:sequence text:ref-name="refTable0" text:name="Table" text:formula="ooow:Table+1" style:num-format="1">1</text:sequence>: Multi-wavelet filter coefficients for Legendre polynomials, <text:span text:style-name="T7">k</text:span>=4.</text:p></draw:text-box></draw:frame></text:p>
      <text:p text:style-name="Text_20_body"/>
      <table:table table:name="Table10" table:style-name="Table10">
        <table:table-column table:style-name="Table10.A" table:number-columns-repeated="4"/>
        <table:table-column table:style-name="Table10.E"/>
        <table:table-column table:style-name="Table10.A" table:number-columns-repeated="2"/>
        <table:table-column table:style-name="Table10.H"/>
        <table:table-row>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E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row>
        <table:table-row>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E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row>
        <table:table-row>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E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row>
        <table:table-row>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E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row>
        <table:table-row>
          <table:table-cell table:style-name="Table10.A5" office:value-type="string">
            <text:p text:style-name="P10"/>
          </table:table-cell>
          <table:table-cell table:style-name="Table10.A5" office:value-type="string">
            <text:p text:style-name="P10"/>
          </table:table-cell>
          <table:table-cell table:style-name="Table10.A5" office:value-type="string">
            <text:p text:style-name="P10"/>
          </table:table-cell>
          <table:table-cell table:style-name="Table10.A5" office:value-type="string">
            <text:p text:style-name="P10"/>
          </table:table-cell>
          <table:table-cell table:style-name="Table10.E5" office:value-type="string">
            <text:p text:style-name="P10"/>
          </table:table-cell>
          <table:table-cell table:style-name="Table10.A5" office:value-type="string">
            <text:p text:style-name="P10"/>
          </table:table-cell>
          <table:table-cell table:style-name="Table10.A5" office:value-type="string">
            <text:p text:style-name="P10"/>
          </table:table-cell>
          <table:table-cell table:style-name="Table10.A5" office:value-type="string">
            <text:p text:style-name="P10"/>
          </table:table-cell>
        </table:table-row>
        <table:table-row>
          <table:table-cell table:style-name="Table10.A1" office:value-type="string">
            <text:p text:style-name="P10"/>
          </table:table-cell>
          <table:table-cell table:style-name="Table10.A1" office:value-type="string">
            <text:p text:style-name="P3"/>
          </table:table-cell>
          <table:table-cell table:style-name="Table10.A1" office:value-type="string">
            <text:p text:style-name="P3"/>
          </table:table-cell>
          <table:table-cell table:style-name="Table10.A1" office:value-type="string">
            <text:p text:style-name="P3"/>
          </table:table-cell>
          <table:table-cell table:style-name="Table10.E1" office:value-type="string">
            <text:p text:style-name="P10"/>
          </table:table-cell>
          <table:table-cell table:style-name="Table10.A1" office:value-type="string">
            <text:p text:style-name="P3"/>
          </table:table-cell>
          <table:table-cell table:style-name="Table10.A1" office:value-type="string">
            <text:p text:style-name="P3"/>
          </table:table-cell>
          <table:table-cell table:style-name="Table10.A1" office:value-type="string">
            <text:p text:style-name="P3"/>
          </table:table-cell>
        </table:table-row>
        <table:table-row>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E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row>
        <table:table-row>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E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row>
        <table:table-row>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E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row>
        <table:table-row>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E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row>
      </table:table>
      <text:p text:style-name="P4"/>
      <text:p text:style-name="P4"/>
      <text:h text:style-name="Heading_20_2" text:outline-level="2">Wavelet transform</text:h>
      <text:p text:style-name="Text_20_body"><text:span text:style-name="T2">The transformation in </text:span><text:span text:style-name="T2"><text:sequence-ref text:reference-format="text" text:ref-name="refText9">(10)</text:sequence-ref></text:span><text:span text:style-name="T2"> expands polynomials on level </text:span><text:span text:style-name="T3">n </text:span><text:span text:style-name="T2">in terms of polynomials and wavelets on level </text:span><text:span text:style-name="T3">n-1</text:span><text:span text:style-name="T2">. <text:s/>It may be inserted into the function approximation </text:span><text:span text:style-name="T2"><text:sequence-ref text:reference-format="text" text:ref-name="refText7">(8)</text:sequence-ref></text:span><text:span text:style-name="T2"> that is in terms of polynomials at level </text:span><text:span text:style-name="T3">n. <text:s/></text:span><text:span text:style-name="T2">This yields an exactly equivalent approximation in terms of polynomials and wavelets on level </text:span><text:span text:style-name="T3">n-1</text:span><text:span text:style-name="T2">. <text:s/>(I have omitted the multiwavelet index for clarity.).</text:span></text:p>
      <table:table table:name="Table12" table:style-name="Table12">
        <table:table-column table:style-name="Table12.A"/>
        <table:table-column table:style-name="Table12.B"/>
        <table:table-header-rows>
          <table:table-row>
            <table:table-cell table:style-name="Table12.A1" office:value-type="string">
              <text:p text:style-name="P12"><draw:frame draw:style-name="fr2" draw:name="Object33" text:anchor-type="as-char" svg:width="3.3543in" svg:height="2.2654in" draw:z-index="28"><draw:object xlink:href="./Object 35" xlink:type="simple" xlink:show="embed" xlink:actuate="onLoad"/><draw:image xlink:href="./ObjectReplacements/Object 35" xlink:type="simple" xlink:show="embed" xlink:actuate="onLoad"/></draw:frame> </text:p>
            </table:table-cell>
            <table:table-cell table:style-name="Table12.A1" office:value-type="string">
              <text:p text:style-name="P13">(<text:sequence text:ref-name="refText10" text:name="Text" text:formula="ooow:Text+1" style:num-format="1">11</text:sequence>)</text:p>
            </table:table-cell>
          </table:table-row>
        </table:table-header-rows>
      </table:table>
      <text:p text:style-name="Text_20_body">The sum and difference (scaling function and wavelet) coefficients at level <text:span text:style-name="T7">n-1</text:span> <text:span text:style-name="T2">are therefore given by this transformation</text:span></text:p>
      <table:table table:name="Table13" table:style-name="Table13">
        <table:table-column table:style-name="Table13.A"/>
        <table:table-column table:style-name="Table13.B"/>
        <table:table-header-rows>
          <table:table-row>
            <table:table-cell table:style-name="Table13.A1" office:value-type="string">
              <text:p text:style-name="P12"><draw:frame draw:style-name="fr2" draw:name="Object35" text:anchor-type="as-char" svg:width="2.1256in" svg:height="0.5425in" draw:z-index="36"><draw:object xlink:href="./Object 36" xlink:type="simple" xlink:show="embed" xlink:actuate="onLoad"/><draw:image xlink:href="./ObjectReplacements/Object 36" xlink:type="simple" xlink:show="embed" xlink:actuate="onLoad"/></draw:frame> </text:p>
            </table:table-cell>
            <table:table-cell table:style-name="Table13.A1" office:value-type="string">
              <text:p text:style-name="P13">(<text:sequence text:ref-name="refText11" text:name="Text" text:formula="ooow:Text+1" style:num-format="1">12</text:sequence>)</text:p>
            </table:table-cell>
          </table:table-row>
        </table:table-header-rows>
      </table:table>
      <text:p text:style-name="Standard"><text:span text:style-name="T2">The transformation may be recursively applied to obtain the following representation of </text:span><text:span text:style-name="T2">a function in the wavelet basis c.f. </text:span><text:span text:style-name="T2"><text:sequence-ref text:reference-format="text" text:ref-name="refText5">(6)</text:sequence-ref></text:span><text:span text:style-name="T2"> with direct analogy to the telescoping series </text:span><text:span text:style-name="T2"><text:sequence-ref text:reference-format="text" text:ref-name="refText3">(4)</text:sequence-ref></text:span><text:span text:style-name="T2">.</text:span></text:p>
      <table:table table:name="Table14" table:style-name="Table14">
        <table:table-column table:style-name="Table14.A"/>
        <table:table-column table:style-name="Table14.B"/>
        <table:table-header-rows>
          <table:table-row>
            <table:table-cell table:style-name="Table14.A1" office:value-type="string">
              <text:p text:style-name="P12"><draw:frame draw:style-name="fr2" draw:name="Object36" text:anchor-type="as-char" svg:width="3.0819in" svg:height="0.4626in" draw:z-index="37"><draw:object xlink:href="./Object 37" xlink:type="simple" xlink:show="embed" xlink:actuate="onLoad"/><draw:image xlink:href="./ObjectReplacements/Object 37" xlink:type="simple" xlink:show="embed" xlink:actuate="onLoad"/></draw:frame> </text:p>
            </table:table-cell>
            <table:table-cell table:style-name="Table14.A1" office:value-type="string">
              <text:p text:style-name="P13">(<text:sequence text:ref-name="refText12" text:name="Text" text:formula="ooow:Text+1" style:num-format="1">13</text:sequence>)</text:p>
            </table:table-cell>
          </table:table-row>
        </table:table-header-rows>
      </table:table>
      <text:p text:style-name="P2">The wavelet transformation <text:sequence-ref text:reference-format="text" text:ref-name="refText12">(13)</text:sequence-ref> is unitary an<text:span text:style-name="T2">d is therefore a very stable numerical operation.</text:span></text:p>
      <text:h text:style-name="Heading_20_2" text:outline-level="2">Properties of the scaling functions</text:h>
      <text:h text:style-name="Heading_20_3" text:outline-level="3">Symmetry</text:h>
      <table:table table:name="Table15" table:style-name="Table15">
        <table:table-column table:style-name="Table15.A"/>
        <table:table-column table:style-name="Table15.B"/>
        <table:table-header-rows>
          <table:table-row>
            <table:table-cell table:style-name="Table15.A1" office:value-type="string">
              <text:p text:style-name="P12"><draw:frame draw:style-name="fr2" draw:name="Object37" text:anchor-type="as-char" svg:width="1.5689in" svg:height="0.2319in" draw:z-index="38"><draw:object xlink:href="./Object 38" xlink:type="simple" xlink:show="embed" xlink:actuate="onLoad"/><draw:image xlink:href="./ObjectReplacements/Object 38" xlink:type="simple" xlink:show="embed" xlink:actuate="onLoad"/></draw:frame> </text:p>
            </table:table-cell>
            <table:table-cell table:style-name="Table15.A1" office:value-type="string">
              <text:p text:style-name="P13">(<text:sequence text:ref-name="refText13" text:name="Text" text:formula="ooow:Text+1" style:num-format="1">14</text:sequence>)</text:p>
            </table:table-cell>
          </table:table-row>
        </table:table-header-rows>
      </table:table>
      <text:h text:style-name="Heading_20_3" text:outline-level="3">Derivatives</text:h>
      <table:table table:name="Table16" table:style-name="Table16">
        <table:table-column table:style-name="Table16.A"/>
        <table:table-column table:style-name="Table16.B"/>
        <table:table-header-rows>
          <table:table-row>
            <table:table-cell table:style-name="Table16.A1" office:value-type="string">
              <text:p text:style-name="P12"><draw:frame draw:style-name="fr2" draw:name="Object38" text:anchor-type="as-char" svg:width="3.9929in" svg:height="0.4071in" draw:z-index="39"><draw:object xlink:href="./Object 39" xlink:type="simple" xlink:show="embed" xlink:actuate="onLoad"/><draw:image xlink:href="./ObjectReplacements/Object 39" xlink:type="simple" xlink:show="embed" xlink:actuate="onLoad"/></draw:frame> </text:p>
            </table:table-cell>
            <table:table-cell table:style-name="Table16.A1" office:value-type="string">
              <text:p text:style-name="P13">(<text:sequence text:ref-name="refText14" text:name="Text" text:formula="ooow:Text+1" style:num-format="1">15</text:sequence>)</text:p>
            </table:table-cell>
          </table:table-row>
        </table:table-header-rows>
      </table:table>
      <text:h text:style-name="Heading_20_3" text:outline-level="3">Values at end points</text:h>
      <text:p text:style-name="P4"><text:s/></text:p>
      <table:table table:name="Table17" table:style-name="Table17">
        <table:table-column table:style-name="Table17.A"/>
        <table:table-column table:style-name="Table17.B"/>
        <table:table-header-rows>
          <table:table-row>
            <table:table-cell table:style-name="Table17.A1" office:value-type="string">
              <text:p text:style-name="P12"><draw:frame draw:style-name="fr2" draw:name="Object39" text:anchor-type="as-char" svg:width="2.352in" svg:height="1.348in" draw:z-index="40"><draw:object xlink:href="./Object 40" xlink:type="simple" xlink:show="embed" xlink:actuate="onLoad"/><draw:image xlink:href="./ObjectReplacements/Object 40" xlink:type="simple" xlink:show="embed" xlink:actuate="onLoad"/></draw:frame> </text:p>
            </table:table-cell>
            <table:table-cell table:style-name="Table17.A1" office:value-type="string">
              <text:p text:style-name="P13">(<text:sequence text:ref-name="refText15" text:name="Text" text:formula="ooow:Text+1" style:num-format="1">16</text:sequence>)</text:p>
            </table:table-cell>
          </table:table-row>
        </table:table-header-rows>
      </table:table>
      <text:h text:style-name="Heading_20_1" text:outline-level="1">User and simulation coordinates</text:h>
      <text:p text:style-name="P4"><text:span text:style-name="T2">Internal to the MADNESS implementation, all computations occur in the unit volume in </text:span><text:span text:style-name="T3">d </text:span><text:span text:style-name="T2">dimensions </text:span><text:span text:style-name="T2"><draw:frame draw:style-name="fr3" draw:name="Object40" text:anchor-type="as-char" svg:width="0.4701in" svg:height="0.2134in" draw:z-index="41"><draw:object xlink:href="./Object 41" xlink:type="simple" xlink:show="embed" xlink:actuate="onLoad"/><draw:image xlink:href="./ObjectReplacements/Object 41" xlink:type="simple" xlink:show="embed" xlink:actuate="onLoad"/></draw:frame></text:span><text:span text:style-name="T2">. <text:s/>The unit cube is referred to as simulation coordinates. <text:s/>However, the user operates in coordinates that in each dimension </text:span><text:span text:style-name="T2"><draw:frame draw:style-name="fr3" draw:name="Object41" text:anchor-type="as-char" svg:width="1.0165in" svg:height="0.1839in" draw:z-index="42"><draw:object xlink:href="./Object 42" xlink:type="simple" xlink:show="embed" xlink:actuate="onLoad"/><draw:image xlink:href="./ObjectReplacements/Object 42" xlink:type="simple" xlink:show="embed" xlink:actuate="onLoad"/></draw:frame></text:span><text:span text:style-name="T2"> may have different upper and lower </text:span>bounds <draw:frame draw:style-name="fr3" draw:name="Object42" text:anchor-type="as-char" svg:width="0.6681in" svg:height="0.2083in" draw:z-index="43"><draw:object xlink:href="./Object 43" xlink:type="simple" xlink:show="embed" xlink:actuate="onLoad"/><draw:image xlink:href="./ObjectReplacements/Object 43" xlink:type="simple" xlink:show="embed" xlink:actuate="onLoad"/></draw:frame> that represents a diagonal linear <text:span text:style-name="T2">transformation between the user and simulation coordinates.</text:span></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12"><draw:frame draw:style-name="fr2" draw:name="Object43" text:anchor-type="as-char" svg:width="2.3417in" svg:height="0.7374in" draw:z-index="44"><draw:object xlink:href="./Object 44" xlink:type="simple" xlink:show="embed" xlink:actuate="onLoad"/><draw:image xlink:href="./ObjectReplacements/Object 44" xlink:type="simple" xlink:show="embed" xlink:actuate="onLoad"/></draw:frame> </text:p>
            </table:table-cell>
            <table:table-cell table:style-name="Table18.A1" office:value-type="string">
              <text:p text:style-name="P13">(<text:sequence text:ref-name="refText16" text:name="Text" text:formula="ooow:Text+1" style:num-format="1">17</text:sequence>)</text:p>
            </table:table-cell>
          </table:table-row>
        </table:table-header-rows>
      </table:table>
      <text:p text:style-name="Standard"><text:span text:style-name="T2"/></text:p>
      <text:p text:style-name="P4">This is a convenience motivated by the number of errors due to users <text:span text:style-name="T2">neglecting the factors arising from mapping the user space volume onto the unit cube. <text:s/>More general linear and non-linear transformations must presently be handled by the user.</text:span></text:p>
      <text:p text:style-name="Text_20_body"><text:span text:style-name="T2">To clarify further the expected behavior and how/when this mapping of </text:span><text:span text:style-name="T2">coordinates is performed: All coordinates, values, norms, thresholds, integrals, operators, etc., provided by/to the user are in user coordinates. <text:s/>The advantage of this is that the user does not have to worry about mapping the physical simulation space. <text:s/>E.g., if a user computes the norm of a function what is returned is precisely the value</text:span></text:p>
      <table:table table:name="Table19" table:style-name="Table19">
        <table:table-column table:style-name="Table19.A"/>
        <table:table-column table:style-name="Table19.B"/>
        <table:table-header-rows>
          <table:table-row>
            <table:table-cell table:style-name="Table19.A1" office:value-type="string">
              <text:p text:style-name="P12"><draw:frame draw:style-name="fr2" draw:name="Object44" text:anchor-type="as-char" svg:width="1.6339in" svg:height="0.4709in" draw:z-index="45"><draw:object xlink:href="./Object 45" xlink:type="simple" xlink:show="embed" xlink:actuate="onLoad"/><draw:image xlink:href="./ObjectReplacements/Object 45" xlink:type="simple" xlink:show="embed" xlink:actuate="onLoad"/></draw:frame> </text:p>
            </table:table-cell>
            <table:table-cell table:style-name="Table19.A1" office:value-type="string">
              <text:p text:style-name="P13">(<text:sequence text:ref-name="refText17" text:name="Text" text:formula="ooow:Text+1" style:num-format="1">18</text:sequence>)</text:p>
            </table:table-cell>
          </table:table-row>
        </table:table-header-rows>
      </table:table>
      <text:p text:style-name="Text_20_body"><text:span text:style-name="T2">Similarly, when a user truncates a function with a norm-wise error</text:span><text:span text:style-name="T2"> </text:span><text:span text:style-name="T2"><draw:frame draw:style-name="fr3" draw:name="Object45" text:anchor-type="as-char" svg:width="0.1583in" svg:height="0.1839in" draw:z-index="46"><draw:object xlink:href="./Object 46" xlink:type="simple" xlink:show="embed" xlink:actuate="onLoad"/><draw:image xlink:href="./ObjectReplacements/Object 46" xlink:type="simple" xlink:show="embed" xlink:actuate="onLoad"/></draw:frame></text:span><text:span text:style-name="T2"> this should be the error in the above norm, and coefficients should be discarded so as to maintain this accuracy independent of the user volume. All sum and difference coefficients, quadrature points and weights, operators, etc. are internally maintained in simulation coordinates. <text:s/>The advantage of this is that the operators can all be consistently formulated just once and we only have to worry about conversions at the <text:s/>user/application interface.</text:span></text:p>
      <text:h text:style-name="Heading_20_2" text:outline-level="2">Normalization of scaling functions in the user coordinates</text:h>
      <text:p text:style-name="Text_20_body"><text:span text:style-name="T2">The scaling functions as written in equation </text:span><text:span text:style-name="T2"><text:sequence-ref text:reference-format="text" text:ref-name="refText1">(2)</text:sequence-ref></text:span><text:span text:style-name="T2"> are normalized in </text:span><text:span text:style-name="T2">simulation coordinates. <text:s text:c="2"/>Normalizing the functions in user coordinates requires an additional factor of </text:span><text:span text:style-name="T2"><draw:frame draw:style-name="fr3" draw:name="Object46" text:anchor-type="as-char" svg:width="0.4272in" svg:height="0.2075in" draw:z-index="47"><draw:object xlink:href="./Object 47" xlink:type="simple" xlink:show="embed" xlink:actuate="onLoad"/><draw:image xlink:href="./ObjectReplacements/Object 47" xlink:type="simple" xlink:show="embed" xlink:actuate="onLoad"/></draw:frame></text:span><text:span text:style-name="T2"> where </text:span><text:span text:style-name="T3">V </text:span><text:span text:style-name="T2">is the user volume (which is just hi-lo in 1D).</text:span></text:p>
      <table:table table:name="Table20" table:style-name="Table20">
        <table:table-column table:style-name="Table20.A"/>
        <table:table-column table:style-name="Table20.B"/>
        <table:table-header-rows>
          <table:table-row>
            <table:table-cell table:style-name="Table20.A1" office:value-type="string">
              <text:p text:style-name="P12"><draw:frame draw:style-name="fr2" draw:name="Object47" text:anchor-type="as-char" svg:width="4.6319in" svg:height="0.4854in" draw:z-index="48"><draw:object xlink:href="./Object 48" xlink:type="simple" xlink:show="embed" xlink:actuate="onLoad"/><draw:image xlink:href="./ObjectReplacements/Object 48" xlink:type="simple" xlink:show="embed" xlink:actuate="onLoad"/></draw:frame> </text:p>
            </table:table-cell>
            <table:table-cell table:style-name="Table20.A1" office:value-type="string">
              <text:p text:style-name="P13">(<text:sequence text:ref-name="refText18" text:name="Text" text:formula="ooow:Text+1" style:num-format="1">19</text:sequence>)</text:p>
            </table:table-cell>
          </table:table-row>
        </table:table-header-rows>
      </table:table>
      <text:h text:style-name="Heading_20_1" text:outline-level="1">Function approximation</text:h>
      <text:p text:style-name="P4">The function is approximated as follows </text:p>
      <table:table table:name="Table21" table:style-name="Table21">
        <table:table-column table:style-name="Table21.A"/>
        <table:table-column table:style-name="Table21.B"/>
        <table:table-header-rows>
          <table:table-row>
            <table:table-cell table:style-name="Table21.A1" office:value-type="string">
              <text:p text:style-name="P12"><draw:frame draw:style-name="fr2" draw:name="Object48" text:anchor-type="as-char" svg:width="2.6193in" svg:height="0.2634in" draw:z-index="49"><draw:object xlink:href="./Object 49" xlink:type="simple" xlink:show="embed" xlink:actuate="onLoad"/><draw:image xlink:href="./ObjectReplacements/Object 49" xlink:type="simple" xlink:show="embed" xlink:actuate="onLoad"/></draw:frame> </text:p>
            </table:table-cell>
            <table:table-cell table:style-name="Table21.A1" office:value-type="string">
              <text:p text:style-name="P13">(<text:sequence text:ref-name="refText19" text:name="Text" text:formula="ooow:Text+1" style:num-format="1">20</text:sequence>)</text:p>
            </table:table-cell>
          </table:table-row>
        </table:table-header-rows>
      </table:table>
      <text:p text:style-name="P4">Note that we have expanded the function in terms of basis functions normalized <text:span text:style-name="T2">in the user coordinates. <text:s/>This has several benefits, and in particular eliminates most logic about coordinate conversion factors in truncation thresholds, norms, etc.</text:span></text:p>
      <text:h text:style-name="Heading_20_2" text:outline-level="2">Evaluation</text:h>
      <text:p text:style-name="P4">Evaluation proceeds by mapping the user coordinates into simulation <text:span text:style-name="T2">coordinates, recurring down the tree to find the appropriate box of coefficients, evaluating the polynomials, contracting with the coefficients, and scaling by </text:span><text:span text:style-name="T2"><draw:frame draw:style-name="fr3" draw:name="Object49" text:anchor-type="as-char" svg:width="0.4272in" svg:height="0.2075in" draw:z-index="50"><draw:object xlink:href="./Object 50" xlink:type="simple" xlink:show="embed" xlink:actuate="onLoad"/><draw:image xlink:href="./ObjectReplacements/Object 50" xlink:type="simple" xlink:show="embed" xlink:actuate="onLoad"/></draw:frame></text:span><text:span text:style-name="T2">.</text:span></text:p>
      <text:h text:style-name="Heading_20_2" text:outline-level="2">Projection into the scaling function basis</text:h>
      <text:p text:style-name="P4">The user provides a function/functor that given a point in user coordinates <text:span text:style-name="T2">returns the value. <text:s/>Gauss-Legendre quadrature of the same or higher order as the polynomial is used to evaluate the integral </text:span></text:p>
      <table:table table:name="Table22" table:style-name="Table22">
        <table:table-column table:style-name="Table22.A"/>
        <table:table-column table:style-name="Table22.B"/>
        <table:table-header-rows>
          <table:table-row>
            <table:table-cell table:style-name="Table22.A1" office:value-type="string">
              <text:p text:style-name="P12"><draw:frame draw:style-name="fr2" draw:name="Object50" text:anchor-type="as-char" svg:width="3.8516in" svg:height="2.4516in" draw:z-index="51"><draw:object xlink:href="./Object 51" xlink:type="simple" xlink:show="embed" xlink:actuate="onLoad"/><draw:image xlink:href="./ObjectReplacements/Object 51" xlink:type="simple" xlink:show="embed" xlink:actuate="onLoad"/></draw:frame> </text:p>
            </table:table-cell>
            <table:table-cell table:style-name="Table22.A1" office:value-type="string">
              <text:p text:style-name="P13">(<text:sequence text:ref-name="refText20" text:name="Text" text:formula="ooow:Text+1" style:num-format="1">21</text:sequence>)</text:p>
            </table:table-cell>
          </table:table-row>
        </table:table-header-rows>
      </table:table>
      <text:p text:style-name="P4"><draw:frame draw:style-name="fr3" draw:name="Object51" text:anchor-type="as-char" svg:width="0.2362in" svg:height="0.2083in" draw:z-index="52"><draw:object xlink:href="./Object 52" xlink:type="simple" xlink:show="embed" xlink:actuate="onLoad"/><draw:image xlink:href="./ObjectReplacements/Object 52" xlink:type="simple" xlink:show="embed" xlink:actuate="onLoad"/></draw:frame> and <draw:frame draw:style-name="fr3" draw:name="Object52" text:anchor-type="as-char" svg:width="0.2862in" svg:height="0.2063in" draw:z-index="53"><draw:object xlink:href="./Object 53" xlink:type="simple" xlink:show="embed" xlink:actuate="onLoad"/><draw:image xlink:href="./ObjectReplacements/Object 53" xlink:type="simple" xlink:show="embed" xlink:actuate="onLoad"/></draw:frame> are the points and weights for the Gauss-Legendre <text:span text:style-name="T2">rule of order </text:span><text:span text:style-name="T2"><draw:frame draw:style-name="fr3" draw:name="Object53" text:anchor-type="as-char" svg:width="0.2543in" svg:height="0.2083in" draw:z-index="54"><draw:object xlink:href="./Object 54" xlink:type="simple" xlink:show="embed" xlink:actuate="onLoad"/><draw:image xlink:href="./ObjectReplacements/Object 54" xlink:type="simple" xlink:show="embed" xlink:actuate="onLoad"/></draw:frame></text:span><text:span text:style-name="T2"> over </text:span><text:span text:style-name="T3">[0, 1]</text:span><text:span text:style-name="T2">.</text:span></text:p>
      <text:p text:style-name="P4">The above can be regarded as an invertible linear transformation between the <text:span text:style-name="T2">scaling function coefficients and the approximate function values at the quadrature points (</text:span><text:span text:style-name="T2"><draw:frame draw:style-name="fr3" draw:name="Object54" text:anchor-type="as-char" svg:width="0.8925in" svg:height="0.2063in" draw:z-index="55"><draw:object xlink:href="./Object 55" xlink:type="simple" xlink:show="embed" xlink:actuate="onLoad"/><draw:image xlink:href="./ObjectReplacements/Object 55" xlink:type="simple" xlink:show="embed" xlink:actuate="onLoad"/></draw:frame></text:span><text:span text:style-name="T2">). </text:span></text:p>
      <table:table table:name="Table23" table:style-name="Table23">
        <table:table-column table:style-name="Table23.A"/>
        <table:table-column table:style-name="Table23.B"/>
        <table:table-header-rows>
          <table:table-row>
            <table:table-cell table:style-name="Table23.A1" office:value-type="string">
              <text:p text:style-name="P12"><draw:frame draw:style-name="fr2" draw:name="Object55" text:anchor-type="as-char" svg:width="2.0154in" svg:height="0.6319in" draw:z-index="56"><draw:object xlink:href="./Object 56" xlink:type="simple" xlink:show="embed" xlink:actuate="onLoad"/><draw:image xlink:href="./ObjectReplacements/Object 56" xlink:type="simple" xlink:show="embed" xlink:actuate="onLoad"/></draw:frame> </text:p>
            </table:table-cell>
            <table:table-cell table:style-name="Table23.A1" office:value-type="string">
              <text:p text:style-name="P13">(<text:sequence text:ref-name="refText21" text:name="Text" text:formula="ooow:Text+1" style:num-format="1">22</text:sequence>)</text:p>
            </table:table-cell>
          </table:table-row>
        </table:table-header-rows>
      </table:table>
      <text:p text:style-name="P4">where </text:p>
      <table:table table:name="Table24" table:style-name="Table24">
        <table:table-column table:style-name="Table24.A"/>
        <table:table-column table:style-name="Table24.B"/>
        <table:table-header-rows>
          <table:table-row>
            <table:table-cell table:style-name="Table24.A1" office:value-type="string">
              <text:p text:style-name="P12"><draw:frame draw:style-name="fr2" draw:name="Object56" text:anchor-type="as-char" svg:width="2.5402in" svg:height="1.0457in" draw:z-index="57"><draw:object xlink:href="./Object 57" xlink:type="simple" xlink:show="embed" xlink:actuate="onLoad"/><draw:image xlink:href="./ObjectReplacements/Object 57" xlink:type="simple" xlink:show="embed" xlink:actuate="onLoad"/></draw:frame> </text:p>
            </table:table-cell>
            <table:table-cell table:style-name="Table24.A1" office:value-type="string">
              <text:p text:style-name="P13">(<text:sequence text:ref-name="refText22" text:name="Text" text:formula="ooow:Text+1" style:num-format="1">23</text:sequence>)</text:p>
            </table:table-cell>
          </table:table-row>
        </table:table-header-rows>
      </table:table>
      <text:p text:style-name="P4">The last line merely restates the orthonormality of the scaling function basis <text:span text:style-name="T2">that in the discrete Gauss-Legendre quadrature is exact for the scaling function basis with the choice of the quadrature order </text:span><text:span text:style-name="T2"><draw:frame draw:style-name="fr3" draw:name="Object57" text:anchor-type="as-char" svg:width="0.4799in" svg:height="0.2091in" draw:z-index="58"><draw:object xlink:href="./Object 58" xlink:type="simple" xlink:show="embed" xlink:actuate="onLoad"/><draw:image xlink:href="./ObjectReplacements/Object 58" xlink:type="simple" xlink:show="embed" xlink:actuate="onLoad"/></draw:frame></text:span><text:span text:style-name="T2">.</text:span></text:p>
      <text:h text:style-name="Heading_20_2" text:outline-level="2">Truncation criteria<text:reference-mark text:name="sec:truncmodes"/></text:h>
      <text:p text:style-name="Text_20_body">Discarding small difference coefficients while maintaining precision is central <text:span text:style-name="T2">to speed and drives the adaptive refinement. <text:s/>Different truncation criteria are useful in different contexts.</text:span></text:p>
      <text:h text:style-name="Heading_20_3" text:outline-level="3"><text:span text:style-name="T2">Mode 0 - the default</text:span></text:h>
      <text:p text:style-name="P4">This truncation is appropriate for most calculations and in particular those <text:span text:style-name="T2">that have functions with deep levels of refinement (such as around nuclei in all-electron electronic structure calculations). <text:s/>Difference coefficients of leaf nodes are neglected according to </text:span></text:p>
      <table:table table:name="Table25" table:style-name="Table25">
        <table:table-column table:style-name="Table25.A"/>
        <table:table-column table:style-name="Table25.B"/>
        <table:table-header-rows>
          <table:table-row>
            <table:table-cell table:style-name="Table25.A1" office:value-type="string">
              <text:p text:style-name="P12"><draw:frame draw:style-name="fr2" draw:name="Object58" text:anchor-type="as-char" svg:width="1.4374in" svg:height="0.4083in" draw:z-index="59"><draw:object xlink:href="./Object 59" xlink:type="simple" xlink:show="embed" xlink:actuate="onLoad"/><draw:image xlink:href="./ObjectReplacements/Object 59" xlink:type="simple" xlink:show="embed" xlink:actuate="onLoad"/></draw:frame> </text:p>
            </table:table-cell>
            <table:table-cell table:style-name="Table25.A1" office:value-type="string">
              <text:p text:style-name="P13">(<text:sequence text:ref-name="refText23" text:name="Text" text:formula="ooow:Text+1" style:num-format="1">24</text:sequence>)</text:p>
            </table:table-cell>
          </table:table-row>
        </table:table-header-rows>
      </table:table>
      <text:h text:style-name="Heading_20_3" text:outline-level="3">Mode 1</text:h>
      <text:p text:style-name="P4">This mode is appropriate when seeking to maintain an accurate representation <text:span text:style-name="T2">of both the function and its derivative. <text:s/>Difference coefficients of leaf nodes are neglected according to </text:span></text:p>
      <table:table table:name="Table26" table:style-name="Table26">
        <table:table-column table:style-name="Table26.A"/>
        <table:table-column table:style-name="Table26.B"/>
        <table:table-header-rows>
          <table:table-row>
            <table:table-cell table:style-name="Table26.A1" office:value-type="string">
              <text:p text:style-name="P12"><draw:frame draw:style-name="fr2" draw:name="Object59" text:anchor-type="as-char" svg:width="1.5752in" svg:height="0.2563in" draw:z-index="60"><draw:object xlink:href="./Object 60" xlink:type="simple" xlink:show="embed" xlink:actuate="onLoad"/><draw:image xlink:href="./ObjectReplacements/Object 60" xlink:type="simple" xlink:show="embed" xlink:actuate="onLoad"/></draw:frame> </text:p>
            </table:table-cell>
            <table:table-cell table:style-name="Table26.A1" office:value-type="string">
              <text:p text:style-name="P13">(<text:sequence text:ref-name="refText24" text:name="Text" text:formula="ooow:Text+1" style:num-format="1">25</text:sequence>)</text:p>
            </table:table-cell>
          </table:table-row>
        </table:table-header-rows>
      </table:table>
      <text:p text:style-name="P4">where L is the minimum width of any dimension of the user coordinate volume.</text:p>
      <text:p text:style-name="P4">The form for the threshold is motivated by re-expressing the expansion <text:sequence-ref text:reference-format="text" text:ref-name="refText19">(20)</text:sequence-ref><text:span text:style-name="T2"> in terms of the mother scaling function and then differentiating (crudely, neglecting continuity with neighboring cells). </text:span></text:p>
      <table:table table:name="Table27" table:style-name="Table27">
        <table:table-column table:style-name="Table27.A"/>
        <table:table-column table:style-name="Table27.B"/>
        <table:table-header-rows>
          <table:table-row>
            <table:table-cell table:style-name="Table27.A1" office:value-type="string">
              <text:p text:style-name="P12"><draw:frame draw:style-name="fr2" draw:name="Object60" text:anchor-type="as-char" svg:width="4.6598in" svg:height="0.7846in" draw:z-index="61"><draw:object xlink:href="./Object 61" xlink:type="simple" xlink:show="embed" xlink:actuate="onLoad"/><draw:image xlink:href="./ObjectReplacements/Object 61" xlink:type="simple" xlink:show="embed" xlink:actuate="onLoad"/></draw:frame> </text:p>
            </table:table-cell>
            <table:table-cell table:style-name="Table27.A1" office:value-type="string">
              <text:p text:style-name="P13">(<text:sequence text:ref-name="refText25" text:name="Text" text:formula="ooow:Text+1" style:num-format="1">26</text:sequence>)</text:p>
            </table:table-cell>
          </table:table-row>
        </table:table-header-rows>
      </table:table>
      <text:p text:style-name="P4">Thus, we see that the scale dependent part of the derivative is an extra <text:span text:style-name="T2">factor of </text:span><text:span text:style-name="T2"><draw:frame draw:style-name="fr3" draw:name="Object61" text:anchor-type="as-char" svg:width="0.222in" svg:height="0.2075in" draw:z-index="62"><draw:object xlink:href="./Object 62" xlink:type="simple" xlink:show="embed" xlink:actuate="onLoad"/><draw:image xlink:href="./ObjectReplacements/Object 62" xlink:type="simple" xlink:show="embed" xlink:actuate="onLoad"/></draw:frame></text:span><text:span text:style-name="T2"> arising from differentiating the scaling function. <text:s/>We must include the factor hi-lo in order to make the threshold volume independent. <text:s/>Finally, we use the minimum to ensure that the threshold </text:span><text:span text:style-name="T2"><text:sequence-ref text:reference-format="text" text:ref-name="refText24">(25)</text:sequence-ref></text:span><text:span text:style-name="T2"> is everywhere at least as tight as </text:span><text:span text:style-name="T2"><text:sequence-ref text:reference-format="text" text:ref-name="refText23">(24)</text:sequence-ref></text:span><text:span text:style-name="T2">.</text:span></text:p>
      <text:h text:style-name="Heading_20_3" text:outline-level="3">Mode 2</text:h>
      <text:p text:style-name="P4">This is appropriate only for smooth functions with a nearly uniform level of <text:span text:style-name="T2">refinement in the entire volume. <text:s/>Difference coefficients are neglected according to </text:span></text:p>
      <table:table table:name="Table28" table:style-name="Table28">
        <table:table-column table:style-name="Table28.A"/>
        <table:table-column table:style-name="Table28.B"/>
        <table:table-header-rows>
          <table:table-row>
            <table:table-cell table:style-name="Table28.A1" office:value-type="string">
              <text:p text:style-name="P12"><draw:frame draw:style-name="fr2" draw:name="Object62" text:anchor-type="as-char" svg:width="1.0736in" svg:height="0.2571in" draw:z-index="63"><draw:object xlink:href="./Object 63" xlink:type="simple" xlink:show="embed" xlink:actuate="onLoad"/><draw:image xlink:href="./ObjectReplacements/Object 63" xlink:type="simple" xlink:show="embed" xlink:actuate="onLoad"/></draw:frame> </text:p>
            </table:table-cell>
            <table:table-cell table:style-name="Table28.A1" office:value-type="string">
              <text:p text:style-name="P13">(<text:sequence text:ref-name="refText26" text:name="Text" text:formula="ooow:Text+1" style:num-format="1">27</text:sequence>)</text:p>
            </table:table-cell>
          </table:table-row>
        </table:table-header-rows>
      </table:table>
      <text:p text:style-name="P4">This is the truncation scheme described in ABGV. <text:s/>If this truncation mode <text:span text:style-name="T2">discards all difference coefficients at level </text:span><text:span text:style-name="T3">n</text:span><text:span text:style-name="T2"> it preserves a strong bound on the error between the representations at levels </text:span><text:span text:style-name="T3">n</text:span><text:span text:style-name="T2"> and </text:span><text:span text:style-name="T3">n – 1</text:span><text:span text:style-name="T2">. </text:span></text:p>
      <table:table table:name="Table29" table:style-name="Table29">
        <table:table-column table:style-name="Table29.A"/>
        <table:table-column table:style-name="Table29.B"/>
        <table:table-header-rows>
          <table:table-row>
            <table:table-cell table:style-name="Table29.A1" office:value-type="string">
              <text:p text:style-name="P12"><draw:frame draw:style-name="fr2" draw:name="Object63" text:anchor-type="as-char" svg:width="2.7661in" svg:height="0.4626in" draw:z-index="64"><draw:object xlink:href="./Object 64" xlink:type="simple" xlink:show="embed" xlink:actuate="onLoad"/><draw:image xlink:href="./ObjectReplacements/Object 64" xlink:type="simple" xlink:show="embed" xlink:actuate="onLoad"/></draw:frame> </text:p>
            </table:table-cell>
            <table:table-cell table:style-name="Table29.A1" office:value-type="string">
              <text:p text:style-name="P13">(<text:sequence text:ref-name="refText27" text:name="Text" text:formula="ooow:Text+1" style:num-format="1">28</text:sequence>)</text:p>
            </table:table-cell>
          </table:table-row>
        </table:table-header-rows>
      </table:table>
      <text:p text:style-name="P4">However, for non-smooth functions beyond two dimensions this conservative <text:span text:style-name="T2">threshold can lead to excessive (even uncontrolled) refinement and is usually not recommended.</text:span></text:p>
      <text:h text:style-name="Heading_20_2" text:outline-level="2">Adaptive refinement</text:h>
      <text:p text:style-name="Text_20_body">After projection has been performed in boxes <text:span text:style-name="T7">2l</text:span> and <text:span text:style-name="T7">2l+1</text:span> at level <text:span text:style-name="T7">n</text:span>, <text:span text:style-name="T2">the scaling function coefficients may be filtered using <text:s/>to produce the wavelet coefficients in box </text:span><text:span text:style-name="T3">l</text:span><text:span text:style-name="T2"> at level </text:span><text:span text:style-name="T3">n-1</text:span><text:span text:style-name="T2">. <text:s/>If the desired truncation criterion (section </text:span><text:span text:style-name="T2"><text:reference-ref text:reference-format="chapter" text:ref-name="sec:truncmodes">4.3</text:reference-ref></text:span><text:span text:style-name="T2">) is not satisfied, the process is repeated in the child boxes </text:span><text:span text:style-name="T3">4l</text:span><text:span text:style-name="T2">, </text:span><text:span text:style-name="T3">4l+1</text:span><text:span text:style-name="T2">, </text:span><text:span text:style-name="T3">4l+2</text:span><text:span text:style-name="T2">, </text:span><text:span text:style-name="T3">4l+3</text:span><text:span text:style-name="T2"> at level </text:span><text:span text:style-name="T3">n+1</text:span><text:span text:style-name="T2">. <text:s/>Otherwise, the computed coefficients are inserted at level </text:span><text:span text:style-name="T3">n</text:span><text:span text:style-name="T2">.</text:span></text:p>
      <text:h text:style-name="Heading_20_1" text:outline-level="1"><text:span text:style-name="T2">Unary operations</text:span></text:h>
      <text:h text:style-name="Heading_20_2" text:outline-level="2"><text:span text:style-name="T2">Function norm</text:span></text:h>
      <text:p text:style-name="Text_20_body"><text:span text:style-name="T2">Due to the chosen normalization of the scaling function coefficients in </text:span><text:span text:style-name="T2"><text:sequence-ref text:reference-format="text" text:ref-name="refText19">(20)</text:sequence-ref></text:span><text:span text:style-name="T2"> both the scaling function and wavelet bases are orthonormal in user-space coordinates, thus </text:span></text:p>
      <table:table table:name="Table30" table:style-name="Table30">
        <table:table-column table:style-name="Table30.A"/>
        <table:table-column table:style-name="Table30.B"/>
        <table:table-header-rows>
          <table:table-row>
            <table:table-cell table:style-name="Table30.A1" office:value-type="string">
              <text:p text:style-name="P12"><draw:frame draw:style-name="fr2" draw:name="Object64" text:anchor-type="as-char" svg:width="2.2161in" svg:height="0.9543in" draw:z-index="65"><draw:object xlink:href="./Object 65" xlink:type="simple" xlink:show="embed" xlink:actuate="onLoad"/><draw:image xlink:href="./ObjectReplacements/Object 65" xlink:type="simple" xlink:show="embed" xlink:actuate="onLoad"/></draw:frame> </text:p>
            </table:table-cell>
            <table:table-cell table:style-name="Table30.A1" office:value-type="string">
              <text:p text:style-name="P13">(<text:sequence text:ref-name="refText28" text:name="Text" text:formula="ooow:Text+1" style:num-format="1">29</text:sequence>)</text:p>
            </table:table-cell>
          </table:table-row>
        </table:table-header-rows>
      </table:table>
      <text:h text:style-name="Heading_20_2" text:outline-level="2"><text:span text:style-name="T2">Squaring</text:span></text:h>
      <text:p text:style-name="Text_20_body"><text:span text:style-name="T2">This is a special case of multiplication; please look below.</text:span></text:p>
      <text:h text:style-name="Heading_20_2" text:outline-level="2"><text:span text:style-name="T2">General unary operation</text:span></text:h>
      <text:p text:style-name="Text_20_body"><text:span text:style-name="T2">In-place, point-wise application of a user-provided function (q) to a MRA function (f), i.e., q (f (x)). After optional auto-refinement, the function f (x) is transformed to the quadrature mesh and the function q (f (x)) computed at each point. <text:s text:c="2"/>The values are then transformed back to the scaling function basis. <text:s text:c="2"/>The criterion for auto-refinement is presently the same as used for squaring, but it would be straightforward to make this user-defined.</text:span></text:p>
      <text:p text:style-name="Text_20_body"><text:span text:style-name="T2">Need to add discussion of error analysis that can ultimately be used to drive rigorous auto-refinement.</text:span></text:p>
      <text:h text:style-name="Heading_20_1" text:outline-level="1"><text:span text:style-name="T2">Binary operations</text:span></text:h>
      <text:h text:style-name="Heading_20_2" text:outline-level="2"><text:span text:style-name="T2">Inner product of two functions</text:span></text:h>
      <text:p text:style-name="Text_20_body"><text:span text:style-name="T2">This is conceptually similar to the norm, but since the two functions may have different levels of refinement we can only compute the inner product in the wavelet basis. <text:s/></text:span></text:p>
      <table:table table:name="Table31" table:style-name="Table31">
        <table:table-column table:style-name="Table31.A"/>
        <table:table-column table:style-name="Table31.B"/>
        <table:table-header-rows>
          <table:table-row>
            <table:table-cell table:style-name="Table31.A1" office:value-type="string">
              <text:p text:style-name="P12"><draw:frame draw:style-name="fr2" draw:name="Object65" text:anchor-type="as-char" svg:width="3.1752in" svg:height="0.4626in" draw:z-index="66"><draw:object xlink:href="./Object 66" xlink:type="simple" xlink:show="embed" xlink:actuate="onLoad"/><draw:image xlink:href="./ObjectReplacements/Object 66" xlink:type="simple" xlink:show="embed" xlink:actuate="onLoad"/></draw:frame> </text:p>
            </table:table-cell>
            <table:table-cell table:style-name="Table31.A1" office:value-type="string">
              <text:p text:style-name="P13">(<text:sequence text:ref-name="refText29" text:name="Text" text:formula="ooow:Text+1" style:num-format="1">30</text:sequence>)</text:p>
            </table:table-cell>
          </table:table-row>
        </table:table-header-rows>
      </table:table>
      <text:h text:style-name="Heading_20_2" text:outline-level="2"><text:span text:style-name="T2">Function addition and subtraction</text:span></text:h>
      <text:p text:style-name="Text_20_body"><text:span text:style-name="T2">STOPPED REFORMATTING HERE ... much of the below may be nonsense ...</text:span></text:p>
      <text:p text:style-name="Text_20_body"><text:span text:style-name="T2"/></text:p>
      <text:p text:style-name="Text_20_body"><text:span text:style-name="T2">The most general form is the bilinear operation GAXPY (generalized form of SAXPY)</text:span></text:p>
      <text:p text:style-name="Text_20_body"><text:span text:style-name="T2"><text:s/>h (x) = af (x) + bg (x) </text:span></text:p>
      <text:p text:style-name="Text_20_body"><text:span text:style-name="T2">which is implemented in both in-place (h the same as f) and out-of-place versions. This is implemented in the wavelet basis in which the operation can be applied directly to the coefficients regardless of different levels of adaptive refinement (missing coefficients are treated as zero).</text:span></text:p>
      <text:p text:style-name="Text_20_body"><text:span text:style-name="T2">Need a discussion on screening – basically if the functions have the same processor map and this operation is followed by a truncation before doing anything expensive, explicit screening does not seem too critical. <text:s text:c="2"/>The need for truncation could be reduced by testing on the size of one of the products (e.g., in a Gramm-Schmidt we know that one of the terms is usually small).</text:span></text:p>
      <text:p text:style-name="Text_20_body"><text:span text:style-name="T2">Point-wise multiplication</text:span></text:p>
      <text:p text:style-name="Text_20_body"><text:span text:style-name="T2">This is performed starting from the scaling function basis. <text:s text:c="2"/>Superficially, we transform each function to values at the quadrature points, multiply the values, and transform back. <text:s text:c="2"/>However, there are three complicating issues. <text:s/></text:span></text:p>
      <text:p text:style-name="Text_20_body"><text:span text:style-name="T2">First, the product cannot be exactly represented in the polynomial basis. <text:s/>The product of two polynomials of order k - 1 produces a polynomial of order 2 k - 2. <text:s text:c="2"/>Beylkin makes a nice analogy to the product of two functions sampled on a grid – the product can be exactly formed on a grid with double the resolution. <text:s text:c="2"/>While this is not exact for polynomials it does reduce the error by a factor of 2^{- k}, where k is the order of the wavelet. <text:s text:c="2"/>Therefore, we provide the option to automatically refine and form the product at a lower level. <text:s text:c="2"/>This is done by estimating the norm of the part of the product that cannot be exactly represented as follows</text:span></text:p>
      <text:p text:style-name="Text_20_body"><text:span text:style-name="T2"><text:s/>matrix { </text:span></text:p>
      <text:p text:style-name="Text_20_body"><text:span text:style-name="T2"><text:s text:c="2"/>p^n_l <text:s/># "=" # alignl <text:s/>sqrt{ sum from {i = 0}^{ left lfloor <text:s/>(k - 1) / 2 <text:s/>right rfloor}</text:span></text:p>
      <text:p text:style-name="Text_20_body"><text:span text:style-name="T2"><text:s text:c="3"/>left ldline <text:s/>s^n_{i l} <text:s/>right rdline ^2} ## </text:span></text:p>
      <text:p text:style-name="Text_20_body"><text:span text:style-name="T2"><text:s text:c="2"/>q^n_l <text:s/># "=" # alignl <text:s/>sqrt{ sum from {i = <text:s/>left lfloor <text:s/>(k - 1) / 2 <text:s/>right rfloor + 1}^{k -</text:span></text:p>
      <text:p text:style-name="Text_20_body"><text:span text:style-name="T2"><text:s text:c="2"/>1} <text:s/>left ldline <text:s/>s^n_{i l} <text:s/>right rdline ^2} ## </text:span></text:p>
      <text:p text:style-name="Text_20_body"><text:span text:style-name="T2"><text:s text:c="3"/>%epsilon <text:s/>(fg)^n_l <text:s/># <text:s text:c="2"/>simeq <text:s text:c="2"/># <text:s/>p (f)^n_l q (g)^n_l + q (f)^n_l p (g)^n_l + q</text:span></text:p>
      <text:p text:style-name="Text_20_body"><text:span text:style-name="T2"><text:s text:c="2"/>(f)^n_l q (g)^n_l</text:span></text:p>
      <text:p text:style-name="Text_20_body"><text:span text:style-name="T2"><text:s/>} </text:span></text:p>
      <text:p text:style-name="Text_20_body"><text:span text:style-name="T2">Second, the functions may have different levels of adaptive refinement. The two options are to compute the function with coefficients at a coarser-scale directly on the grid required for the finer-scale function, or to refine the function down to same level which is what we previously choose to do. <text:s/>However, this will leave the tree with scaling function coefficients at multiple levels (see section 14.1) which must be cleaned up after the operation. <text:s text:c="2"/>Since it essential (for efficient parallel computation) to perform multiple operations at a time on a function, having it in an inconsistent state makes things complicated. <text:s text:c="2"/>If all we wanted to do were perform other multiplication operations, there would be no problem; however this seems to be an unnecessary restriction on the user. <text:s text:c="2"/>It is also faster (2-fold?) to perform the direct evaluation so this is what we choose to do. <text:s/></text:span></text:p>
      <text:p text:style-name="Text_20_body"><text:span text:style-name="T2">Third, the above does not use sparsity or smoothness in the functions and does not compute the result to a finite precision. <text:s text:c="2"/>For instance, if two functions do not overlap their product is zero but the above algorithm will compute at the finest level of the two functions doing a lot of work to evaluate small numbers that will be discarded upon truncation. <text:s text:c="2"/>Eliminating this overhead is crucial for reduced scaling in electronic structure calculations. <text:s text:c="2"/>At some scale we can write each function (f and g) in a volume in terms of its usual scaling function approximation at that level (s) and the correction/differences (d) from { tmem{all}} finer scales. <text:s text:c="2"/>The error in the product of two such functions is then</text:span></text:p>
      <text:p text:style-name="Text_20_body"><text:span text:style-name="T2"><text:s/>begin{equation}</text:span></text:p>
      <text:p text:style-name="Text_20_body"><text:span text:style-name="T2"><text:s text:c="3"/>%epsilon <text:s/>(fg) <text:s/>simeq <text:s text:c="2"/>left ldline <text:s/>s_f <text:s/>right rdline <text:s text:c="3"/>left ldline <text:s/>d_g <text:s/>right rdline <text:s/>+ <text:s/>left ldline </text:span></text:p>
      <text:p text:style-name="Text_20_body"><text:span text:style-name="T2"><text:s text:c="2"/>d_f <text:s/>right rdline <text:s text:c="3"/>left ldline <text:s text:c="2"/>nitalic{sg}_f <text:s/>right rdline <text:s/>+ <text:s/>left ldline <text:s/>d_f <text:s/>right rdline <text:s text:c="3"/>left ldline </text:span></text:p>
      <text:p text:style-name="Text_20_body"><text:span text:style-name="T2"><text:s text:c="2"/>d_g <text:s/>right rdline <text:s text:c="2"/>label{eqn-mulerr}</text:span></text:p>
      <text:p text:style-name="Text_20_body"><text:span text:style-name="T2"><text:s/>end{equation}</text:span></text:p>
      <text:p text:style-name="Text_20_body"><text:span text:style-name="T2">with a hopefully obvious abuse of notation. Note again that while the scaling function coefficients are as used everywhere else in this document, the difference function (d) in ( ref{eqn-mulerr}) is the sum of corrections at { tmem{all}} finer scales. <text:s text:c="2"/>Thus, by computing the scaling function coefficients at all levels of the tree and summing the norm of the differences up the tree we can compute with controlled precision at coarser levels of the tree. <text:s text:c="2"/>The sum of the norm of differences can also be computed by summing the norm of the scaling function coefficients from the finest level and subtracting the local value.</text:span></text:p>
      <text:p text:style-name="Text_20_body"><text:span text:style-name="T2">If many products are being formed, the overheads (compute and memory) of forming the non-standard form are acceptable, but it is desirable to have a less expensive approach when computing just a few products. <text:s text:c="2"/>The above exploits both locality and smoothness in each function. <text:s text:c="2"/>The main reduction in cost in the electronic structure algorithms will come from locality (finite domain for each orbital with exponential decay outside) and with that in mind we can bound the entire product in some volume using <text:s/>left ldline <text:s/>fg <text:s/>right rdline &lt;= <text:s/>left ldline <text:s/>f <text:s/>right rdline <text:s text:c="3"/>left ldline <text:s/>g <text:s/>right rdline . <text:s text:c="2"/>We can compute the norm of each function in each volume by summing the norm of the scaling function coefficients up the tree, which is inexpensive but does require some communication and an implied global synchronization. <text:s text:c="2"/>If in some box the product is predicted to be negligible we can immediately set it to zero, otherwise we must recur down. <text:s text:c="2"/>Since we are not exploiting smoothness, if a product must be formed it will be formed on the finest level.</text:span></text:p>
      <text:p text:style-name="Text_20_body"><text:span text:style-name="T2">Thus, we will eventually have three algorithms for point-wise multiplication. Which ones to do first? <text:s text:c="2"/>We answer this question by asking, ``what products will the DFT and HF codes be performing?''</text:span></text:p>
      <text:list text:style-name="L4">
        <text:list-item>
          <text:p text:style-name="P24"><text:span text:style-name="T2">Square each orbital to make the density.</text:span></text:p>
        </text:list-item>
        <text:list-item>
          <text:p text:style-name="P24"><text:span text:style-name="T2">Multiply the potential against each orbital.</text:span></text:p>
        </text:list-item>
        <text:list-item>
          <text:p text:style-name="P24"><text:span text:style-name="T2">HF exchange needs each orbital times every other orbital.</text:span></text:p>
        </text:list-item>
      </text:list>
      <text:p text:style-name="Text_20_body"><text:span text:style-name="T2">The first critical one is potential times orbital. <text:s text:c="2"/>The potential has global extent but the orbitals are localized and we want the cost of each product to be O (1) not O (V) (V, the volume). <text:s text:c="2"/>Similarly, we must reduce the cost of the O (N^2) products in HF exchange to O (N). <text:s text:c="2"/>Therefore, we first do the exact algorithm and then immediately will do one that exploits locality.</text:span></text:p>
      <text:h text:style-name="Heading_20_3" text:outline-level="3"><text:span text:style-name="T2"><text:s/>Evaluating the function at the qudrature points</text:span></text:h>
      <text:p text:style-name="Text_20_body"><text:span text:style-name="T2">In ( ref{eqn:fval}) is described how to transform between function values and scaling coefficients on the same level. <text:s text:c="2"/>However, for multiplication we will need to evaluate the polynomials at a higher level in a box at a finer level. <text:s/>This is not mathematically challenging, but there are enough indices involved that care is necessary. <text:s text:c="2"/>Let ?? <text:s/>be the parent box and ?? <text:s/>be one of its children, and let x? be a Gauss-Legendre quadrature point in [0,1]. <text:s text:c="2"/>We want to evaluate</text:span></text:p>
      <text:p text:style-name="Text_20_body"><text:span text:style-name="T2"/></text:p>
      <text:p text:style-name="Text_20_body"><text:span text:style-name="T2"><text:s text:c="29"/></text:span></text:p>
      <text:p text:style-name="Text_20_body"><text:span text:style-name="T2"/></text:p>
      <text:p text:style-name="Text_20_body"><text:span text:style-name="T2">that has the same form as before but now we must use a different</text:span></text:p>
      <text:p text:style-name="Text_20_body"><text:span text:style-name="T2">transformation for each dimension due to the dependence on the child box</text:span></text:p>
      <text:p text:style-name="Text_20_body"><text:span text:style-name="T2">coordinates.</text:span></text:p>
      <text:p text:style-name="Text_20_body"><text:span text:style-name="T2"/></text:p>
      <text:p text:style-name="Text_20_body"><text:span text:style-name="T2"/></text:p>
      <text:p text:style-name="Text_20_body"><text:span text:style-name="T2"/></text:p>
      <text:p text:style-name="Text_20_body"><text:span text:style-name="T2">13. Error estimation</text:span></text:p>
      <text:p text:style-name="Text_20_body"><text:span text:style-name="T2"/></text:p>
      <text:p text:style-name="Text_20_body"><text:span text:style-name="T2">To estimate the error in the numerical representation relative to some known</text:span></text:p>
      <text:p text:style-name="Text_20_body"><text:span text:style-name="T2">analytic form, i.e.,</text:span></text:p>
      <text:p text:style-name="Text_20_body"><text:span text:style-name="T2"/></text:p>
      <text:p text:style-name="Text_20_body"><text:span text:style-name="T2"><text:s text:c="29"/></text:span></text:p>
      <text:p text:style-name="Text_20_body"><text:span text:style-name="T2"/></text:p>
      <text:p text:style-name="Text_20_body"><text:span text:style-name="T2">we first ensure we are in the scaling function basis and then in each box</text:span></text:p>
      <text:p text:style-name="Text_20_body"><text:span text:style-name="T2">with coefficients compute the contribution to <text:s text:c="2"/>using a quadrature rule with</text:span></text:p>
      <text:p text:style-name="Text_20_body"><text:span text:style-name="T2">one more point than that used in the initial function projection. <text:s text:c="2"/>The reason</text:span></text:p>
      <text:p text:style-name="Text_20_body"><text:span text:style-name="T2">for this is that if <text:s text:c="2"/>resulted from the initial projection then it is exactly</text:span></text:p>
      <text:p text:style-name="Text_20_body"><text:span text:style-name="T2">represented at the quadrature points and will appear, incorrectly, to have</text:span></text:p>
      <text:p text:style-name="Text_20_body"><text:span text:style-name="T2">zero error if sampled there. <text:s text:c="2"/>One more point permits the next two powers in</text:span></text:p>
      <text:p text:style-name="Text_20_body"><text:span text:style-name="T2">the local polynomial expansion to be sampled and also ensures that all of the</text:span></text:p>
      <text:p text:style-name="Text_20_body"><text:span text:style-name="T2">new sampling points interleave the original points nicely in the center of the</text:span></text:p>
      <text:p text:style-name="Text_20_body"><text:span text:style-name="T2">box. <text:s/></text:span></text:p>
      <text:p text:style-name="Text_20_body"><text:span text:style-name="T2"/></text:p>
      <text:p text:style-name="Text_20_body"><text:span text:style-name="T2"/></text:p>
      <text:p text:style-name="Text_20_body"><text:span text:style-name="T2"/></text:p>
      <text:p text:style-name="Text_20_body"><text:span text:style-name="T2">14. Data structures</text:span></text:p>
      <text:p text:style-name="Text_20_body"><text:span text:style-name="T2"/></text:p>
      <text:p text:style-name="Text_20_body"><text:span text:style-name="T2">The d-dimension function is represented as a 2d-tree. <text:s text:c="2"/>Nodes in the tree are</text:span></text:p>
      <text:p text:style-name="Text_20_body"><text:span text:style-name="T2">labeled by an instance of Key&lt;d&gt; that wraps the tuple (n,l) where n is the</text:span></text:p>
      <text:p text:style-name="Text_20_body"><text:span text:style-name="T2">level and l is a d-vector representing the translation. <text:s text:c="2"/>Nodes are</text:span></text:p>
      <text:p text:style-name="Text_20_body"><text:span text:style-name="T2">represented by instances of FunctionNode&lt;d&gt; that presently contains the</text:span></text:p>
      <text:p text:style-name="Text_20_body"><text:span text:style-name="T2">coefficients and an indicator if this node has children. <text:s text:c="2"/>Nodes without</text:span></text:p>
      <text:p text:style-name="Text_20_body"><text:span text:style-name="T2">children are sometimes referred to as leaves. <text:s text:c="2"/>Nodes, indexed by keys, are</text:span></text:p>
      <text:p text:style-name="Text_20_body"><text:span text:style-name="T2">stored in a distributed hash table that is an instance of</text:span></text:p>
      <text:p text:style-name="Text_20_body"><text:span text:style-name="T2">WorldContainer&lt;Key&lt;d&gt;,FunctionNode&lt;d&gt;&gt;. <text:s text:c="2"/>This container uses a two-level hash</text:span></text:p>
      <text:p text:style-name="Text_20_body"><text:span text:style-name="T2">to first map a key to the processes (referred to as the owner) in which the</text:span></text:p>
      <text:p text:style-name="Text_20_body"><text:span text:style-name="T2">data resides, and then into a local instance of a GNU hash _map. <text:s text:c="2"/>Since it is</text:span></text:p>
      <text:p text:style-name="Text_20_body"><text:span text:style-name="T2">always possible to compute the key of a parent, child, or neighbor we never</text:span></text:p>
      <text:p text:style-name="Text_20_body"><text:span text:style-name="T2">actually store (global) pointers to parents or children. <text:s text:c="2"/>Indeed, a major</text:span></text:p>
      <text:p text:style-name="Text_20_body"><text:span text:style-name="T2">point of the MADNESS runtime environment is to replace the cumbersome</text:span></text:p>
      <text:p text:style-name="Text_20_body"><text:span text:style-name="T2">partitioned global address space (global pointer = process id + local pointer)</text:span></text:p>
      <text:p text:style-name="Text_20_body"><text:span text:style-name="T2">with multiple global name spaces. <text:s text:c="2"/>Each new container provides a new name</text:span></text:p>
      <text:p text:style-name="Text_20_body"><text:span text:style-name="T2">space. <text:s text:c="2"/>Using names rather than pointers permits the application to be</text:span></text:p>
      <text:p text:style-name="Text_20_body"><text:span text:style-name="T2">written using domain-specific concepts rather a rigid linear model of memory.</text:span></text:p>
      <text:p text:style-name="Text_20_body"><text:span text:style-name="T2"><text:s text:c="2"/>Folks familiar with Python will immediately appreciate the value of</text:span></text:p>
      <text:p text:style-name="Text_20_body"><text:span text:style-name="T2">namespaces.</text:span></text:p>
      <text:p text:style-name="Text_20_body"><text:span text:style-name="T2"/></text:p>
      <text:p text:style-name="Text_20_body"><text:span text:style-name="T2"/></text:p>
      <text:p text:style-name="Text_20_body"><text:span text:style-name="T2"/></text:p>
      <text:p text:style-name="Text_20_body"><text:span text:style-name="T2">Data common to all instances of a function of a given dimension (d) and data</text:span></text:p>
      <text:p text:style-name="Text_20_body"><text:span text:style-name="T2">type (T, e.g., float, double, float _complex, double _complex) are gathered</text:span></text:p>
      <text:p text:style-name="Text_20_body"><text:span text:style-name="T2">together into FunctionCommonData&lt;T,d&gt; of which one instance is generated per</text:span></text:p>
      <text:p text:style-name="Text_20_body"><text:span text:style-name="T2">wavelet order (k). <text:s text:c="2"/>An instance of the common data is shared read-only</text:span></text:p>
      <text:p text:style-name="Text_20_body"><text:span text:style-name="T2">between all instances of functions of that data type, dimension and wavelet</text:span></text:p>
      <text:p text:style-name="Text_20_body"><text:span text:style-name="T2">order. <text:s text:c="2"/>Presently there are some mutable scratch arrays in the common data</text:span></text:p>
      <text:p text:style-name="Text_20_body"><text:span text:style-name="T2">but these will be eliminated when we introduce multithreading. <text:s text:c="2"/>In addition</text:span></text:p>
      <text:p text:style-name="Text_20_body"><text:span text:style-name="T2">to reducing the memory footprint of the code, sharing the common data greatly</text:span></text:p>
      <text:p text:style-name="Text_20_body"><text:span text:style-name="T2">speeds the instantiation of new functions which is replicated on every</text:span></text:p>
      <text:p text:style-name="Text_20_body"><text:span text:style-name="T2">processor.</text:span></text:p>
      <text:p text:style-name="Text_20_body"><text:span text:style-name="T2"/></text:p>
      <text:p text:style-name="Text_20_body"><text:span text:style-name="T2"/></text:p>
      <text:p text:style-name="Text_20_body"><text:span text:style-name="T2"/></text:p>
      <text:p text:style-name="Text_20_body"><text:span text:style-name="T2">In order to facilitate shallow copy/assignment semantics and to make empty</text:span></text:p>
      <text:p text:style-name="Text_20_body"><text:span text:style-name="T2">functions inexpensive to instantiate, a multi-resolution function, which is an</text:span></text:p>
      <text:p text:style-name="Text_20_body"><text:span text:style-name="T2">instance of Function&lt;T,d&gt; contains only a shared pointer to the actual</text:span></text:p>
      <text:p text:style-name="Text_20_body"><text:span text:style-name="T2">implementation which is an instance of FunctionImpl&lt;T,d&gt;. <text:s text:c="2"/>Un-initialized</text:span></text:p>
      <text:p text:style-name="Text_20_body"><text:span text:style-name="T2">functions (obtained from the default constructor) contain a zero pointer. <text:s/></text:span></text:p>
      <text:p text:style-name="Text_20_body"><text:span text:style-name="T2">Only a non-default constructor or assignment actually instantiate the</text:span></text:p>
      <text:p text:style-name="Text_20_body"><text:span text:style-name="T2">implementation. <text:s text:c="2"/>The main function class forwards essentially all methods to</text:span></text:p>
      <text:p text:style-name="Text_20_body"><text:span text:style-name="T2">the underlying implementation. <text:s text:c="2"/>The implementation primarily contains a</text:span></text:p>
      <text:p text:style-name="Text_20_body"><text:span text:style-name="T2">reference to the common data, the distributed container storing the tree,</text:span></text:p>
      <text:p text:style-name="Text_20_body"><text:span text:style-name="T2">little bits of other state (e.g., a flag indicating the compression status)</text:span></text:p>
      <text:p text:style-name="Text_20_body"><text:span text:style-name="T2">and a bunch of methods.</text:span></text:p>
      <text:p text:style-name="Text_20_body"><text:span text:style-name="T2"/></text:p>
      <text:p text:style-name="Text_20_body"><text:span text:style-name="T2"/></text:p>
      <text:p text:style-name="Text_20_body"><text:span text:style-name="T2"/></text:p>
      <text:p text:style-name="Text_20_body"><text:span text:style-name="T2">Default values for all functions of a given dimension are stored in an</text:span></text:p>
      <text:p text:style-name="Text_20_body"><text:span text:style-name="T2">instance of FunctionDefaults&lt;d&gt;. <text:s text:c="2"/>These may be modified to change the default</text:span></text:p>
      <text:p text:style-name="Text_20_body"><text:span text:style-name="T2">values for subsequently created functions. <text:s text:c="2"/>Functions have many options and</text:span></text:p>
      <text:p text:style-name="Text_20_body"><text:span text:style-name="T2">parameters and thus we need an easy way to specify options and selectively</text:span></text:p>
      <text:p text:style-name="Text_20_body"><text:span text:style-name="T2">override defaults. <text:s text:c="2"/>Since C++ does not provide named arguments (i.e.,</text:span></text:p>
      <text:p text:style-name="Text_20_body"><text:span text:style-name="T2">arguments with defaults that may be specified in any order rather than relying</text:span></text:p>
      <text:p text:style-name="Text_20_body"><text:span text:style-name="T2">on position to identify an argument) we adopt the named parameter idiom. <text:s text:c="2"/>The</text:span></text:p>
      <text:p text:style-name="Text_20_body"><text:span text:style-name="T2">main constructor for Function&lt;T,d&gt; takes an instance of FunctionFactory&lt;T,d&gt;</text:span></text:p>
      <text:p text:style-name="Text_20_body"><text:span text:style-name="T2">as its sole argument. <text:s text:c="2"/>The methods of FunctionFactory&lt;T,d&gt; enable setting of</text:span></text:p>
      <text:p text:style-name="Text_20_body"><text:span text:style-name="T2">options and parameters and each returns a reference to the object to permit</text:span></text:p>
      <text:p text:style-name="Text_20_body"><text:span text:style-name="T2">chaining of methods. <text:s text:c="2"/>A current problem with FunctionDefaults is that it is</text:span></text:p>
      <text:p text:style-name="Text_20_body"><text:span text:style-name="T2">static data shared between all parallel worlds (MPI sub-communicators)  at</text:span></text:p>
      <text:p text:style-name="Text_20_body"><text:span text:style-name="T2">some point we may need to tie this to the world instance.</text:span></text:p>
      <text:p text:style-name="Text_20_body"><text:span text:style-name="T2"/></text:p>
      <text:p text:style-name="Text_20_body"><text:span text:style-name="T2"/></text:p>
      <text:p text:style-name="Text_20_body"><text:span text:style-name="T2"/></text:p>
      <text:p text:style-name="Text_20_body"><text:span text:style-name="T2">Pretty much all memory is reference counted using Boost-like shared pointers.</text:span></text:p>
      <text:p text:style-name="Text_20_body"><text:span text:style-name="T2"><text:s text:c="2"/>An instance of SharedPointer&lt;T&gt;, which wraps a pointer of type T*, is</text:span></text:p>
      <text:p text:style-name="Text_20_body"><text:span text:style-name="T2">(almost) always used to wrap memory obtained from the C++ new operator. <text:s text:c="2"/>The</text:span></text:p>
      <text:p text:style-name="Text_20_body"><text:span text:style-name="T2">exceptions are where management of the memory is immediately given to a</text:span></text:p>
      <text:p text:style-name="Text_20_body"><text:span text:style-name="T2">low-level interface. <text:s text:c="2"/>Shared-pointers may be safely copied and used with no</text:span></text:p>
      <text:p text:style-name="Text_20_body"><text:span text:style-name="T2">fear of using a stale pointer. <text:s text:c="2"/>When the last copy of a shared pointer is</text:span></text:p>
      <text:p text:style-name="Text_20_body"><text:span text:style-name="T2">destroyed the underlying pointer is freed. <text:s text:c="2"/>With this mode of memory</text:span></text:p>
      <text:p text:style-name="Text_20_body"><text:span text:style-name="T2">management there is (almost) never any need to use the C++ delete operator and</text:span></text:p>
      <text:p text:style-name="Text_20_body"><text:span text:style-name="T2">most classes do not even need a destructor.</text:span></text:p>
      <text:p text:style-name="Text_20_body"><text:span text:style-name="T2"/></text:p>
      <text:p text:style-name="Text_20_body"><text:span text:style-name="T2"/></text:p>
      <text:p text:style-name="Text_20_body"><text:span text:style-name="T2"/></text:p>
      <text:p text:style-name="Text_20_body"><text:span text:style-name="T2">Tensors </text:span></text:p>
      <text:p text:style-name="Text_20_body"><text:span text:style-name="T2"/></text:p>
      <text:p text:style-name="Text_20_body"><text:span text:style-name="T2"/></text:p>
      <text:p text:style-name="Text_20_body"><text:span text:style-name="T2"/></text:p>
      <text:p text:style-name="Text_20_body"><text:span text:style-name="T2">14.1. Maintaining consistent state of the 2d-tree</text:span></text:p>
      <text:p text:style-name="Text_20_body"><text:span text:style-name="T2"/></text:p>
      <text:p text:style-name="Text_20_body"><text:span text:style-name="T2">A node in the tree is labeled by the key/tuple (n,l) and presently stores the</text:span></text:p>
      <text:p text:style-name="Text_20_body"><text:span text:style-name="T2">coefficients, if any, and a flag indicating if the node has children. <text:s text:c="2"/>In 1D,</text:span></text:p>
      <text:p text:style-name="Text_20_body"><text:span text:style-name="T2">the keys of children are readily computed as (n+1,2l) and (n+1,2l+1)  in many</text:span></text:p>
      <text:p text:style-name="Text_20_body"><text:span text:style-name="T2">dimensions it is most convenient to use the KeyChildIterator class. <text:s text:c="2"/>The</text:span></text:p>
      <text:p text:style-name="Text_20_body"><text:span text:style-name="T2">presence of coefficients is presently determined by looking at the size of the</text:span></text:p>
      <text:p text:style-name="Text_20_body"><text:span text:style-name="T2">tensor storing the coefficients; size zero means no coefficients.</text:span></text:p>
      <text:p text:style-name="Text_20_body"><text:span text:style-name="T2"/></text:p>
      <text:p text:style-name="Text_20_body"><text:span text:style-name="T2"/></text:p>
      <text:p text:style-name="Text_20_body"><text:span text:style-name="T2"/></text:p>
      <text:p text:style-name="Text_20_body"><text:span text:style-name="T2">In the reconstructed form (scaling function basis), a tree has coefficients (a</text:span></text:p>
      <text:p text:style-name="Text_20_body"><text:span text:style-name="T2">kd tensor) only at the lowest level. <text:s text:c="2"/>All interior nodes will have no</text:span></text:p>
      <text:p text:style-name="Text_20_body"><text:span text:style-name="T2">coefficients and will have children. <text:s text:c="2"/>All leaf nodes will have coefficients</text:span></text:p>
      <text:p text:style-name="Text_20_body"><text:span text:style-name="T2">and will not have children.</text:span></text:p>
      <text:p text:style-name="Text_20_body"><text:span text:style-name="T2"/></text:p>
      <text:p text:style-name="Text_20_body"><text:span text:style-name="T2"/></text:p>
      <text:p text:style-name="Text_20_body"><text:span text:style-name="T2"/></text:p>
      <text:p text:style-name="Text_20_body"><text:span text:style-name="T2">In the compressed form (wavelet basis), a tree has coefficients (a (2k)d</text:span></text:p>
      <text:p text:style-name="Text_20_body"><text:span text:style-name="T2">tensor) at all levels. <text:s text:c="2"/>The scaling function block of the coefficients is</text:span></text:p>
      <text:p text:style-name="Text_20_body"><text:span text:style-name="T2">zero except at level zero. <text:s text:c="2"/>Logically, this tree is one level shallower than</text:span></text:p>
      <text:p text:style-name="Text_20_body"><text:span text:style-name="T2">the reconstructed tree since the scaling function coefficients at the leaves</text:span></text:p>
      <text:p text:style-name="Text_20_body"><text:span text:style-name="T2">are represented by the difference coefficients on the next coarsest level. <text:s/></text:span></text:p>
      <text:p text:style-name="Text_20_body"><text:span text:style-name="T2">However, to simplify the logic in compress and reconstruct and to maintain</text:span></text:p>
      <text:p text:style-name="Text_20_body"><text:span text:style-name="T2">consistency with the non-standard compressed form (next), we do not delete the</text:span></text:p>
      <text:p text:style-name="Text_20_body"><text:span text:style-name="T2">leaf nodes from the reconstructed tree. <text:s text:c="2"/>Thus, the compressed tree has the</text:span></text:p>
      <text:p text:style-name="Text_20_body"><text:span text:style-name="T2">same set of nodes as the reconstructed tree with all interior nodes having</text:span></text:p>
      <text:p text:style-name="Text_20_body"><text:span text:style-name="T2">coefficients and children, and all leaf nodes having no coefficients and no</text:span></text:p>
      <text:p text:style-name="Text_20_body"><text:span text:style-name="T2">children. <text:s/></text:span></text:p>
      <text:p text:style-name="Text_20_body"><text:span text:style-name="T2"/></text:p>
      <text:p text:style-name="Text_20_body"><text:span text:style-name="T2"/></text:p>
      <text:p text:style-name="Text_20_body"><text:span text:style-name="T2"/></text:p>
      <text:p text:style-name="Text_20_body"><text:span text:style-name="T2">In the non-standard compressed form (redundant basis), we keep the scaling</text:span></text:p>
      <text:p text:style-name="Text_20_body"><text:span text:style-name="T2">function coefficients at all levels and the wavelet coefficients for all</text:span></text:p>
      <text:p text:style-name="Text_20_body"><text:span text:style-name="T2">interior nodes. <text:s text:c="2"/>Thus, the compressed tree has the same set of nodes as for</text:span></text:p>
      <text:p text:style-name="Text_20_body"><text:span text:style-name="T2">the other two forms but with all nodes having coefficients (a (2k)d tensor for</text:span></text:p>
      <text:p text:style-name="Text_20_body"><text:span text:style-name="T2">interior nodes and a kd tensor for leaf nodes) and with only leaf nodes having</text:span></text:p>
      <text:p text:style-name="Text_20_body"><text:span text:style-name="T2">no children.</text:span></text:p>
      <text:p text:style-name="Text_20_body"><text:span text:style-name="T2"/></text:p>
      <text:p text:style-name="Text_20_body"><text:span text:style-name="T2"/></text:p>
      <text:p text:style-name="Text_20_body"><text:span text:style-name="T2"/></text:p>
      <text:p text:style-name="Text_20_body"><text:span text:style-name="T2">To keep complexity to a minimum we dont want to introduce special states of</text:span></text:p>
      <text:p text:style-name="Text_20_body"><text:span text:style-name="T2">the tree or of nodes, thus all operations must by their completion restore the</text:span></text:p>
      <text:p text:style-name="Text_20_body"><text:span text:style-name="T2">tree to a standard state.</text:span></text:p>
      <text:p text:style-name="Text_20_body"><text:span text:style-name="T2"/></text:p>
      <text:p text:style-name="Text_20_body"><text:span text:style-name="T2"/></text:p>
      <text:p text:style-name="Text_20_body"><text:span text:style-name="T2"/></text:p>
      <text:p text:style-name="Text_20_body"><text:span text:style-name="T2">Truncation is applied to a tree in compressed form and discards small</text:span></text:p>
      <text:p text:style-name="Text_20_body"><text:span text:style-name="T2">coefficients that are logically leaf nodes. <text:s text:c="2"/>Logically, because in the stored</text:span></text:p>
      <text:p text:style-name="Text_20_body"><text:span text:style-name="T2">tree we still have the empty nodes that used to hold the scaling coefficients.</text:span></text:p>
      <text:p text:style-name="Text_20_body"><text:span text:style-name="T2"><text:s text:c="2"/>For a node to be eligible for truncation it must have only empty children. <text:s/></text:span></text:p>
      <text:p text:style-name="Text_20_body"><text:span text:style-name="T2">Thus, truncation proceeds as follows. <text:s text:c="2"/>We initially recur down the tree and</text:span></text:p>
      <text:p text:style-name="Text_20_body"><text:span text:style-name="T2">for each node spawn a task that takes as arguments futures indicating if each</text:span></text:p>
      <text:p text:style-name="Text_20_body"><text:span text:style-name="T2">of its children have coefficients. <text:s text:c="4"/>Leaf nodes, by definition, have no</text:span></text:p>
      <text:p text:style-name="Text_20_body"><text:span text:style-name="T2">children and no coefficients and immediately return their status. <text:s text:c="2"/>Once a</text:span></text:p>
      <text:p text:style-name="Text_20_body"><text:span text:style-name="T2">task has all information about the children it can execute. <text:s text:c="2"/>If any children</text:span></text:p>
      <text:p text:style-name="Text_20_body"><text:span text:style-name="T2">have coefficients a node cannot truncate and can immediately return its</text:span></text:p>
      <text:p text:style-name="Text_20_body"><text:span text:style-name="T2">status. <text:s text:c="2"/>Otherwise, it must test the size of its own coefficients. <text:s text:c="2"/>If it</text:span></text:p>
      <text:p text:style-name="Text_20_body"><text:span text:style-name="T2">decides to truncate, it must clear its own coefficients, delete all of its</text:span></text:p>
      <text:p text:style-name="Text_20_body"><text:span text:style-name="T2">children, and set its has _children flag to false. <text:s text:c="2"/>Finally, it can return</text:span></text:p>
      <text:p text:style-name="Text_20_body"><text:span text:style-name="T2">its own status.</text:span></text:p>
      <text:p text:style-name="Text_20_body"><text:span text:style-name="T2"/></text:p>
      <text:p text:style-name="Text_20_body"><text:span text:style-name="T2"/></text:p>
      <text:p text:style-name="Text_20_body"><text:span text:style-name="T2"/></text:p>
      <text:p text:style-name="Text_20_body"><text:span text:style-name="T2">Adding (subtracting) two functions is performed in the wavelet basis. <text:s text:c="2"/>If the</text:span></text:p>
      <text:p text:style-name="Text_20_body"><text:span text:style-name="T2">trees have the same support (level of refinement) we only have to add the</text:span></text:p>
      <text:p text:style-name="Text_20_body"><text:span text:style-name="T2">coefficients. <text:s text:c="2"/>If the trees differ, then in addition to adding the</text:span></text:p>
      <text:p text:style-name="Text_20_body"><text:span text:style-name="T2">coefficients we must also maintain the has _children flag of the new tree to</text:span></text:p>
      <text:p text:style-name="Text_20_body"><text:span text:style-name="T2">produce the union of the two input trees. <text:s text:c="2"/>To permit functions with different</text:span></text:p>
      <text:p text:style-name="Text_20_body"><text:span text:style-name="T2">processor maps to be added efficiently, we loop over local data in one</text:span></text:p>
      <text:p text:style-name="Text_20_body"><text:span text:style-name="T2">function and send them to nodes of the other for addition. <text:s text:c="2"/>Sending a message</text:span></text:p>
      <text:p text:style-name="Text_20_body"><text:span text:style-name="T2">to a non-existent node causes it to be created.</text:span></text:p>
      <text:p text:style-name="Text_20_body"><text:span text:style-name="T2"/></text:p>
      <text:p text:style-name="Text_20_body"><text:span text:style-name="T2"/></text:p>
      <text:p text:style-name="Text_20_body"><text:span text:style-name="T2"/></text:p>
      <text:p text:style-name="Text_20_body"><text:span text:style-name="T2">Point-wise multiplication of two functions is performed in the scaling</text:span></text:p>
      <text:p text:style-name="Text_20_body"><text:span text:style-name="T2">function basis. <text:s text:c="2"/>To be completed.</text:span></text:p>
      <text:p text:style-name="Text_20_body"><text:span text:style-name="T2"/></text:p>
      <text:p text:style-name="Text_20_body"><text:span text:style-name="T2"/></text:p>
      <text:p text:style-name="Text_20_body"><text:span text:style-name="T2"/></text:p>
      <text:p text:style-name="Text_20_body"><text:span text:style-name="T2">15. Returning new functions  choice of parameters</text:span></text:p>
      <text:p text:style-name="Text_20_body"><text:span text:style-name="T2"/></text:p>
      <text:p text:style-name="Text_20_body"><text:span text:style-name="T2">When returning a new function there is the question of what parameters</text:span></text:p>
      <text:p text:style-name="Text_20_body"><text:span text:style-name="T2">(thresholds, distribution, etc.) should be used. <text:s text:c="2"/>There needs to a convention</text:span></text:p>
      <text:p text:style-name="Text_20_body"><text:span text:style-name="T2">that is consistent with users intuition as well as mechanisms for forcing</text:span></text:p>
      <text:p text:style-name="Text_20_body"><text:span text:style-name="T2">different outcomes. <text:s/></text:span></text:p>
      <text:p text:style-name="Text_20_body"><text:span text:style-name="T2"/></text:p>
      <text:p text:style-name="Text_20_body"><text:span text:style-name="T2"/></text:p>
      <text:p text:style-name="Text_20_body"><text:span text:style-name="T2"/></text:p>
      <text:p text:style-name="Text_20_body"><text:span text:style-name="T2">We choose to not use FunctionDefaults. <text:s text:c="2"/>I.e., FunctionDefaults is only used</text:span></text:p>
      <text:p text:style-name="Text_20_body"><text:span text:style-name="T2">when the user invokes the Function constructor to fill unspecified elements of</text:span></text:p>
      <text:p text:style-name="Text_20_body"><text:span text:style-name="T2">FunctionFactory.</text:span></text:p>
      <text:p text:style-name="Text_20_body"><text:span text:style-name="T2"/></text:p>
      <text:p text:style-name="Text_20_body"><text:span text:style-name="T2">15.1. Unary operations (e.g., scaling, squaring, copying, type conversion)</text:span></text:p>
      <text:p text:style-name="Text_20_body"><text:span text:style-name="T2"/></text:p>
      <text:p text:style-name="Text_20_body"><text:span text:style-name="T2">The result copies all appropriate state from the input.</text:span></text:p>
      <text:p text:style-name="Text_20_body"><text:span text:style-name="T2"/></text:p>
      <text:p text:style-name="Text_20_body"><text:span text:style-name="T2">15.2. Binary operations (e.g., addition, multiplication)</text:span></text:p>
      <text:p text:style-name="Text_20_body"><text:span text:style-name="T2"/></text:p>
      <text:p text:style-name="Text_20_body"><text:span text:style-name="T2">Writing the binary operation <text:s text:c="2"/>as a C++ method invocation f.op(g) there is a</text:span></text:p>
      <text:p text:style-name="Text_20_body"><text:span text:style-name="T2">natural asymmetry that for consistency with a unary operation f.uop()leads to</text:span></text:p>
      <text:p text:style-name="Text_20_body"><text:span text:style-name="T2">our choice to copy all appropriate state from the leftmost function, i.e.,</text:span></text:p>
      <text:p text:style-name="Text_20_body"><text:span text:style-name="T2">that which method is being invoked.</text:span></text:p>
      <text:p text:style-name="Text_20_body"><text:span text:style-name="T2"/></text:p>
      <text:p text:style-name="Text_20_body"><text:span text:style-name="T2">15.3. Ternary and higher operations</text:span></text:p>
      <text:p text:style-name="Text_20_body"><text:span text:style-name="T2"/></text:p>
      <text:p text:style-name="Text_20_body"><text:span text:style-name="T2">There are no C++ operators of this form and therefore these will always be of</text:span></text:p>
      <text:p text:style-name="Text_20_body"><text:span text:style-name="T2">the form f.op(g,h)and we make the same choice as made for binary operations.</text:span></text:p>
      <text:p text:style-name="Text_20_body"><text:span text:style-name="T2"/></text:p>
      <text:p text:style-name="Text_20_body"><text:span text:style-name="T2">15.4. C++ operator overloading and order of evaluation</text:span></text:p>
      <text:p text:style-name="Text_20_body"><text:span text:style-name="T2"/></text:p>
      <text:p text:style-name="Text_20_body"><text:span text:style-name="T2">The main issue with the above convention is clarifying how C++ maps statements</text:span></text:p>
      <text:p text:style-name="Text_20_body"><text:span text:style-name="T2">with overloaded operators1 into method/function invocations which includes</text:span></text:p>
      <text:p text:style-name="Text_20_body"><text:span text:style-name="T2">understanding the order of evaluation2. <text:s text:c="2"/>Overloading does not change the</text:span></text:p>
      <text:p text:style-name="Text_20_body"><text:span text:style-name="T2">precedence or associativity of an operator3. <text:s text:c="3"/></text:span></text:p>
      <text:p text:style-name="Text_20_body"><text:span text:style-name="T2"/></text:p>
      <text:p text:style-name="Text_20_body"><text:span text:style-name="T2"/></text:p>
      <text:p text:style-name="Text_20_body"><text:span text:style-name="T2"/></text:p>
      <text:p text:style-name="Text_20_body"><text:span text:style-name="T2">Noting * is of higher precedence than + and both are left-to-right</text:span></text:p>
      <text:p text:style-name="Text_20_body"><text:span text:style-name="T2">associative,</text:span></text:p>
      <text:p text:style-name="Text_20_body"><text:span text:style-name="T2"/></text:p>
      <text:p text:style-name="Text_20_body"><text:span text:style-name="T2">* f*g+h becomes (f*g)+h becomes (f.mul(g)).add(h) and thus the result has the</text:span></text:p>
      <text:p text:style-name="Text_20_body"><text:span text:style-name="T2">same parameters as f.</text:span></text:p>
      <text:p text:style-name="Text_20_body"><text:span text:style-name="T2"/></text:p>
      <text:p text:style-name="Text_20_body"><text:span text:style-name="T2">* h+f*g becomes h+(f*g) becomes h.add(f.mul(g)) and thus the result has the</text:span></text:p>
      <text:p text:style-name="Text_20_body"><text:span text:style-name="T2">same parameters as h.</text:span></text:p>
      <text:p text:style-name="Text_20_body"><text:span text:style-name="T2"/></text:p>
      <text:p text:style-name="Text_20_body"><text:span text:style-name="T2">* f*g*h has undefined order of evaluation since the two operators have equal</text:span></text:p>
      <text:p text:style-name="Text_20_body"><text:span text:style-name="T2">precedence, but the compiler is not free to assume that multiplication is</text:span></text:p>
      <text:p text:style-name="Text_20_body"><text:span text:style-name="T2">commutative and hence the result is either f.mul(g.mul(h)) or f.mul(g).mul(h)</text:span></text:p>
      <text:p text:style-name="Text_20_body"><text:span text:style-name="T2">which will both inherit the parameters of f.</text:span></text:p>
      <text:p text:style-name="Text_20_body"><text:span text:style-name="T2"/></text:p>
      <text:p text:style-name="Text_20_body"><text:span text:style-name="T2"/></text:p>
      <text:p text:style-name="Text_20_body"><text:span text:style-name="T2"/></text:p>
      <text:p text:style-name="Text_20_body"><text:span text:style-name="T2">In summary, the result always has the parameters of the leftmost function in</text:span></text:p>
      <text:p text:style-name="Text_20_body"><text:span text:style-name="T2">any expression. <text:s text:c="2"/>For greatest clarity, introduce parentheses or invoke the</text:span></text:p>
      <text:p text:style-name="Text_20_body"><text:span text:style-name="T2">actual methods/functions rather than relying upon operator overloading.</text:span></text:p>
      <text:p text:style-name="Text_20_body"><text:span text:style-name="T2"/></text:p>
      <text:p text:style-name="Text_20_body"><text:span text:style-name="T2">15.5. Overriding above behaviors</text:span></text:p>
      <text:p text:style-name="Text_20_body"><text:span text:style-name="T2"/></text:p>
      <text:p text:style-name="Text_20_body"><text:span text:style-name="T2">Operations that produce results dependent upon thresholds, etc., must provide</text:span></text:p>
      <text:p text:style-name="Text_20_body"><text:span text:style-name="T2">additional interfaces that permit specification of all controlling parameters</text:span></text:p>
      <text:p text:style-name="Text_20_body"><text:span text:style-name="T2">which will be used in the operation and preserved in the result. <text:s text:c="2"/>For all</text:span></text:p>
      <text:p text:style-name="Text_20_body"><text:span text:style-name="T2">other operations, it suffices to make thresholds, etc., settable after the</text:span></text:p>
      <text:p text:style-name="Text_20_body"><text:span text:style-name="T2">completion of an operation.</text:span></text:p>
      <text:p text:style-name="Text_20_body"><text:span text:style-name="T2"/></text:p>
      <text:p text:style-name="Text_20_body"><text:span text:style-name="T2"/></text:p>
      <text:p text:style-name="Text_20_body"><text:span text:style-name="T2"/></text:p>
      <text:p text:style-name="Text_20_body"><text:span text:style-name="T2">16. To do list</text:span></text:p>
      <text:p text:style-name="Text_20_body"><text:span text:style-name="T2"/></text:p>
      <text:p text:style-name="Text_20_body"><text:span text:style-name="T2"/></text:p>
      <text:p text:style-name="Text_20_body"><text:span text:style-name="T2"/></text:p>
      <text:p text:style-name="Text_20_body"><text:span text:style-name="T2">WorldDC needs to take note of prefetch in progress which means storing a</text:span></text:p>
      <text:p text:style-name="Text_20_body"><text:span text:style-name="T2">reference to the future that will be holding the result</text:span></text:p>
      <text:p text:style-name="Text_20_body"><text:span text:style-name="T2"/></text:p>
      <text:p text:style-name="Text_20_body"><text:span text:style-name="T2"/></text:p>
      <text:p text:style-name="Text_20_body"><text:span text:style-name="T2"/></text:p>
      <text:p text:style-name="Text_20_body"><text:span text:style-name="T2">Profiling in World::await</text:span></text:p>
      <text:p text:style-name="Text_20_body"><text:span text:style-name="T2"/></text:p>
      <text:p text:style-name="Text_20_body"><text:span text:style-name="T2"/></text:p>
      <text:p text:style-name="Text_20_body"><text:span text:style-name="T2"/></text:p>
      <text:p text:style-name="Text_20_body"><text:span text:style-name="T2">Using optimized versions of transform and transform _inplace</text:span></text:p>
      <text:p text:style-name="Text_20_body"><text:span text:style-name="T2"/></text:p>
      <text:p text:style-name="Text_20_body"><text:span text:style-name="T2"/></text:p>
      <text:p text:style-name="Text_20_body"><text:span text:style-name="T2"/></text:p>
      <text:p text:style-name="Text_20_body"><text:span text:style-name="T2">Design of mutex and critical section classes based on existing stuff (links in</text:span></text:p>
      <text:p text:style-name="Text_20_body"><text:span text:style-name="T2">RJH bookmarks)</text:span></text:p>
      <text:p text:style-name="Text_20_body"><text:span text:style-name="T2"/></text:p>
      <text:p text:style-name="Text_20_body"><text:span text:style-name="T2"/></text:p>
      <text:p text:style-name="Text_20_body"><text:span text:style-name="T2"/></text:p>
      <text:p text:style-name="Text_20_body"><text:span text:style-name="T2">BGL recvd message count bug?</text:span></text:p>
      <text:p text:style-name="Text_20_body"><text:span text:style-name="T2"/></text:p>
      <text:p text:style-name="Text_20_body"><text:span text:style-name="T2">1 http://www.difranco.net/cop2334/Outlines/ch18.htm</text:span></text:p>
      <text:p text:style-name="Text_20_body"><text:span text:style-name="T2"/></text:p>
      <text:p text:style-name="Text_20_body"><text:span text:style-name="T2">2 http://msdn2.microsoft.com/en-us/library/yck2zaey(vs.80).aspx</text:span></text:p>
      <text:p text:style-name="Text_20_body"><text:span text:style-name="T2"/></text:p>
      <text:p text:style-name="Text_20_body"><text:span text:style-name="T2">3 http://www.difranco.net/cop2334/cpp _op _prec.htm</text:span></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Integral convolution operator</text:span></text:p>
      <text:p text:style-name="Text_20_body"><text:span text:style-name="T2"/></text:p>
      <text:p text:style-name="Text_20_body"><text:span text:style-name="T2"/></text:p>
      <text:p text:style-name="Text_20_body"><text:span text:style-name="T2"/></text:p>
      <text:p text:style-name="Text_20_body"><text:span text:style-name="T2">Separated form</text:span></text:p>
      <text:p text:style-name="Text_20_body"><text:span text:style-name="T2"/></text:p>
      <text:p text:style-name="Text_20_body"><text:span text:style-name="T2"/></text:p>
      <text:p text:style-name="Text_20_body"><text:span text:style-name="T2"/></text:p>
      <text:p text:style-name="Text_20_body"><text:span text:style-name="T2">Convolution with a single operator</text:span></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s/>end{document}</text:span></text:p>
      <text:p text:style-name="P4"><text:span text:style-name="T2"><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ce style:name="DejaVu Sans Mono" svg:font-family="'DejaVu Sans Mono'" style:font-family-generic="modern" style:font-pitch="fixed"/>
    <style:font-face style:name="Geneva" svg:font-family="Geneva" style:font-pitch="variable"/>
    <style:font-face style:name="Times New Roman1"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text-properties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Times New Roman"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text-properties style:font-name="Times New Roman"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Caption" style:family="paragraph" style:parent-style-name="Standard" style:class="extra">
      <style:paragraph-properties fo:margin-top="0.0835in" fo:margin-bottom="0.0835in" text:number-lines="false" text:line-number="0"/>
      <style:text-properties style:font-name="Times New Roman"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New Roman"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_20_Body" style:display-name="Text Body" style:family="paragraph" style:parent-style-name="Standard" style:class="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3"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Left_20_Page" style:display-name="Left Page" style:page-layout-name="pm2" style:next-style-name="Right_20_Page">
      <style:footer>
        <text:p text:style-name="P1"><text:page-number text:select-page="current">1</text:page-number></text:p>
      </style:footer>
    </style:master-page>
    <style:master-page style:name="Right_20_Page" style:display-name="Right Page" style:page-layout-name="pm3" style:next-style-name="Left_20_Page">
      <style:footer>
        <text:p text:style-name="P1"><text:page-number text:select-page="current">1</text:page-number></text:p>
      </style:footer>
    </style:master-page>
    <style:master-page style:name="Title_20_page" style:display-name="Title page" style:page-layout-name="pm4" style:next-style-name="License_20_page"/>
    <style:master-page style:name="License_20_page" style:display-name="License page" style:page-layout-name="pm5" style:next-style-name="Blank_20_left_20_page"/>
    <style:master-page style:name="Dedication_20_page" style:display-name="Dedication page" style:page-layout-name="pm5" style:next-style-name="Blank_20_left_20_page"/>
    <style:master-page style:name="Blank_20_left_20_page" style:display-name="Blank left page" style:page-layout-name="pm5" style:next-style-name="Right_20_Page"/>
    <style:master-page style:name="TOC_20_first_20_page" style:display-name="TOC first page" style:page-layout-name="pm5" style:next-style-name="Blank_20_left_20_page"/>
    <style:master-page style:name="TOC_20_left_20_page" style:display-name="TOC left page" style:page-layout-name="pm5"/>
    <style:master-page style:name="TOC_20_right_20_page" style:display-name="TOC right page" style:page-layout-name="pm5"/>
    <style:master-page style:name="First_20_right_20_numbered_20_page" style:display-name="First right numbered page" style:page-layout-name="pm6" style:next-style-name="Left_20_Page">
      <style:footer>
        <text:p text:style-name="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7-08-23T10:11:33</meta:creation-date>
    <dc:creator>Robert Harrison</dc:creator>
    <dc:date>2007-08-26T17:06:08</dc:date>
    <dc:language>en-US</dc:language>
    <meta:editing-cycles>44</meta:editing-cycles>
    <meta:editing-duration>PT17H19M25S</meta:editing-duration>
    <meta:user-defined meta:name="Info 1"/>
    <meta:user-defined meta:name="Info 2"/>
    <meta:user-defined meta:name="Info 3"/>
    <meta:user-defined meta:name="Info 4"/>
    <meta:document-statistic meta:table-count="32" meta:image-count="0" meta:object-count="66" meta:page-count="26" meta:paragraph-count="481" meta:word-count="5220" meta:character-count="31960"/>
  </office:meta>
</office:document-meta>
</file>

<file path=Object 1/content.xml><?xml version="1.0" encoding="utf-8"?>
<!DOCTYPE math  PUBLIC '-//OpenOffice.org//DTD Modified W3C MathML 1.01//EN'  'math.dtd'>
<math:math xmlns:math="http://www.w3.org/1998/Math/MathML">
  <math:semantics>
    <math:mrow>
      <math:mrow>
        <math:mi>i</math:mi>
        <math:mo math:stretchy="false">=</math:mo>
        <math:mn>0,</math:mn>
      </math:mrow>
      <math:mo math:stretchy="false">…</math:mo>
      <math:mi>,</math:mi>
      <math:mrow>
        <math:mi>k</math:mi>
        <math:mo math:stretchy="false">−</math:mo>
        <math:mn>1</math:mn>
      </math:mrow>
    </math:mrow>
    <math:annotation math:encoding="StarMath 5.0">i = 0, dotslow , k-1</math:annotation>
  </math:semantics>
</math:math>
</file>

<file path=Object 10/content.xml><?xml version="1.0" encoding="utf-8"?>
<!DOCTYPE math  PUBLIC '-//OpenOffice.org//DTD Modified W3C MathML 1.01//EN'  'math.dtd'>
<math:math xmlns:math="http://www.w3.org/1998/Math/MathML">
  <math:semantics>
    <math:mrow>
      <math:msub>
        <math:mi>L</math:mi>
        <math:mn>2</math:mn>
      </math:msub>
      <math:mrow>
        <math:mo math:stretchy="false">[</math:mo>
        <math:mn>0,1</math:mn>
        <math:mo math:stretchy="false">]</math:mo>
      </math:mrow>
    </math:mrow>
    <math:annotation math:encoding="StarMath 5.0">L_2 [0,1]</math:annotation>
  </math:semantics>
</math:math>
</file>

<file path=Object 11/content.xml><?xml version="1.0" encoding="utf-8"?>
<!DOCTYPE math  PUBLIC '-//OpenOffice.org//DTD Modified W3C MathML 1.01//EN'  'math.dtd'>
<math:math xmlns:math="http://www.w3.org/1998/Math/MathML">
  <math:semantics>
    <math:mrow>
      <math:mrow>
        <math:mrow>
          <math:msubsup>
            <math:mi>V</math:mi>
            <math:mn>0</math:mn>
            <math:mi>k</math:mi>
          </math:msubsup>
          <math:mo math:stretchy="false">⊂</math:mo>
          <math:msubsup>
            <math:mi>V</math:mi>
            <math:mn>1</math:mn>
            <math:mi>k</math:mi>
          </math:msubsup>
        </math:mrow>
        <math:mo math:stretchy="false">⊂</math:mo>
        <math:msubsup>
          <math:mi>V</math:mi>
          <math:mn>2</math:mn>
          <math:mi>k</math:mi>
        </math:msubsup>
      </math:mrow>
      <math:mo math:stretchy="false">⊂</math:mo>
      <math:mo math:stretchy="false">⋯</math:mo>
    </math:mrow>
    <math:annotation math:encoding="StarMath 5.0">V_0^k subset V_1^k subset V_2^k subset dotsaxis </math:annotation>
  </math:semantics>
</math:math>
</file>

<file path=Object 12/content.xml><?xml version="1.0" encoding="utf-8"?>
<!DOCTYPE math  PUBLIC '-//OpenOffice.org//DTD Modified W3C MathML 1.01//EN'  'math.dtd'>
<math:math xmlns:math="http://www.w3.org/1998/Math/MathML">
  <math:semantics>
    <math:mrow>
      <math:mrow>
        <math:mrow>
          <math:munderover>
            <math:mo math:stretchy="false">∫</math:mo>
            <math:mrow>
              <math:mo math:stretchy="false">−</math:mo>
              <math:mo math:stretchy="false">∞</math:mo>
            </math:mrow>
            <math:mo math:stretchy="false">∞</math:mo>
          </math:munderover>
          <math:mrow>
            <math:msubsup>
              <math:mo math:stretchy="false">φ</math:mo>
              <math:mrow>
                <math:mi>i</math:mi>
                <math:mi>l</math:mi>
              </math:mrow>
              <math:mi>n</math:mi>
            </math:msubsup>
            <math:mrow>
              <math:mo math:stretchy="false">(</math:mo>
              <math:mi>x</math:mi>
              <math:mo math:stretchy="false">)</math:mo>
            </math:mrow>
            <math:msubsup>
              <math:mo math:stretchy="false">φ</math:mo>
              <math:mrow>
                <math:mi>j</math:mi>
                <math:mi>m</math:mi>
              </math:mrow>
              <math:mi>n</math:mi>
            </math:msubsup>
            <math:mrow>
              <math:mo math:stretchy="false">(</math:mo>
              <math:mi>x</math:mi>
              <math:mo math:stretchy="false">)</math:mo>
            </math:mrow>
            <math:mi math:fontstyle="italic">dx</math:mi>
          </math:mrow>
        </math:mrow>
        <math:mo math:stretchy="false">=</math:mo>
        <math:msub>
          <math:mo math:stretchy="false">δ</math:mo>
          <math:mrow>
            <math:mi>i</math:mi>
            <math:mi>j</math:mi>
          </math:mrow>
        </math:msub>
      </math:mrow>
      <math:msub>
        <math:mo math:stretchy="false">δ</math:mo>
        <math:mrow>
          <math:mi>l</math:mi>
          <math:mi>m</math:mi>
        </math:mrow>
      </math:msub>
    </math:mrow>
    <math:annotation math:encoding="StarMath 5.0">int from {- infinity} to infinity { %phi_{i l}^n (x) %phi_{j m}^n (x) dx } = %delta_{i j} %delta_{l m}</math:annotation>
  </math:semantics>
</math:math>
</file>

<file path=Object 13/content.xml><?xml version="1.0" encoding="utf-8"?>
<!DOCTYPE math  PUBLIC '-//OpenOffice.org//DTD Modified W3C MathML 1.01//EN'  'math.dtd'>
<math:math xmlns:math="http://www.w3.org/1998/Math/MathML">
  <math:semantics>
    <math:mtable>
      <math:mtr>
        <math:mtd>
          <math:mrow>
            <math:mrow>
              <math:msub>
                <math:mo math:stretchy="false">φ</math:mo>
                <math:mi>i</math:mi>
              </math:msub>
              <math:mrow>
                <math:mo math:stretchy="false">(</math:mo>
                <math:mi>x</math:mi>
                <math:mo math:stretchy="false">)</math:mo>
              </math:mrow>
            </math:mrow>
          </math:mrow>
        </math:mtd>
        <math:mtd>
          <math:mtext>=</math:mtext>
        </math:mtd>
        <math:mtd>
          <math:mrow>
            <math:msqrt>
              <math:mn>2</math:mn>
            </math:msqrt>
            <math:mrow>
              <math:munderover>
                <math:mo math:stretchy="false">∑</math:mo>
                <math:mrow>
                  <math:mi>j</math:mi>
                  <math:mo math:stretchy="false">=</math:mo>
                  <math:mn>0</math:mn>
                </math:mrow>
                <math:mrow>
                  <math:mi>k</math:mi>
                  <math:mo math:stretchy="false">−</math:mo>
                  <math:mn>1</math:mn>
                </math:mrow>
              </math:munderover>
              <math:mfenced math:open="" math:close="">
                <math:mrow>
                  <math:msubsup>
                    <math:mi>h</math:mi>
                    <math:mrow>
                      <math:mi>i</math:mi>
                      <math:mi>j</math:mi>
                    </math:mrow>
                    <math:mrow>
                      <math:mo math:stretchy="false">(</math:mo>
                      <math:mn>0</math:mn>
                      <math:mo math:stretchy="false">)</math:mo>
                    </math:mrow>
                  </math:msubsup>
                  <math:msub>
                    <math:mo math:stretchy="false">φ</math:mo>
                    <math:mi>j</math:mi>
                  </math:msub>
                  <math:mrow>
                    <math:mrow>
                      <math:mo math:stretchy="false">(</math:mo>
                      <math:mrow>
                        <math:mn>2</math:mn>
                        <math:mi>x</math:mi>
                      </math:mrow>
                      <math:mo math:stretchy="false">)</math:mo>
                    </math:mrow>
                    <math:mo math:stretchy="false">+</math:mo>
                    <math:msubsup>
                      <math:mi>h</math:mi>
                      <math:mrow>
                        <math:mi>i</math:mi>
                        <math:mi>j</math:mi>
                      </math:mrow>
                      <math:mrow>
                        <math:mo math:stretchy="false">(</math:mo>
                        <math:mn>1</math:mn>
                        <math:mo math:stretchy="false">)</math:mo>
                      </math:mrow>
                    </math:msubsup>
                  </math:mrow>
                  <math:msub>
                    <math:mo math:stretchy="false">φ</math:mo>
                    <math:mi>j</math:mi>
                  </math:msub>
                  <math:mrow>
                    <math:mo math:stretchy="false">(</math:mo>
                    <math:mrow>
                      <math:mn>2</math:mn>
                      <math:mrow>
                        <math:mi>x</math:mi>
                        <math:mo math:stretchy="false">−</math:mo>
                        <math:mn>1</math:mn>
                      </math:mrow>
                    </math:mrow>
                    <math:mo math:stretchy="false">)</math:mo>
                  </math:mrow>
                </math:mrow>
              </math:mfenced>
            </math:mrow>
          </math:mrow>
        </math:mtd>
      </math:mtr>
      <math:mtr>
        <math:mtd>
          <math:mrow>
            <math:msubsup>
              <math:mo math:stretchy="false">φ</math:mo>
              <math:mrow>
                <math:mi>i</math:mi>
                <math:mi>l</math:mi>
              </math:mrow>
              <math:mi>n</math:mi>
            </math:msubsup>
            <math:mrow>
              <math:mo math:stretchy="false">(</math:mo>
              <math:mi>x</math:mi>
              <math:mo math:stretchy="false">)</math:mo>
            </math:mrow>
          </math:mrow>
        </math:mtd>
        <math:mtd>
          <math:mtext>=</math:mtext>
        </math:mtd>
        <math:mtd>
          <math:mrow>
            <math:mrow>
              <math:munderover>
                <math:mo math:stretchy="false">∑</math:mo>
                <math:mrow>
                  <math:mi>j</math:mi>
                  <math:mo math:stretchy="false">=</math:mo>
                  <math:mn>0</math:mn>
                </math:mrow>
                <math:mrow>
                  <math:mi>k</math:mi>
                  <math:mo math:stretchy="false">−</math:mo>
                  <math:mn>1</math:mn>
                </math:mrow>
              </math:munderover>
              <math:mfenced math:open="" math:close="">
                <math:mrow>
                  <math:msubsup>
                    <math:mi>h</math:mi>
                    <math:mrow>
                      <math:mi>i</math:mi>
                      <math:mi>j</math:mi>
                    </math:mrow>
                    <math:mrow>
                      <math:mo math:stretchy="false">(</math:mo>
                      <math:mn>0</math:mn>
                      <math:mo math:stretchy="false">)</math:mo>
                    </math:mrow>
                  </math:msubsup>
                  <math:msubsup>
                    <math:mo math:stretchy="false">φ</math:mo>
                    <math:mrow>
                      <math:mi>j</math:mi>
                      <math:mn>2</math:mn>
                      <math:mi>l</math:mi>
                    </math:mrow>
                    <math:mrow>
                      <math:mi>n</math:mi>
                      <math:mo math:stretchy="false">+</math:mo>
                      <math:mn>1</math:mn>
                    </math:mrow>
                  </math:msubsup>
                  <math:mrow>
                    <math:mrow>
                      <math:mo math:stretchy="false">(</math:mo>
                      <math:mi>x</math:mi>
                      <math:mo math:stretchy="false">)</math:mo>
                    </math:mrow>
                    <math:mo math:stretchy="false">+</math:mo>
                    <math:msubsup>
                      <math:mi>h</math:mi>
                      <math:mrow>
                        <math:mi>i</math:mi>
                        <math:mi>j</math:mi>
                      </math:mrow>
                      <math:mrow>
                        <math:mo math:stretchy="false">(</math:mo>
                        <math:mn>1</math:mn>
                        <math:mo math:stretchy="false">)</math:mo>
                      </math:mrow>
                    </math:msubsup>
                  </math:mrow>
                  <math:msubsup>
                    <math:mo math:stretchy="false">φ</math:mo>
                    <math:mrow>
                      <math:mi>j</math:mi>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fenced>
            </math:mrow>
          </math:mrow>
        </math:mtd>
      </math:mtr>
    </math:mtable>
    <math:annotation math:encoding="StarMath 5.0">matrix {
 alignr %phi_i (x) # "=" #  sqrt 2 sum from {j = 0}  to {k - 1} left ( h_{i j}^{(0)} %phi_j
 (2 x) + h_{i j}^{(1)} %phi_j (2 x - 1) right )  ##
 %phi_{i l}^n (x) # "=" # alignl sum from {j = 0} to {k - 1} left ( h_{i j}^{(0)} %phi_{j 2
 l}^{n + 1} (x) + h_{i j}^{(1)} %phi_{j 2 l + 1}^{n + 1} (x) right )
 }    </math:annotation>
  </math:semantics>
</math:math>
</file>

<file path=Object 14/content.xml><?xml version="1.0" encoding="utf-8"?>
<!DOCTYPE math  PUBLIC '-//OpenOffice.org//DTD Modified W3C MathML 1.01//EN'  'math.dtd'>
<math:math xmlns:math="http://www.w3.org/1998/Math/MathML">
  <math:semantics>
    <math:msup>
      <math:mi>H</math:mi>
      <math:mrow>
        <math:mo math:stretchy="false">(</math:mo>
        <math:mn>0</math:mn>
        <math:mo math:stretchy="false">)</math:mo>
      </math:mrow>
    </math:msup>
    <math:annotation math:encoding="StarMath 5.0">H^{(0)}</math:annotation>
  </math:semantics>
</math:math>
</file>

<file path=Object 15/content.xml><?xml version="1.0" encoding="utf-8"?>
<!DOCTYPE math  PUBLIC '-//OpenOffice.org//DTD Modified W3C MathML 1.01//EN'  'math.dtd'>
<math:math xmlns:math="http://www.w3.org/1998/Math/MathML">
  <math:semantics>
    <math:msup>
      <math:mi>H</math:mi>
      <math:mrow>
        <math:mo math:stretchy="false">(</math:mo>
        <math:mn>1</math:mn>
        <math:mo math:stretchy="false">)</math:mo>
      </math:mrow>
    </math:msup>
    <math:annotation math:encoding="StarMath 5.0">H^{(1)}</math:annotation>
  </math:semantics>
</math:math>
</file>

<file path=Object 16/content.xml><?xml version="1.0" encoding="utf-8"?>
<!DOCTYPE math  PUBLIC '-//OpenOffice.org//DTD Modified W3C MathML 1.01//EN'  'math.dtd'>
<math:math xmlns:math="http://www.w3.org/1998/Math/MathML">
  <math:semantics>
    <math:mrow>
      <math:msubsup>
        <math:mi>V</math:mi>
        <math:mi>n</math:mi>
        <math:mi>k</math:mi>
      </math:msubsup>
      <math:mo math:stretchy="false">=</math:mo>
      <math:mrow>
        <math:mrow>
          <math:mrow>
            <math:msubsup>
              <math:mi>V</math:mi>
              <math:mn>0</math:mn>
              <math:mi>k</math:mi>
            </math:msubsup>
            <math:mo math:stretchy="false">+</math:mo>
            <math:mfenced math:open="" math:close="">
              <math:mrow>
                <math:msubsup>
                  <math:mi>V</math:mi>
                  <math:mn>1</math:mn>
                  <math:mi>k</math:mi>
                </math:msubsup>
                <math:mo math:stretchy="false">−</math:mo>
                <math:msubsup>
                  <math:mi>V</math:mi>
                  <math:mn>0</math:mn>
                  <math:mi>k</math:mi>
                </math:msubsup>
              </math:mrow>
            </math:mfenced>
          </math:mrow>
          <math:mo math:stretchy="false">+</math:mo>
          <math:mo math:stretchy="false">⋯</math:mo>
        </math:mrow>
        <math:mo math:stretchy="false">+</math:mo>
        <math:mfenced math:open="" math:close="">
          <math:mrow>
            <math:msubsup>
              <math:mi>V</math:mi>
              <math:mi>n</math:mi>
              <math:mi>k</math:mi>
            </math:msubsup>
            <math:mo math:stretchy="false">−</math:mo>
            <math:msubsup>
              <math:mi>V</math:mi>
              <math:mrow>
                <math:mi>n</math:mi>
                <math:mo math:stretchy="false">−</math:mo>
                <math:mn>1</math:mn>
              </math:mrow>
              <math:mi>k</math:mi>
            </math:msubsup>
          </math:mrow>
        </math:mfenced>
      </math:mrow>
    </math:mrow>
    <math:annotation math:encoding="StarMath 5.0">V_n^k = V_0^k +  left ( V_1^k - V_0^k right ) + dotsaxis + left ( V_n^k - V_{n - 1}^k right ) </math:annotation>
  </math:semantics>
</math:math>
</file>

<file path=Object 17/content.xml><?xml version="1.0" encoding="utf-8"?>
<!DOCTYPE math  PUBLIC '-//OpenOffice.org//DTD Modified W3C MathML 1.01//EN'  'math.dtd'>
<math:math xmlns:math="http://www.w3.org/1998/Math/MathML">
  <math:semantics>
    <math:msubsup>
      <math:mi>W</math:mi>
      <math:mi>n</math:mi>
      <math:mi>k</math:mi>
    </math:msubsup>
    <math:annotation math:encoding="StarMath 5.0">W_n^k</math:annotation>
  </math:semantics>
</math:math>
</file>

<file path=Object 18/content.xml><?xml version="1.0" encoding="utf-8"?>
<!DOCTYPE math  PUBLIC '-//OpenOffice.org//DTD Modified W3C MathML 1.01//EN'  'math.dtd'>
<math:math xmlns:math="http://www.w3.org/1998/Math/MathML">
  <math:semantics>
    <math:mrow>
      <math:msubsup>
        <math:mi>V</math:mi>
        <math:mrow>
          <math:mi>n</math:mi>
          <math:mo math:stretchy="false">+</math:mo>
          <math:mn>1</math:mn>
        </math:mrow>
        <math:mi>k</math:mi>
      </math:msubsup>
      <math:mo math:stretchy="false">=</math:mo>
      <math:mrow>
        <math:msubsup>
          <math:mi>V</math:mi>
          <math:mi>n</math:mi>
          <math:mi>k</math:mi>
        </math:msubsup>
        <math:mo math:stretchy="false">⊕</math:mo>
        <math:msubsup>
          <math:mi>W</math:mi>
          <math:mi>n</math:mi>
          <math:mi>k</math:mi>
        </math:msubsup>
      </math:mrow>
    </math:mrow>
    <math:annotation math:encoding="StarMath 5.0">V_{n + 1}^k = V_n^k oplus W_n^k</math:annotation>
  </math:semantics>
</math:math>
</file>

<file path=Object 19/content.xml><?xml version="1.0" encoding="utf-8"?>
<!DOCTYPE math  PUBLIC '-//OpenOffice.org//DTD Modified W3C MathML 1.01//EN'  'math.dtd'>
<math:math xmlns:math="http://www.w3.org/1998/Math/MathML">
  <math:semantics>
    <math:msubsup>
      <math:mi>W</math:mi>
      <math:mi>n</math:mi>
      <math:mi>k</math:mi>
    </math:msubsup>
    <math:annotation math:encoding="StarMath 5.0">W_n^k</math:annotation>
  </math:semantics>
</math:math>
</file>

<file path=Object 2/content.xml><?xml version="1.0" encoding="utf-8"?>
<!DOCTYPE math  PUBLIC '-//OpenOffice.org//DTD Modified W3C MathML 1.01//EN'  'math.dtd'>
<math:math xmlns:math="http://www.w3.org/1998/Math/MathML">
  <math:semantics>
    <math:mrow>
      <math:mo math:stretchy="false">φ</math:mo>
      <math:mrow>
        <math:mrow>
          <math:mo math:stretchy="false">(</math:mo>
          <math:mi>x</math:mi>
          <math:mo math:stretchy="false">)</math:mo>
        </math:mrow>
        <math:mo math:stretchy="false">=</math:mo>
        <math:mrow>
          <math:mo math:stretchy="true">{</math:mo>
          <math:mtable>
            <math:mtr>
              <math:mtd>
                <math:mrow>
                  <math:msqrt>
                    <math:mrow>
                      <math:mn>2</math:mn>
                      <math:mrow>
                        <math:mi>i</math:mi>
                        <math:mo math:stretchy="false">+</math:mo>
                        <math:mn>1</math:mn>
                      </math:mrow>
                    </math:mrow>
                  </math:msqrt>
                  <math:mi>P</math:mi>
                  <math:mrow>
                    <math:mo math:stretchy="false">(</math:mo>
                    <math:mrow>
                      <math:mn>2</math:mn>
                      <math:mrow>
                        <math:mi>x</math:mi>
                        <math:mo math:stretchy="false">−</math:mo>
                        <math:mn>1</math:mn>
                      </math:mrow>
                    </math:mrow>
                    <math:mo math:stretchy="false">)</math:mo>
                  </math:mrow>
                </math:mrow>
              </math:mtd>
              <math:mtd>
                <math:mrow>
                  <math:mrow>
                    <math:mn>0</math:mn>
                    <math:mo math:stretchy="false">≤</math:mo>
                    <math:mi>x</math:mi>
                  </math:mrow>
                  <math:mo math:stretchy="false">≤</math:mo>
                  <math:mn>1</math:mn>
                </math:mrow>
              </math:mtd>
            </math:mtr>
            <math:mtr>
              <math:mtd>
                <math:mn>0</math:mn>
              </math:mtd>
              <math:mtd>
                <math:mstyle math:fontstyle="normal">
                  <math:mrow>
                    <math:mi>otherwise</math:mi>
                  </math:mrow>
                </math:mstyle>
              </math:mtd>
            </math:mtr>
          </math:mtable>
        </math:mrow>
      </math:mrow>
    </math:mrow>
    <math:annotation math:encoding="StarMath 5.0">%phi(x) = left lbrace matrix { sqrt{2 i + 1} P (2 x - 1) # 0 &lt;= x &lt;= 1 ## 0 # nitalic otherwise } right none


</math:annotation>
  </math:semantics>
</math:math>
</file>

<file path=Object 20/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21/content.xml><?xml version="1.0" encoding="utf-8"?>
<!DOCTYPE math  PUBLIC '-//OpenOffice.org//DTD Modified W3C MathML 1.01//EN'  'math.dtd'>
<math:math xmlns:math="http://www.w3.org/1998/Math/MathML">
  <math:semantics>
    <math:mtable>
      <math:mtr>
        <math:mtd>
          <math:mrow>
            <math:msub>
              <math:mo math:stretchy="false">ψ</math:mo>
              <math:mi>i</math:mi>
            </math:msub>
            <math:mrow>
              <math:mo math:stretchy="false">(</math:mo>
              <math:mi>x</math:mi>
              <math:mo math:stretchy="false">)</math:mo>
            </math:mrow>
          </math:mrow>
        </math:mtd>
        <math:mtd>
          <math:mtext>=</math:mtext>
        </math:mtd>
        <math:mtd>
          <math:mrow>
            <math:msqrt>
              <math:mn>2</math:mn>
            </math:msqrt>
            <math:mrow>
              <math:msubsup>
                <math:mo math:stretchy="false">∑</math:mo>
                <math:mrow>
                  <math:mi>j</math:mi>
                  <math:mo math:stretchy="false">=</math:mo>
                  <math:mn>0</math:mn>
                </math:mrow>
                <math:mrow>
                  <math:mi>k</math:mi>
                  <math:mo math:stretchy="false">−</math:mo>
                  <math:mn>1</math:mn>
                </math:mrow>
              </math:msubsup>
              <math:mfenced math:open="" math:close="">
                <math:mrow>
                  <math:msubsup>
                    <math:mi>g</math:mi>
                    <math:mrow>
                      <math:mi>i</math:mi>
                      <math:mi>j</math:mi>
                    </math:mrow>
                    <math:mrow>
                      <math:mo math:stretchy="false">(</math:mo>
                      <math:mn>0</math:mn>
                      <math:mo math:stretchy="false">)</math:mo>
                    </math:mrow>
                  </math:msubsup>
                  <math:msub>
                    <math:mo math:stretchy="false">φ</math:mo>
                    <math:mi>j</math:mi>
                  </math:msub>
                  <math:mrow>
                    <math:mrow>
                      <math:mo math:stretchy="false">(</math:mo>
                      <math:mrow>
                        <math:mn>2</math:mn>
                        <math:mi>x</math:mi>
                      </math:mrow>
                      <math:mo math:stretchy="false">)</math:mo>
                    </math:mrow>
                    <math:mo math:stretchy="false">+</math:mo>
                    <math:msubsup>
                      <math:mi>g</math:mi>
                      <math:mrow>
                        <math:mi>i</math:mi>
                        <math:mi>j</math:mi>
                      </math:mrow>
                      <math:mrow>
                        <math:mo math:stretchy="false">(</math:mo>
                        <math:mn>1</math:mn>
                        <math:mo math:stretchy="false">)</math:mo>
                      </math:mrow>
                    </math:msubsup>
                  </math:mrow>
                  <math:msub>
                    <math:mo math:stretchy="false">φ</math:mo>
                    <math:mi>j</math:mi>
                  </math:msub>
                  <math:mrow>
                    <math:mo math:stretchy="false">(</math:mo>
                    <math:mrow>
                      <math:mn>2</math:mn>
                      <math:mrow>
                        <math:mi>x</math:mi>
                        <math:mo math:stretchy="false">−</math:mo>
                        <math:mn>1</math:mn>
                      </math:mrow>
                    </math:mrow>
                    <math:mo math:stretchy="false">)</math:mo>
                  </math:mrow>
                </math:mrow>
              </math:mfenced>
            </math:mrow>
          </math:mrow>
        </math:mtd>
      </math:mtr>
      <math:mtr>
        <math:mtd>
          <math:mrow>
            <math:msubsup>
              <math:mo math:stretchy="false">ψ</math:mo>
              <math:mrow>
                <math:mi>i</math:mi>
                <math:mi>l</math:mi>
              </math:mrow>
              <math:mi>n</math:mi>
            </math:msubsup>
            <math:mrow>
              <math:mo math:stretchy="false">(</math:mo>
              <math:mi>x</math:mi>
              <math:mo math:stretchy="false">)</math:mo>
            </math:mrow>
          </math:mrow>
        </math:mtd>
        <math:mtd>
          <math:mtext>=</math:mtext>
        </math:mtd>
        <math:mtd>
          <math:mrow>
            <math:mrow>
              <math:msubsup>
                <math:mo math:stretchy="false">∑</math:mo>
                <math:mrow>
                  <math:mi>j</math:mi>
                  <math:mo math:stretchy="false">=</math:mo>
                  <math:mn>0</math:mn>
                </math:mrow>
                <math:mrow>
                  <math:mi>k</math:mi>
                  <math:mo math:stretchy="false">−</math:mo>
                  <math:mn>1</math:mn>
                </math:mrow>
              </math:msubsup>
              <math:mfenced math:open="" math:close="">
                <math:mrow>
                  <math:msubsup>
                    <math:mi>g</math:mi>
                    <math:mrow>
                      <math:mi>i</math:mi>
                      <math:mi>j</math:mi>
                    </math:mrow>
                    <math:mrow>
                      <math:mo math:stretchy="false">(</math:mo>
                      <math:mn>0</math:mn>
                      <math:mo math:stretchy="false">)</math:mo>
                    </math:mrow>
                  </math:msubsup>
                  <math:msubsup>
                    <math:mo math:stretchy="false">φ</math:mo>
                    <math:mrow>
                      <math:mi>j</math:mi>
                      <math:mn>2</math:mn>
                      <math:mi>l</math:mi>
                    </math:mrow>
                    <math:mrow>
                      <math:mi>n</math:mi>
                      <math:mo math:stretchy="false">+</math:mo>
                      <math:mn>1</math:mn>
                    </math:mrow>
                  </math:msubsup>
                  <math:mrow>
                    <math:mrow>
                      <math:mo math:stretchy="false">(</math:mo>
                      <math:mi>x</math:mi>
                      <math:mo math:stretchy="false">)</math:mo>
                    </math:mrow>
                    <math:mo math:stretchy="false">+</math:mo>
                    <math:msubsup>
                      <math:mi>g</math:mi>
                      <math:mrow>
                        <math:mi>i</math:mi>
                        <math:mi>j</math:mi>
                      </math:mrow>
                      <math:mrow>
                        <math:mo math:stretchy="false">(</math:mo>
                        <math:mn>1</math:mn>
                        <math:mo math:stretchy="false">)</math:mo>
                      </math:mrow>
                    </math:msubsup>
                  </math:mrow>
                  <math:msubsup>
                    <math:mo math:stretchy="false">φ</math:mo>
                    <math:mrow>
                      <math:mi>j</math:mi>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fenced>
            </math:mrow>
          </math:mrow>
        </math:mtd>
      </math:mtr>
    </math:mtable>
    <math:annotation math:encoding="StarMath 5.0">matrix { %psi_i (x) # "=" # sqrt{2} sum _{j = 0}^{k - 1} left ( g_{i j}^{(0)} %phi_j
 (2 x) + g_{i j}^{(1)} %phi_j (2 x - 1) right )  ##
 %psi_{i l}^n (x) # "=" # alignl sum _{j = 0}^{k - 1} left ( g_{i j}^{(0)} %phi_{j 2
 l}^{n + 1} (x) + g_{i j}^{(1)} %phi_{j 2 l + 1}^{n + 1} (x) right ) }</math:annotation>
  </math:semantics>
</math:math>
</file>

<file path=Object 22/content.xml><?xml version="1.0" encoding="utf-8"?>
<!DOCTYPE math  PUBLIC '-//OpenOffice.org//DTD Modified W3C MathML 1.01//EN'  'math.dtd'>
<math:math xmlns:math="http://www.w3.org/1998/Math/MathML">
  <math:semantics>
    <math:msup>
      <math:mi>G</math:mi>
      <math:mrow>
        <math:mo math:stretchy="false">(</math:mo>
        <math:mn>0</math:mn>
        <math:mo math:stretchy="false">)</math:mo>
      </math:mrow>
    </math:msup>
    <math:annotation math:encoding="StarMath 5.0">G^{(0)}</math:annotation>
  </math:semantics>
</math:math>
</file>

<file path=Object 23/content.xml><?xml version="1.0" encoding="utf-8"?>
<!DOCTYPE math  PUBLIC '-//OpenOffice.org//DTD Modified W3C MathML 1.01//EN'  'math.dtd'>
<math:math xmlns:math="http://www.w3.org/1998/Math/MathML">
  <math:semantics>
    <math:msup>
      <math:mi>G</math:mi>
      <math:mrow>
        <math:mo math:stretchy="false">(</math:mo>
        <math:mn>1</math:mn>
        <math:mo math:stretchy="false">)</math:mo>
      </math:mrow>
    </math:msup>
    <math:annotation math:encoding="StarMath 5.0">G^{(1)}</math:annotation>
  </math:semantics>
</math:math>
</file>

<file path=Object 24/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25/content.xml><?xml version="1.0" encoding="utf-8"?>
<!DOCTYPE math  PUBLIC '-//OpenOffice.org//DTD Modified W3C MathML 1.01//EN'  'math.dtd'>
<math:math xmlns:math="http://www.w3.org/1998/Math/MathML">
  <math:semantics>
    <math:mrow>
      <math:msubsup>
        <math:mi>V</math:mi>
        <math:mi>n</math:mi>
        <math:mi>k</math:mi>
      </math:msubsup>
      <math:mo math:stretchy="false">=</math:mo>
      <math:mrow>
        <math:mrow>
          <math:mrow>
            <math:mrow>
              <math:msubsup>
                <math:mi>V</math:mi>
                <math:mn>0</math:mn>
                <math:mi>k</math:mi>
              </math:msubsup>
              <math:mo math:stretchy="false">⊕</math:mo>
              <math:msubsup>
                <math:mi>W</math:mi>
                <math:mn>0</math:mn>
                <math:mi>k</math:mi>
              </math:msubsup>
            </math:mrow>
            <math:mo math:stretchy="false">⊕</math:mo>
            <math:msubsup>
              <math:mi>W</math:mi>
              <math:mn>1</math:mn>
              <math:mi>k</math:mi>
            </math:msubsup>
          </math:mrow>
          <math:mo math:stretchy="false">⊕</math:mo>
          <math:mo math:stretchy="false">⋯</math:mo>
        </math:mrow>
        <math:mo math:stretchy="false">⊕</math:mo>
        <math:msubsup>
          <math:mi>W</math:mi>
          <math:mrow>
            <math:mi>n</math:mi>
            <math:mo math:stretchy="false">−</math:mo>
            <math:mn>1</math:mn>
          </math:mrow>
          <math:mi>k</math:mi>
        </math:msubsup>
      </math:mrow>
    </math:mrow>
    <math:annotation math:encoding="StarMath 5.0">V_n^k = V_0^k oplus W_0^k oplus W_1^k oplus dotsaxis oplus W_{n - 1}^k</math:annotation>
  </math:semantics>
</math:math>
</file>

<file path=Object 26/content.xml><?xml version="1.0" encoding="utf-8"?>
<!DOCTYPE math  PUBLIC '-//OpenOffice.org//DTD Modified W3C MathML 1.01//EN'  'math.dtd'>
<math:math xmlns:math="http://www.w3.org/1998/Math/MathML">
  <math:semantics>
    <math:mrow>
      <math:msubsup>
        <math:mo math:stretchy="false">ψ</math:mo>
        <math:mrow>
          <math:mi>i</math:mi>
          <math:mi>l</math:mi>
        </math:mrow>
        <math:mi>n</math:mi>
      </math:msubsup>
      <math:mrow>
        <math:mrow>
          <math:mo math:stretchy="false">(</math:mo>
          <math:mi>x</math:mi>
          <math:mo math:stretchy="false">)</math:mo>
        </math:mrow>
        <math:mo math:stretchy="false">=</math:mo>
        <math:msup>
          <math:mn>2</math:mn>
          <math:mrow>
            <math:mi>n</math:mi>
            <math:mo math:stretchy="false">/</math:mo>
            <math:mn>2</math:mn>
          </math:mrow>
        </math:msup>
      </math:mrow>
      <math:msub>
        <math:mo math:stretchy="false">ψ</math:mo>
        <math:mi>i</math:mi>
      </math:msub>
      <math:mrow>
        <math:mo math:stretchy="false">(</math:mo>
        <math:mrow>
          <math:msup>
            <math:mn>2</math:mn>
            <math:mi>n</math:mi>
          </math:msup>
          <math:mrow>
            <math:mi>x</math:mi>
            <math:mo math:stretchy="false">−</math:mo>
            <math:mi>l</math:mi>
          </math:mrow>
        </math:mrow>
        <math:mo math:stretchy="false">)</math:mo>
      </math:mrow>
    </math:mrow>
    <math:annotation math:encoding="StarMath 5.0">%psi_{i l}^n (x) = 2^{n / 2} %psi_i (2^n x - l)</math:annotation>
  </math:semantics>
</math:math>
</file>

<file path=Object 27/content.xml><?xml version="1.0" encoding="utf-8"?>
<!DOCTYPE math  PUBLIC '-//OpenOffice.org//DTD Modified W3C MathML 1.01//EN'  'math.dtd'>
<math:math xmlns:math="http://www.w3.org/1998/Math/MathML">
  <math:semantics>
    <math:mtable>
      <math:mtr>
        <math:mtd>
          <math:mrow>
            <math:mrow>
              <math:mrow>
                <math:munderover>
                  <math:mo math:stretchy="false">∫</math:mo>
                  <math:mrow>
                    <math:mo math:stretchy="false">−</math:mo>
                    <math:mo math:stretchy="false">∞</math:mo>
                  </math:mrow>
                  <math:mo math:stretchy="false">∞</math:mo>
                </math:munderover>
                <math:msubsup>
                  <math:mo math:stretchy="false">ψ</math:mo>
                  <math:mrow>
                    <math:mi>i</math:mi>
                    <math:mi>l</math:mi>
                  </math:mrow>
                  <math:mi>n</math:mi>
                </math:msubsup>
              </math:mrow>
              <math:mrow>
                <math:mo math:stretchy="false">(</math:mo>
                <math:mi>x</math:mi>
                <math:mo math:stretchy="false">)</math:mo>
              </math:mrow>
              <math:msubsup>
                <math:mo math:stretchy="false">ψ</math:mo>
                <math:mrow>
                  <math:mi>i</math:mi>
                  <math:mi>'</math:mi>
                  <math:mi>l</math:mi>
                  <math:mi>'</math:mi>
                </math:mrow>
                <math:mrow>
                  <math:mi>n</math:mi>
                  <math:mi>'</math:mi>
                </math:mrow>
              </math:msubsup>
              <math:mrow>
                <math:mo math:stretchy="false">(</math:mo>
                <math:mi>x</math:mi>
                <math:mo math:stretchy="false">)</math:mo>
              </math:mrow>
              <math:mi math:fontstyle="italic">dx</math:mi>
            </math:mrow>
          </math:mrow>
        </math:mtd>
        <math:mtd>
          <math:mtext>=</math:mtext>
        </math:mtd>
        <math:mtd>
          <math:mrow>
            <math:msub>
              <math:mo math:stretchy="false">δ</math:mo>
              <math:mrow>
                <math:mi>n</math:mi>
                <math:mi>n</math:mi>
                <math:mi>'</math:mi>
              </math:mrow>
            </math:msub>
            <math:msub>
              <math:mo math:stretchy="false">δ</math:mo>
              <math:mrow>
                <math:mi>i</math:mi>
                <math:mi>i</math:mi>
                <math:mi>'</math:mi>
              </math:mrow>
            </math:msub>
            <math:msub>
              <math:mo math:stretchy="false">δ</math:mo>
              <math:mrow>
                <math:mi>l</math:mi>
                <math:mi>l</math:mi>
                <math:mi>'</math:mi>
              </math:mrow>
            </math:msub>
          </math:mrow>
        </math:mtd>
      </math:mtr>
      <math:mtr>
        <math:mtd>
          <math:mrow>
            <math:mrow>
              <math:mrow>
                <math:munderover>
                  <math:mo math:stretchy="false">∫</math:mo>
                  <math:mrow>
                    <math:mo math:stretchy="false">−</math:mo>
                    <math:mo math:stretchy="false">∞</math:mo>
                  </math:mrow>
                  <math:mo math:stretchy="false">∞</math:mo>
                </math:munderover>
                <math:msubsup>
                  <math:mo math:stretchy="false">ψ</math:mo>
                  <math:mrow>
                    <math:mi>i</math:mi>
                    <math:mi>l</math:mi>
                  </math:mrow>
                  <math:mi>n</math:mi>
                </math:msubsup>
              </math:mrow>
              <math:mrow>
                <math:mo math:stretchy="false">(</math:mo>
                <math:mi>x</math:mi>
                <math:mo math:stretchy="false">)</math:mo>
              </math:mrow>
              <math:msubsup>
                <math:mo math:stretchy="false">φ</math:mo>
                <math:mrow>
                  <math:mi>i</math:mi>
                  <math:mi>'</math:mi>
                  <math:mi>l</math:mi>
                  <math:mi>'</math:mi>
                </math:mrow>
                <math:mrow>
                  <math:mi>n</math:mi>
                  <math:mi>'</math:mi>
                </math:mrow>
              </math:msubsup>
              <math:mrow>
                <math:mo math:stretchy="false">(</math:mo>
                <math:mi>x</math:mi>
                <math:mo math:stretchy="false">)</math:mo>
              </math:mrow>
              <math:mi math:fontstyle="italic">dx</math:mi>
            </math:mrow>
          </math:mrow>
        </math:mtd>
        <math:mtd>
          <math:mtext>=</math:mtext>
        </math:mtd>
        <math:mtd>
          <math:mrow>
            <math:mrow>
              <math:msub>
                <math:mo math:stretchy="false">δ</math:mo>
                <math:mrow>
                  <math:mi>i</math:mi>
                  <math:mi>i</math:mi>
                  <math:mi>'</math:mi>
                </math:mrow>
              </math:msub>
              <math:msub>
                <math:mo math:stretchy="false">δ</math:mo>
                <math:mrow>
                  <math:mi>l</math:mi>
                  <math:mi>l</math:mi>
                  <math:mi>'</math:mi>
                </math:mrow>
              </math:msub>
            </math:mrow>
          </math:mrow>
        </math:mtd>
      </math:mtr>
    </math:mtable>
    <math:annotation math:encoding="StarMath 5.0">matrix { alignr int from {- infinity} to {infinity} %psi_{i l}^n (x) %psi_{i' l'}^{n'} (x) dx  # "=" # %delta_{n n'} %delta_{i i'} %delta_{l l'} ##
   alignr int from {- infinity} to {infinity} %psi_{i l}^n (x) %phi_{i' l'}^{n'} (x) dx # "=" #
   alignl %delta_{i i'} %delta_{l l'} }</math:annotation>
  </math:semantics>
</math:math>
</file>

<file path=Object 28/content.xml><?xml version="1.0" encoding="utf-8"?>
<!DOCTYPE math  PUBLIC '-//OpenOffice.org//DTD Modified W3C MathML 1.01//EN'  'math.dtd'>
<math:math xmlns:math="http://www.w3.org/1998/Math/MathML">
  <math:semantics>
    <math:mtable>
      <math:mtr>
        <math:mtd>
          <math:mrow>
            <math:mrow>
              <math:msup>
                <math:mi>f</math:mi>
                <math:mi>n</math:mi>
              </math:msup>
              <math:mrow>
                <math:mo math:stretchy="false">(</math:mo>
                <math:mi>x</math:mi>
                <math:mo math:stretchy="false">)</math:mo>
              </math:mrow>
            </math:mrow>
          </math:mrow>
        </math:mtd>
        <math:mtd>
          <math:mtext>=</math:mtext>
        </math:mtd>
        <math:mtd>
          <math:mrow>
            <math:mrow>
              <math:mrow>
                <math:munderover>
                  <math:mo math:stretchy="false">∑</math:mo>
                  <math:mrow>
                    <math:mi>l</math:mi>
                    <math:mo math:stretchy="false">=</math:mo>
                    <math:mn>0</math:mn>
                  </math:mrow>
                  <math:mrow>
                    <math:msup>
                      <math:mn>2</math:mn>
                      <math:mi>n</math:mi>
                    </math:msup>
                    <math:mo math:stretchy="false">−</math:mo>
                    <math:mn>1</math:mn>
                  </math:mrow>
                </math:munderover>
                <math:mrow>
                  <math:munderover>
                    <math:mo math:stretchy="false">∑</math:mo>
                    <math:mrow>
                      <math:mi>i</math:mi>
                      <math:mo math:stretchy="false">=</math:mo>
                      <math:mn>0</math:mn>
                    </math:mrow>
                    <math:mrow>
                      <math:mi>k</math:mi>
                      <math:mo math:stretchy="false">=</math:mo>
                      <math:mn>1</math:mn>
                    </math:mrow>
                  </math:munderover>
                  <math:msubsup>
                    <math:mi>s</math:mi>
                    <math:mrow>
                      <math:mi>i</math:mi>
                      <math:mi>l</math:mi>
                    </math:mrow>
                    <math:mi>n</math:mi>
                  </math:msubsup>
                </math:mrow>
              </math:mrow>
              <math:msubsup>
                <math:mo math:stretchy="false">φ</math:mo>
                <math:mrow>
                  <math:mi>i</math:mi>
                  <math:mi>l</math:mi>
                </math:mrow>
                <math:mi>n</math:mi>
              </math:msubsup>
              <math:mrow>
                <math:mo math:stretchy="false">(</math:mo>
                <math:mi>x</math:mi>
                <math:mo math:stretchy="false">)</math:mo>
              </math:mrow>
            </math:mrow>
          </math:mrow>
        </math:mtd>
      </math:mtr>
      <math:mtr>
        <math:mtd>
          <math:mrow>
            <math:msubsup>
              <math:mi>s</math:mi>
              <math:mrow>
                <math:mi>i</math:mi>
                <math:mi>l</math:mi>
              </math:mrow>
              <math:mi>n</math:mi>
            </math:msubsup>
          </math:mrow>
        </math:mtd>
        <math:mtd>
          <math:mtext>=</math:mtext>
        </math:mtd>
        <math:mtd>
          <math:mrow>
            <math:mrow>
              <math:mrow>
                <math:munderover>
                  <math:mo math:stretchy="false">∫</math:mo>
                  <math:mrow>
                    <math:mo math:stretchy="false">−</math:mo>
                    <math:mo math:stretchy="false">∞</math:mo>
                  </math:mrow>
                  <math:mo math:stretchy="false">∞</math:mo>
                </math:munderover>
                <math:mi>f</math:mi>
              </math:mrow>
              <math:mrow>
                <math:mo math:stretchy="false">(</math:mo>
                <math:mi>x</math:mi>
                <math:mo math:stretchy="false">)</math:mo>
              </math:mrow>
              <math:msubsup>
                <math:mo math:stretchy="false">φ</math:mo>
                <math:mrow>
                  <math:mi>i</math:mi>
                  <math:mi>l</math:mi>
                </math:mrow>
                <math:mi>n</math:mi>
              </math:msubsup>
              <math:mrow>
                <math:mo math:stretchy="false">(</math:mo>
                <math:mi>x</math:mi>
                <math:mo math:stretchy="false">)</math:mo>
              </math:mrow>
              <math:mi math:fontstyle="italic">dx</math:mi>
            </math:mrow>
          </math:mrow>
        </math:mtd>
      </math:mtr>
    </math:mtable>
    <math:annotation math:encoding="StarMath 5.0">matrix { alignr f^n (x) # "=" # alignl sum from {l = 0} to {2^n - 1} sum  from {i = 0} to {k = 1} s_{i l}^n %phi_{i
 l}^n (x)  ##
 alignr s_{i l}^n # "=" # alignl int from {- infinity} to {infinity} f (x) %phi_{i l}^n (x) dx }</math:annotation>
  </math:semantics>
</math:math>
</file>

<file path=Object 29/content.xml><?xml version="1.0" encoding="utf-8"?>
<!DOCTYPE math  PUBLIC '-//OpenOffice.org//DTD Modified W3C MathML 1.01//EN'  'math.dtd'>
<math:math xmlns:math="http://www.w3.org/1998/Math/MathML">
  <math:semantics>
    <math:mtable>
      <math:mtr>
        <math:mtd>
          <math:mrow>
            <math:mfenced math:open="" math:close="">
              <math:mtable>
                <math:mtr>
                  <math:mtd>
                    <math:mrow>
                      <math:mo math:stretchy="false">φ</math:mo>
                      <math:mrow>
                        <math:mo math:stretchy="false">(</math:mo>
                        <math:mi>x</math:mi>
                        <math:mo math:stretchy="false">)</math:mo>
                      </math:mrow>
                    </math:mrow>
                  </math:mtd>
                </math:mtr>
                <math:mtr>
                  <math:mtd>
                    <math:mrow>
                      <math:mo math:stretchy="false">ψ</math:mo>
                      <math:mrow>
                        <math:mo math:stretchy="false">(</math:mo>
                        <math:mi>x</math:mi>
                        <math:mo math:stretchy="false">)</math:mo>
                      </math:mrow>
                    </math:mrow>
                  </math:mtd>
                </math:mtr>
              </math:mtable>
            </math:mfenced>
          </math:mrow>
        </math:mtd>
        <math:mtd>
          <math:mtext>=</math:mtext>
        </math:mtd>
        <math:mtd>
          <math:mrow>
            <math:mrow>
              <math:msqrt>
                <math:mn>2</math:mn>
              </math:msqrt>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fenced math:open="" math:close="">
                <math:mtable>
                  <math:mtr>
                    <math:mtd>
                      <math:mrow>
                        <math:mo math:stretchy="false">φ</math:mo>
                        <math:mrow>
                          <math:mo math:stretchy="false">(</math:mo>
                          <math:mrow>
                            <math:mn>2</math:mn>
                            <math:mi>x</math:mi>
                          </math:mrow>
                          <math:mo math:stretchy="false">)</math:mo>
                        </math:mrow>
                      </math:mrow>
                    </math:mtd>
                  </math:mtr>
                  <math:mtr>
                    <math:mtd>
                      <math:mrow>
                        <math:mo math:stretchy="false">φ</math:mo>
                        <math:mrow>
                          <math:mo math:stretchy="false">(</math:mo>
                          <math:mrow>
                            <math:mn>2</math:mn>
                            <math:mrow>
                              <math:mi>x</math:mi>
                              <math:mo math:stretchy="false">−</math:mo>
                              <math:mn>1</math:mn>
                            </math:mrow>
                          </math:mrow>
                          <math:mo math:stretchy="false">)</math:mo>
                        </math:mrow>
                      </math:mrow>
                    </math:mtd>
                  </math:mtr>
                </math:mtable>
              </math:mfenced>
            </math:mrow>
          </math:mrow>
        </math:mtd>
      </math:mtr>
      <math:mtr>
        <math:mtd>
          <math:mrow>
            <math:mfenced math:open="" math:close="">
              <math:mtable>
                <math:mtr>
                  <math:mtd>
                    <math:mrow>
                      <math:msubsup>
                        <math:mo math:stretchy="false">φ</math:mo>
                        <math:mi>l</math:mi>
                        <math:mi>n</math:mi>
                      </math:msubsup>
                      <math:mrow>
                        <math:mo math:stretchy="false">(</math:mo>
                        <math:mi>x</math:mi>
                        <math:mo math:stretchy="false">)</math:mo>
                      </math:mrow>
                    </math:mrow>
                  </math:mtd>
                </math:mtr>
                <math:mtr>
                  <math:mtd>
                    <math:mrow>
                      <math:msubsup>
                        <math:mo math:stretchy="false">ψ</math:mo>
                        <math:mi>l</math:mi>
                        <math:mi>n</math:mi>
                      </math:msubsup>
                      <math:mrow>
                        <math:mo math:stretchy="false">(</math:mo>
                        <math:mi>x</math:mi>
                        <math:mo math:stretchy="false">)</math:mo>
                      </math:mrow>
                    </math:mrow>
                  </math:mtd>
                </math:mtr>
              </math:mtable>
            </math:mfenced>
          </math:mrow>
        </math:mtd>
        <math:mtd>
          <math:mtext>=</math:mtext>
        </math:mtd>
        <math:mtd>
          <math:mrow>
            <math:mrow>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fenced math:open="" math:close="">
                <math:mtable>
                  <math:mtr>
                    <math:mtd>
                      <math:mrow>
                        <math:msubsup>
                          <math:mo math:stretchy="false">φ</math:mo>
                          <math:mrow>
                            <math:mn>2</math:mn>
                            <math:mi>l</math:mi>
                          </math:mrow>
                          <math:mrow>
                            <math:mi>n</math:mi>
                            <math:mo math:stretchy="false">+</math:mo>
                            <math:mn>1</math:mn>
                          </math:mrow>
                        </math:msubsup>
                        <math:mrow>
                          <math:mo math:stretchy="false">(</math:mo>
                          <math:mi>x</math:mi>
                          <math:mo math:stretchy="false">)</math:mo>
                        </math:mrow>
                      </math:mrow>
                    </math:mtd>
                  </math:mtr>
                  <math:mtr>
                    <math:mtd>
                      <math:mrow>
                        <math:msubsup>
                          <math:mo math:stretchy="false">φ</math:mo>
                          <math:mrow>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td>
                  </math:mtr>
                </math:mtable>
              </math:mfenced>
            </math:mrow>
          </math:mrow>
        </math:mtd>
      </math:mtr>
    </math:mtable>
    <math:annotation math:encoding="StarMath 5.0">matrix {alignr 
left ( matrix {%phi(x) ## %psi(x)} right ) #"="#  
alignl sqrt{2}  left ( matrix{H^{(0)} # H^{(1)} ## G^{(0)} # G^{(1)} } right )  
left ( matrix {%phi (2 x) ## %phi (2 x - 1)} right ) ##
   alignr
   left ( matrix {%phi_l^n (x) ## %psi_l^n (x)} right ) #"="#   
alignl  left ( matrix{H^{(0)} # H^{(1)} ## G^{(0)} # G^{(1)} } right )  
left ( matrix {%phi_{2 l}^{n + 1} (x) ## %phi_{2 l + 1}^{n + 1} (x)} right ) }
</math:annotation>
  </math:semantics>
</math:math>
</file>

<file path=Object 3/content.xml><?xml version="1.0" encoding="utf-8"?>
<!DOCTYPE math  PUBLIC '-//OpenOffice.org//DTD Modified W3C MathML 1.01//EN'  'math.dtd'>
<math:math xmlns:math="http://www.w3.org/1998/Math/MathML">
  <math:semantics>
    <math:mrow>
      <math:mo math:stretchy="false">[</math:mo>
      <math:mrow>
        <math:mn>0,</math:mn>
        <math:mn>1</math:mn>
      </math:mrow>
      <math:mo math:stretchy="false">]</math:mo>
    </math:mrow>
    <math:annotation math:encoding="StarMath 5.0">[ 0, 1 ]
</math:annotation>
  </math:semantics>
</math:math>
</file>

<file path=Object 30/content.xml><?xml version="1.0" encoding="utf-8"?>
<!DOCTYPE math  PUBLIC '-//OpenOffice.org//DTD Modified W3C MathML 1.01//EN'  'math.dtd'>
<math:math xmlns:math="http://www.w3.org/1998/Math/MathML">
  <math:semantics>
    <math:mtable>
      <math:mtr>
        <math:mtd>
          <math:mrow>
            <math:mfenced math:open="" math:close="">
              <math:mtable>
                <math:mtr>
                  <math:mtd>
                    <math:mrow>
                      <math:mo math:stretchy="false">φ</math:mo>
                      <math:mrow>
                        <math:mo math:stretchy="false">(</math:mo>
                        <math:mrow>
                          <math:mn>2</math:mn>
                          <math:mi>x</math:mi>
                        </math:mrow>
                        <math:mo math:stretchy="false">)</math:mo>
                      </math:mrow>
                    </math:mrow>
                  </math:mtd>
                </math:mtr>
                <math:mtr>
                  <math:mtd>
                    <math:mrow>
                      <math:mo math:stretchy="false">φ</math:mo>
                      <math:mrow>
                        <math:mo math:stretchy="false">(</math:mo>
                        <math:mrow>
                          <math:mn>2</math:mn>
                          <math:mrow>
                            <math:mi>x</math:mi>
                            <math:mo math:stretchy="false">−</math:mo>
                            <math:mn>1</math:mn>
                          </math:mrow>
                        </math:mrow>
                        <math:mo math:stretchy="false">)</math:mo>
                      </math:mrow>
                    </math:mrow>
                  </math:mtd>
                </math:mtr>
              </math:mtable>
            </math:mfenced>
          </math:mrow>
        </math:mtd>
        <math:mtd>
          <math:mtext>=</math:mtext>
        </math:mtd>
        <math:mtd>
          <math:mrow>
            <math:mrow>
              <math:msqrt>
                <math:mn>2</math:mn>
              </math:msqrt>
              <math:msup>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i>T</math:mi>
              </math:msup>
              <math:mfenced math:open="" math:close="">
                <math:mtable>
                  <math:mtr>
                    <math:mtd>
                      <math:mrow>
                        <math:mo math:stretchy="false">φ</math:mo>
                        <math:mrow>
                          <math:mo math:stretchy="false">(</math:mo>
                          <math:mi>x</math:mi>
                          <math:mo math:stretchy="false">)</math:mo>
                        </math:mrow>
                      </math:mrow>
                    </math:mtd>
                  </math:mtr>
                  <math:mtr>
                    <math:mtd>
                      <math:mrow>
                        <math:mo math:stretchy="false">ψ</math:mo>
                        <math:mrow>
                          <math:mo math:stretchy="false">(</math:mo>
                          <math:mi>x</math:mi>
                          <math:mo math:stretchy="false">)</math:mo>
                        </math:mrow>
                      </math:mrow>
                    </math:mtd>
                  </math:mtr>
                </math:mtable>
              </math:mfenced>
            </math:mrow>
          </math:mrow>
        </math:mtd>
      </math:mtr>
      <math:mtr>
        <math:mtd>
          <math:mrow>
            <math:mfenced math:open="" math:close="">
              <math:mtable>
                <math:mtr>
                  <math:mtd>
                    <math:mrow>
                      <math:msubsup>
                        <math:mo math:stretchy="false">φ</math:mo>
                        <math:mrow>
                          <math:mn>2</math:mn>
                          <math:mi>l</math:mi>
                        </math:mrow>
                        <math:mrow>
                          <math:mi>n</math:mi>
                          <math:mo math:stretchy="false">+</math:mo>
                          <math:mn>1</math:mn>
                        </math:mrow>
                      </math:msubsup>
                      <math:mrow>
                        <math:mo math:stretchy="false">(</math:mo>
                        <math:mi>x</math:mi>
                        <math:mo math:stretchy="false">)</math:mo>
                      </math:mrow>
                    </math:mrow>
                  </math:mtd>
                </math:mtr>
                <math:mtr>
                  <math:mtd>
                    <math:mrow>
                      <math:msubsup>
                        <math:mo math:stretchy="false">ψ</math:mo>
                        <math:mrow>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td>
                </math:mtr>
              </math:mtable>
            </math:mfenced>
          </math:mrow>
        </math:mtd>
        <math:mtd>
          <math:mtext>=</math:mtext>
        </math:mtd>
        <math:mtd>
          <math:mrow>
            <math:mrow>
              <math:msup>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i>T</math:mi>
              </math:msup>
              <math:mfenced math:open="" math:close="">
                <math:mtable>
                  <math:mtr>
                    <math:mtd>
                      <math:mrow>
                        <math:msubsup>
                          <math:mo math:stretchy="false">φ</math:mo>
                          <math:mi>l</math:mi>
                          <math:mi>n</math:mi>
                        </math:msubsup>
                        <math:mrow>
                          <math:mo math:stretchy="false">(</math:mo>
                          <math:mi>x</math:mi>
                          <math:mo math:stretchy="false">)</math:mo>
                        </math:mrow>
                      </math:mrow>
                    </math:mtd>
                  </math:mtr>
                  <math:mtr>
                    <math:mtd>
                      <math:mrow>
                        <math:msubsup>
                          <math:mo math:stretchy="false">ψ</math:mo>
                          <math:mi>l</math:mi>
                          <math:mi>n</math:mi>
                        </math:msubsup>
                        <math:mrow>
                          <math:mo math:stretchy="false">(</math:mo>
                          <math:mi>x</math:mi>
                          <math:mo math:stretchy="false">)</math:mo>
                        </math:mrow>
                      </math:mrow>
                    </math:mtd>
                  </math:mtr>
                </math:mtable>
              </math:mfenced>
            </math:mrow>
          </math:mrow>
        </math:mtd>
      </math:mtr>
    </math:mtable>
    <math:annotation math:encoding="StarMath 5.0">matrix {
 alignr left ( matrix {%phi (2 x) ## %phi (2 x - 1)} right ) # "=" # 
    alignl sqrt{2} left ( matrix{H^{(0)} # H^{(1)} ## G^{(0)} # G^{(1)} } right )^T  
            left ( matrix{%phi (x) ##  %psi (x)} right ) ##
 alignr left ( matrix {%phi_{2 l}^{n + 1} (x) ## %psi_{2 l + 1}^{n + 1} (x)} right ) # "=" # 
     alignl  left ( matrix{H^{(0)} # H^{(1)} ## G^{(0)} # G^{(1)} } right )^T  
            left ( matrix{%phi_l^n (x) ##  %psi_l^n (x)} right ) }
            </math:annotation>
  </math:semantics>
</math:math>
</file>

<file path=Object 31/content.xml><?xml version="1.0" encoding="utf-8"?>
<!DOCTYPE math  PUBLIC '-//OpenOffice.org//DTD Modified W3C MathML 1.01//EN'  'math.dtd'>
<math:math xmlns:math="http://www.w3.org/1998/Math/MathML">
  <math:semantics>
    <math:msup>
      <math:mi>H</math:mi>
      <math:mrow>
        <math:mo math:stretchy="false">(</math:mo>
        <math:mn>0</math:mn>
        <math:mo math:stretchy="false">)</math:mo>
      </math:mrow>
    </math:msup>
    <math:annotation math:encoding="StarMath 5.0">H^{(0)}</math:annotation>
  </math:semantics>
</math:math>
</file>

<file path=Object 32/content.xml><?xml version="1.0" encoding="utf-8"?>
<!DOCTYPE math  PUBLIC '-//OpenOffice.org//DTD Modified W3C MathML 1.01//EN'  'math.dtd'>
<math:math xmlns:math="http://www.w3.org/1998/Math/MathML">
  <math:semantics>
    <math:msup>
      <math:mi>H</math:mi>
      <math:mrow>
        <math:mo math:stretchy="false">(</math:mo>
        <math:mn>1</math:mn>
        <math:mo math:stretchy="false">)</math:mo>
      </math:mrow>
    </math:msup>
    <math:annotation math:encoding="StarMath 5.0">H^{(1)}</math:annotation>
  </math:semantics>
</math:math>
</file>

<file path=Object 33/content.xml><?xml version="1.0" encoding="utf-8"?>
<!DOCTYPE math  PUBLIC '-//OpenOffice.org//DTD Modified W3C MathML 1.01//EN'  'math.dtd'>
<math:math xmlns:math="http://www.w3.org/1998/Math/MathML">
  <math:semantics>
    <math:msup>
      <math:mi>G</math:mi>
      <math:mrow>
        <math:mo math:stretchy="false">(</math:mo>
        <math:mn>0</math:mn>
        <math:mo math:stretchy="false">)</math:mo>
      </math:mrow>
    </math:msup>
    <math:annotation math:encoding="StarMath 5.0">G^{(0)}</math:annotation>
  </math:semantics>
</math:math>
</file>

<file path=Object 34/content.xml><?xml version="1.0" encoding="utf-8"?>
<!DOCTYPE math  PUBLIC '-//OpenOffice.org//DTD Modified W3C MathML 1.01//EN'  'math.dtd'>
<math:math xmlns:math="http://www.w3.org/1998/Math/MathML">
  <math:semantics>
    <math:msup>
      <math:mi>G</math:mi>
      <math:mrow>
        <math:mo math:stretchy="false">(</math:mo>
        <math:mn>1</math:mn>
        <math:mo math:stretchy="false">)</math:mo>
      </math:mrow>
    </math:msup>
    <math:annotation math:encoding="StarMath 5.0">G^{(1)}</math:annotation>
  </math:semantics>
</math:math>
</file>

<file path=Object 35/content.xml><?xml version="1.0" encoding="utf-8"?>
<!DOCTYPE math  PUBLIC '-//OpenOffice.org//DTD Modified W3C MathML 1.01//EN'  'math.dtd'>
<math:math xmlns:math="http://www.w3.org/1998/Math/MathML">
  <math:semantics>
    <math:mtable>
      <math:mtr>
        <math:mtd>
          <math:mrow>
            <math:msup>
              <math:mi>f</math:mi>
              <math:mi>n</math:mi>
            </math:msup>
            <math:mrow>
              <math:mo math:stretchy="false">(</math:mo>
              <math:mi>x</math:mi>
              <math:mo math:stretchy="false">)</math:mo>
            </math:mrow>
          </math:mrow>
        </math:mtd>
        <math:mtd>
          <math:mtext>=</math:mtext>
        </math:mtd>
        <math:mtd>
          <math:mrow>
            <math:mrow>
              <math:munderover>
                <math:mo math:stretchy="false">∑</math:mo>
                <math:mrow>
                  <math:mi>l</math:mi>
                  <math:mo math:stretchy="false">=</math:mo>
                  <math:mn>0</math:mn>
                </math:mrow>
                <math:mrow>
                  <math:msup>
                    <math:mn>2</math:mn>
                    <math:mi>n</math:mi>
                  </math:msup>
                  <math:mo math:stretchy="false">−</math:mo>
                  <math:mn>1</math:mn>
                </math:mrow>
              </math:munderover>
              <math:mrow>
                <math:msubsup>
                  <math:mi>s</math:mi>
                  <math:mi>l</math:mi>
                  <math:mi>n</math:mi>
                </math:msubsup>
                <math:msubsup>
                  <math:mo math:stretchy="false">φ</math:mo>
                  <math:mi>l</math:mi>
                  <math:mi>n</math:mi>
                </math:msubsup>
                <math:mrow>
                  <math:mo math:stretchy="false">(</math:mo>
                  <math:mi>x</math:mi>
                  <math:mo math:stretchy="false">)</math:mo>
                </math:mrow>
              </math:mrow>
            </math:mrow>
          </math:mrow>
        </math:mtd>
      </math:mtr>
      <math:mtr>
        <math:mtd>
          <math:mtext/>
        </math:mtd>
        <math:mtd>
          <math:mtext>=</math:mtext>
        </math:mtd>
        <math:mtd>
          <math:mrow>
            <math:mrow>
              <math:munderover>
                <math:mo math:stretchy="false">∑</math:mo>
                <math:mrow>
                  <math:mi>l</math:mi>
                  <math:mo math:stretchy="false">=</math:mo>
                  <math:mn>0</math:mn>
                </math:mrow>
                <math:mrow>
                  <math:msup>
                    <math:mn>2</math:mn>
                    <math:mrow>
                      <math:mi>n</math:mi>
                      <math:mo math:stretchy="false">−</math:mo>
                      <math:mn>1</math:mn>
                    </math:mrow>
                  </math:msup>
                  <math:mo math:stretchy="false">−</math:mo>
                  <math:mn>1</math:mn>
                </math:mrow>
              </math:munderover>
              <math:mrow>
                <math:msup>
                  <math:mfenced math:open="" math:close="">
                    <math:mtable>
                      <math:mtr>
                        <math:mtd>
                          <math:msubsup>
                            <math:mi>s</math:mi>
                            <math:mrow>
                              <math:mn>2</math:mn>
                              <math:mi>l</math:mi>
                            </math:mrow>
                            <math:mi>n</math:mi>
                          </math:msubsup>
                        </math:mtd>
                      </math:mtr>
                      <math:mtr>
                        <math:mtd>
                          <math:msubsup>
                            <math:mi>s</math:mi>
                            <math:mrow>
                              <math:mn>2</math:mn>
                              <math:mrow>
                                <math:mi>l</math:mi>
                                <math:mo math:stretchy="false">+</math:mo>
                                <math:mn>1</math:mn>
                              </math:mrow>
                            </math:mrow>
                            <math:mi>n</math:mi>
                          </math:msubsup>
                        </math:mtd>
                      </math:mtr>
                    </math:mtable>
                  </math:mfenced>
                  <math:mi>T</math:mi>
                </math:msup>
                <math:mfenced math:open="" math:close="">
                  <math:mtable>
                    <math:mtr>
                      <math:mtd>
                        <math:mrow>
                          <math:msubsup>
                            <math:mo math:stretchy="false">φ</math:mo>
                            <math:mrow>
                              <math:mn>2</math:mn>
                              <math:mi>l</math:mi>
                            </math:mrow>
                            <math:mi>n</math:mi>
                          </math:msubsup>
                          <math:mrow>
                            <math:mo math:stretchy="false">(</math:mo>
                            <math:mi>x</math:mi>
                            <math:mo math:stretchy="false">)</math:mo>
                          </math:mrow>
                        </math:mrow>
                      </math:mtd>
                    </math:mtr>
                    <math:mtr>
                      <math:mtd>
                        <math:mrow>
                          <math:msubsup>
                            <math:mo math:stretchy="false">φ</math:mo>
                            <math:mrow>
                              <math:mn>2</math:mn>
                              <math:mrow>
                                <math:mi>l</math:mi>
                                <math:mo math:stretchy="false">+</math:mo>
                                <math:mn>1</math:mn>
                              </math:mrow>
                            </math:mrow>
                            <math:mi>n</math:mi>
                          </math:msubsup>
                          <math:mrow>
                            <math:mo math:stretchy="false">(</math:mo>
                            <math:mi>x</math:mi>
                            <math:mo math:stretchy="false">)</math:mo>
                          </math:mrow>
                        </math:mrow>
                      </math:mtd>
                    </math:mtr>
                  </math:mtable>
                </math:mfenced>
              </math:mrow>
            </math:mrow>
          </math:mrow>
        </math:mtd>
      </math:mtr>
      <math:mtr>
        <math:mtd>
          <math:mtext/>
        </math:mtd>
        <math:mtd>
          <math:mtext>=</math:mtext>
        </math:mtd>
        <math:mtd>
          <math:mrow>
            <math:mrow>
              <math:munderover>
                <math:mo math:stretchy="false">∑</math:mo>
                <math:mrow>
                  <math:mi>l</math:mi>
                  <math:mo math:stretchy="false">=</math:mo>
                  <math:mn>0</math:mn>
                </math:mrow>
                <math:mrow>
                  <math:msup>
                    <math:mn>2</math:mn>
                    <math:mrow>
                      <math:mi>n</math:mi>
                      <math:mo math:stretchy="false">−</math:mo>
                      <math:mn>1</math:mn>
                    </math:mrow>
                  </math:msup>
                  <math:mo math:stretchy="false">−</math:mo>
                  <math:mn>1</math:mn>
                </math:mrow>
              </math:munderover>
              <math:mrow>
                <math:msup>
                  <math:mfenced math:open="" math:close="">
                    <math:mrow>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fenced math:open="" math:close="">
                        <math:mtable>
                          <math:mtr>
                            <math:mtd>
                              <math:msubsup>
                                <math:mi>s</math:mi>
                                <math:mrow>
                                  <math:mn>2</math:mn>
                                  <math:mi>l</math:mi>
                                </math:mrow>
                                <math:mi>n</math:mi>
                              </math:msubsup>
                            </math:mtd>
                          </math:mtr>
                          <math:mtr>
                            <math:mtd>
                              <math:msubsup>
                                <math:mi>s</math:mi>
                                <math:mrow>
                                  <math:mn>2</math:mn>
                                  <math:mrow>
                                    <math:mi>l</math:mi>
                                    <math:mo math:stretchy="false">+</math:mo>
                                    <math:mn>1</math:mn>
                                  </math:mrow>
                                </math:mrow>
                                <math:mi>n</math:mi>
                              </math:msubsup>
                            </math:mtd>
                          </math:mtr>
                        </math:mtable>
                      </math:mfenced>
                    </math:mrow>
                  </math:mfenced>
                  <math:mi>T</math:mi>
                </math:msup>
                <math:mfenced math:open="" math:close="">
                  <math:mtable>
                    <math:mtr>
                      <math:mtd>
                        <math:mrow>
                          <math:msubsup>
                            <math:mo math:stretchy="false">φ</math:mo>
                            <math:mi>l</math:mi>
                            <math:mrow>
                              <math:mi>n</math:mi>
                              <math:mo math:stretchy="false">−</math:mo>
                              <math:mn>1</math:mn>
                            </math:mrow>
                          </math:msubsup>
                          <math:mrow>
                            <math:mo math:stretchy="false">(</math:mo>
                            <math:mi>x</math:mi>
                            <math:mo math:stretchy="false">)</math:mo>
                          </math:mrow>
                        </math:mrow>
                      </math:mtd>
                    </math:mtr>
                    <math:mtr>
                      <math:mtd>
                        <math:mrow>
                          <math:msubsup>
                            <math:mo math:stretchy="false">ψ</math:mo>
                            <math:mi>l</math:mi>
                            <math:mrow>
                              <math:mi>n</math:mi>
                              <math:mo math:stretchy="false">−</math:mo>
                              <math:mn>1</math:mn>
                            </math:mrow>
                          </math:msubsup>
                          <math:mrow>
                            <math:mo math:stretchy="false">(</math:mo>
                            <math:mi>x</math:mi>
                            <math:mo math:stretchy="false">)</math:mo>
                          </math:mrow>
                        </math:mrow>
                      </math:mtd>
                    </math:mtr>
                  </math:mtable>
                </math:mfenced>
              </math:mrow>
            </math:mrow>
          </math:mrow>
        </math:mtd>
      </math:mtr>
      <math:mtr>
        <math:mtd>
          <math:mtext/>
        </math:mtd>
        <math:mtd>
          <math:mtext>=</math:mtext>
        </math:mtd>
        <math:mtd>
          <math:mrow>
            <math:mrow>
              <math:munderover>
                <math:mo math:stretchy="false">∑</math:mo>
                <math:mrow>
                  <math:mi>l</math:mi>
                  <math:mo math:stretchy="false">=</math:mo>
                  <math:mn>0</math:mn>
                </math:mrow>
                <math:mrow>
                  <math:msup>
                    <math:mn>2</math:mn>
                    <math:mrow>
                      <math:mi>n</math:mi>
                      <math:mo math:stretchy="false">−</math:mo>
                      <math:mn>1</math:mn>
                    </math:mrow>
                  </math:msup>
                  <math:mo math:stretchy="false">−</math:mo>
                  <math:mn>1</math:mn>
                </math:mrow>
              </math:munderover>
              <math:mrow>
                <math:msup>
                  <math:mfenced math:open="" math:close="">
                    <math:mtable>
                      <math:mtr>
                        <math:mtd>
                          <math:mrow>
                            <math:msubsup>
                              <math:mi>s</math:mi>
                              <math:mi>l</math:mi>
                              <math:mrow>
                                <math:mi>n</math:mi>
                                <math:mo math:stretchy="false">−</math:mo>
                                <math:mn>1</math:mn>
                              </math:mrow>
                            </math:msubsup>
                            <math:mrow>
                              <math:mo math:stretchy="false">(</math:mo>
                              <math:mi>x</math:mi>
                              <math:mo math:stretchy="false">)</math:mo>
                            </math:mrow>
                          </math:mrow>
                        </math:mtd>
                      </math:mtr>
                      <math:mtr>
                        <math:mtd>
                          <math:msubsup>
                            <math:mi>d</math:mi>
                            <math:mi>l</math:mi>
                            <math:mrow>
                              <math:mi>n</math:mi>
                              <math:mo math:stretchy="false">−</math:mo>
                              <math:mn>1</math:mn>
                            </math:mrow>
                          </math:msubsup>
                        </math:mtd>
                      </math:mtr>
                    </math:mtable>
                  </math:mfenced>
                  <math:mi>T</math:mi>
                </math:msup>
                <math:mfenced math:open="" math:close="">
                  <math:mtable>
                    <math:mtr>
                      <math:mtd>
                        <math:mrow>
                          <math:msubsup>
                            <math:mo math:stretchy="false">φ</math:mo>
                            <math:mi>l</math:mi>
                            <math:mrow>
                              <math:mi>n</math:mi>
                              <math:mo math:stretchy="false">−</math:mo>
                              <math:mn>1</math:mn>
                            </math:mrow>
                          </math:msubsup>
                          <math:mrow>
                            <math:mo math:stretchy="false">(</math:mo>
                            <math:mi>x</math:mi>
                            <math:mo math:stretchy="false">)</math:mo>
                          </math:mrow>
                        </math:mrow>
                      </math:mtd>
                    </math:mtr>
                    <math:mtr>
                      <math:mtd>
                        <math:mrow>
                          <math:msubsup>
                            <math:mo math:stretchy="false">ψ</math:mo>
                            <math:mi>l</math:mi>
                            <math:mrow>
                              <math:mi>n</math:mi>
                              <math:mo math:stretchy="false">−</math:mo>
                              <math:mn>1</math:mn>
                            </math:mrow>
                          </math:msubsup>
                          <math:mrow>
                            <math:mo math:stretchy="false">(</math:mo>
                            <math:mi>x</math:mi>
                            <math:mo math:stretchy="false">)</math:mo>
                          </math:mrow>
                        </math:mrow>
                      </math:mtd>
                    </math:mtr>
                  </math:mtable>
                </math:mfenced>
              </math:mrow>
            </math:mrow>
          </math:mrow>
        </math:mtd>
      </math:mtr>
    </math:mtable>
    <math:annotation math:encoding="StarMath 5.0">matrix { 
  f^n (x) # "=" # alignl sum from {l = 0} to {2^n - 1} {s_l^n %phi_l^n (x)}  ## 
    ""    # "=" # alignl sum from {l = 0} to {2^{n - 1} - 1}  
        {left ( matrix {s_{2 l}^n ## s_{2 l + 1}^n} right )^T  
         left ( matrix {%phi_{2 l}^n (x) ## %phi_{2 l + 1}^n (x)} right ) } ##
    ""    # "=" # alignl sum from {l = 0} to {2^{n - 1} - 1} {
        left ( left ( matrix {H^{(0)} # H^{(1)}##G^{(0)} # G^{(1)}} right )
               left ( matrix {s_{2 l}^n ## s_{2 l + 1}^n} right ) right )^T  
        left ( matrix {%phi_l^{n - 1} (x) ## %psi_l^{n - 1} (x)}right ) } ##
    ""    # "=" # alignl sum from {l = 0} to {2^{n - 1} - 1} {
        left ( matrix {s_l^{n - 1} (x) ## d_l^{n - 1}} right )^T 
        left ( matrix {%phi_l^{n - 1} (x) ## %psi_l^{n - 1} (x)}right ) }
 }</math:annotation>
  </math:semantics>
</math:math>
</file>

<file path=Object 36/content.xml><?xml version="1.0" encoding="utf-8"?>
<!DOCTYPE math  PUBLIC '-//OpenOffice.org//DTD Modified W3C MathML 1.01//EN'  'math.dtd'>
<math:math xmlns:math="http://www.w3.org/1998/Math/MathML">
  <math:semantics>
    <math:mrow>
      <math:mrow>
        <math:mfenced math:open="" math:close="">
          <math:mtable>
            <math:mtr>
              <math:mtd>
                <math:mrow>
                  <math:msubsup>
                    <math:mi>s</math:mi>
                    <math:mi>l</math:mi>
                    <math:mrow>
                      <math:mi>n</math:mi>
                      <math:mo math:stretchy="false">−</math:mo>
                      <math:mn>1</math:mn>
                    </math:mrow>
                  </math:msubsup>
                  <math:mrow>
                    <math:mo math:stretchy="false">(</math:mo>
                    <math:mi>x</math:mi>
                    <math:mo math:stretchy="false">)</math:mo>
                  </math:mrow>
                </math:mrow>
              </math:mtd>
            </math:mtr>
            <math:mtr>
              <math:mtd>
                <math:mrow>
                  <math:msubsup>
                    <math:mi>d</math:mi>
                    <math:mi>l</math:mi>
                    <math:mrow>
                      <math:mi>n</math:mi>
                      <math:mo math:stretchy="false">−</math:mo>
                      <math:mn>1</math:mn>
                    </math:mrow>
                  </math:msubsup>
                  <math:mrow>
                    <math:mo math:stretchy="false">(</math:mo>
                    <math:mi>x</math:mi>
                    <math:mo math:stretchy="false">)</math:mo>
                  </math:mrow>
                </math:mrow>
              </math:mtd>
            </math:mtr>
          </math:mtable>
        </math:mfenced>
        <math:mo math:stretchy="false">=</math:mo>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row>
      <math:mfenced math:open="" math:close="">
        <math:mtable>
          <math:mtr>
            <math:mtd>
              <math:msubsup>
                <math:mi>s</math:mi>
                <math:mrow>
                  <math:mn>2</math:mn>
                  <math:mi>l</math:mi>
                </math:mrow>
                <math:mi>n</math:mi>
              </math:msubsup>
            </math:mtd>
          </math:mtr>
          <math:mtr>
            <math:mtd>
              <math:msubsup>
                <math:mi>s</math:mi>
                <math:mrow>
                  <math:mn>2</math:mn>
                  <math:mrow>
                    <math:mi>l</math:mi>
                    <math:mo math:stretchy="false">+</math:mo>
                    <math:mn>1</math:mn>
                  </math:mrow>
                </math:mrow>
                <math:mi>n</math:mi>
              </math:msubsup>
            </math:mtd>
          </math:mtr>
        </math:mtable>
      </math:mfenced>
    </math:mrow>
    <math:annotation math:encoding="StarMath 5.0"> left (matrix {
    s_l^{n - 1} (x)##
    d_l^{n - 1} (x)
  }right ) = left (matrix {
    H^{(0)} # H^{(1)}##
    G^{(0)} # G^{(1)}
  }right )  left (matrix {
    s_{2 l}^n##
    s_{2 l + 1}^n
  }right )</math:annotation>
  </math:semantics>
</math:math>
</file>

<file path=Object 37/content.xml><?xml version="1.0" encoding="utf-8"?>
<!DOCTYPE math  PUBLIC '-//OpenOffice.org//DTD Modified W3C MathML 1.01//EN'  'math.dtd'>
<math:math xmlns:math="http://www.w3.org/1998/Math/MathML">
  <math:semantics>
    <math:mrow>
      <math:msup>
        <math:mi>f</math:mi>
        <math:mi>n</math:mi>
      </math:msup>
      <math:mrow>
        <math:mrow>
          <math:mo math:stretchy="false">(</math:mo>
          <math:mi>x</math:mi>
          <math:mo math:stretchy="false">)</math:mo>
        </math:mrow>
        <math:mo math:stretchy="false">=</math:mo>
        <math:mrow>
          <math:munderover>
            <math:mo math:stretchy="false">∑</math:mo>
            <math:mrow>
              <math:mi>i</math:mi>
              <math:mo math:stretchy="false">=</math:mo>
              <math:mn>0</math:mn>
            </math:mrow>
            <math:mrow>
              <math:mi>k</math:mi>
              <math:mo math:stretchy="false">−</math:mo>
              <math:mn>1</math:mn>
            </math:mrow>
          </math:munderover>
          <math:msubsup>
            <math:mi>s</math:mi>
            <math:mrow>
              <math:mi>i</math:mi>
              <math:mn>0</math:mn>
            </math:mrow>
            <math:mn>0</math:mn>
          </math:msubsup>
        </math:mrow>
      </math:mrow>
      <math:msubsup>
        <math:mo math:stretchy="false">φ</math:mo>
        <math:mrow>
          <math:mi>i</math:mi>
          <math:mn>0</math:mn>
        </math:mrow>
        <math:mn>0</math:mn>
      </math:msubsup>
      <math:mrow>
        <math:mrow>
          <math:mo math:stretchy="false">(</math:mo>
          <math:mi>x</math:mi>
          <math:mo math:stretchy="false">)</math:mo>
        </math:mrow>
        <math:mo math:stretchy="false">+</math:mo>
        <math:mrow>
          <math:munder>
            <math:mo math:stretchy="false">∑</math:mo>
            <math:mrow>
              <math:mrow>
                <math:mi>n</math:mi>
                <math:mo math:stretchy="false">=</math:mo>
                <math:mn>0,</math:mn>
              </math:mrow>
              <math:mo math:stretchy="false">…</math:mo>
            </math:mrow>
          </math:munder>
          <math:mrow>
            <math:munderover>
              <math:mo math:stretchy="false">∑</math:mo>
              <math:mrow>
                <math:mi>l</math:mi>
                <math:mo math:stretchy="false">=</math:mo>
                <math:mn>0</math:mn>
              </math:mrow>
              <math:mrow>
                <math:msup>
                  <math:mn>2</math:mn>
                  <math:mi>n</math:mi>
                </math:msup>
                <math:mo math:stretchy="false">−</math:mo>
                <math:mn>1</math:mn>
              </math:mrow>
            </math:munderover>
            <math:mrow>
              <math:munderover>
                <math:mo math:stretchy="false">∑</math:mo>
                <math:mi>i</math:mi>
                <math:mrow>
                  <math:mi>k</math:mi>
                  <math:mo math:stretchy="false">−</math:mo>
                  <math:mn>1</math:mn>
                </math:mrow>
              </math:munderover>
              <math:msubsup>
                <math:mi>d</math:mi>
                <math:mrow>
                  <math:mi>i</math:mi>
                  <math:mi>l</math:mi>
                </math:mrow>
                <math:mi>n</math:mi>
              </math:msubsup>
            </math:mrow>
          </math:mrow>
        </math:mrow>
      </math:mrow>
      <math:msubsup>
        <math:mo math:stretchy="false">ψ</math:mo>
        <math:mrow>
          <math:mi>i</math:mi>
          <math:mi>l</math:mi>
        </math:mrow>
        <math:mi>n</math:mi>
      </math:msubsup>
      <math:mrow>
        <math:mo math:stretchy="false">(</math:mo>
        <math:mi>x</math:mi>
        <math:mo math:stretchy="false">)</math:mo>
      </math:mrow>
    </math:mrow>
    <math:annotation math:encoding="StarMath 5.0">f^n (x) = sum  from {i = 0} to {k - 1} s_{i 0}^0 %phi_{i 0}^0 (x) + sum  from {n = 0,
 dotslow} sum from {l = 0} to {2^n - 1} sum from i to {k - 1} d_{i l}^n %psi_{i l}^n (x)</math:annotation>
  </math:semantics>
</math:math>
</file>

<file path=Object 38/content.xml><?xml version="1.0" encoding="utf-8"?>
<!DOCTYPE math  PUBLIC '-//OpenOffice.org//DTD Modified W3C MathML 1.01//EN'  'math.dtd'>
<math:math xmlns:math="http://www.w3.org/1998/Math/MathML">
  <math:semantics>
    <math:mrow>
      <math:msub>
        <math:mo math:stretchy="false">φ</math:mo>
        <math:mi>i</math:mi>
      </math:msub>
      <math:mrow>
        <math:mrow>
          <math:mo math:stretchy="false">(</math:mo>
          <math:mi>x</math:mi>
          <math:mo math:stretchy="false">)</math:mo>
        </math:mrow>
        <math:mo math:stretchy="false">=</math:mo>
        <math:msup>
          <math:mrow>
            <math:mo math:stretchy="false">(</math:mo>
            <math:mrow>
              <math:mo math:stretchy="false">−</math:mo>
              <math:mn>1</math:mn>
            </math:mrow>
            <math:mo math:stretchy="false">)</math:mo>
          </math:mrow>
          <math:mi>i</math:mi>
        </math:msup>
      </math:mrow>
      <math:msub>
        <math:mo math:stretchy="false">φ</math:mo>
        <math:mi>i</math:mi>
      </math:msub>
      <math:mrow>
        <math:mo math:stretchy="false">(</math:mo>
        <math:mrow>
          <math:mn>1</math:mn>
          <math:mo math:stretchy="false">−</math:mo>
          <math:mi>x</math:mi>
        </math:mrow>
        <math:mo math:stretchy="false">)</math:mo>
      </math:mrow>
    </math:mrow>
    <math:annotation math:encoding="StarMath 5.0">%phi_i (x) = (- 1)^i %phi_i (1 - x)</math:annotation>
  </math:semantics>
</math:math>
</file>

<file path=Object 39/content.xml><?xml version="1.0" encoding="utf-8"?>
<!DOCTYPE math  PUBLIC '-//OpenOffice.org//DTD Modified W3C MathML 1.01//EN'  'math.dtd'>
<math:math xmlns:math="http://www.w3.org/1998/Math/MathML">
  <math:semantics>
    <math:mrow>
      <math:mfrac>
        <math:mn>1</math:mn>
        <math:mrow>
          <math:mn>2</math:mn>
          <math:msqrt>
            <math:mrow>
              <math:mn>2</math:mn>
              <math:mrow>
                <math:mi>i</math:mi>
                <math:mo math:stretchy="false">+</math:mo>
                <math:mn>1</math:mn>
              </math:mrow>
            </math:mrow>
          </math:msqrt>
        </math:mrow>
      </math:mfrac>
      <math:mfrac>
        <math:mi>d</math:mi>
        <math:mi math:fontstyle="italic">dx</math:mi>
      </math:mfrac>
      <math:msub>
        <math:mo math:stretchy="false">φ</math:mo>
        <math:mi>i</math:mi>
      </math:msub>
      <math:mrow>
        <math:mrow>
          <math:mo math:stretchy="false">(</math:mo>
          <math:mi>x</math:mi>
          <math:mo math:stretchy="false">)</math:mo>
        </math:mrow>
        <math:mo math:stretchy="false">=</math:mo>
        <math:msqrt>
          <math:mrow>
            <math:mn>2</math:mn>
            <math:mrow>
              <math:mi>i</math:mi>
              <math:mo math:stretchy="false">−</math:mo>
              <math:mn>1</math:mn>
            </math:mrow>
          </math:mrow>
        </math:msqrt>
      </math:mrow>
      <math:msub>
        <math:mo math:stretchy="false">φ</math:mo>
        <math:mrow>
          <math:mi>i</math:mi>
          <math:mo math:stretchy="false">−</math:mo>
          <math:mn>1</math:mn>
        </math:mrow>
      </math:msub>
      <math:mrow>
        <math:mrow>
          <math:mo math:stretchy="false">(</math:mo>
          <math:mi>x</math:mi>
          <math:mo math:stretchy="false">)</math:mo>
        </math:mrow>
        <math:mo math:stretchy="false">+</math:mo>
        <math:mfrac>
          <math:mn>1</math:mn>
          <math:mrow>
            <math:mn>2</math:mn>
            <math:msqrt>
              <math:mrow>
                <math:mn>2</math:mn>
                <math:mrow>
                  <math:mi>i</math:mi>
                  <math:mo math:stretchy="false">−</math:mo>
                  <math:mn>5</math:mn>
                </math:mrow>
              </math:mrow>
            </math:msqrt>
          </math:mrow>
        </math:mfrac>
      </math:mrow>
      <math:mfrac>
        <math:mi>d</math:mi>
        <math:mi math:fontstyle="italic">dx</math:mi>
      </math:mfrac>
      <math:msub>
        <math:mo math:stretchy="false">φ</math:mo>
        <math:mrow>
          <math:mi>i</math:mi>
          <math:mo math:stretchy="false">−</math:mo>
          <math:mn>2</math:mn>
        </math:mrow>
      </math:msub>
      <math:mrow>
        <math:mo math:stretchy="false">(</math:mo>
        <math:mi>x</math:mi>
        <math:mo math:stretchy="false">)</math:mo>
      </math:mrow>
    </math:mrow>
    <math:annotation math:encoding="StarMath 5.0">{1} over {2 sqrt{2 i + 1}}  {d}over {dx} %phi_i (x) = sqrt{2 i
  - 1} %phi_{i - 1} (x) + {1} over {2 sqrt{2 i - 5}}  {d} over {dx}
  %phi_{i - 2} (x) </math:annotation>
  </math:semantics>
</math:math>
</file>

<file path=Object 4/content.xml><?xml version="1.0" encoding="utf-8"?>
<!DOCTYPE math  PUBLIC '-//OpenOffice.org//DTD Modified W3C MathML 1.01//EN'  'math.dtd'>
<math:math xmlns:math="http://www.w3.org/1998/Math/MathML">
  <math:semantics>
    <math:mrow>
      <math:mrow>
        <math:mi>n</math:mi>
        <math:mo math:stretchy="false">=</math:mo>
        <math:mn>0,</math:mn>
      </math:mrow>
      <math:mn>1,</math:mn>
      <math:mo math:stretchy="false">…</math:mo>
    </math:mrow>
    <math:annotation math:encoding="StarMath 5.0">n = 0, 1, dotslow</math:annotation>
  </math:semantics>
</math:math>
</file>

<file path=Object 40/content.xml><?xml version="1.0" encoding="utf-8"?>
<!DOCTYPE math  PUBLIC '-//OpenOffice.org//DTD Modified W3C MathML 1.01//EN'  'math.dtd'>
<math:math xmlns:math="http://www.w3.org/1998/Math/MathML">
  <math:semantics>
    <math:mtable>
      <math:mtr>
        <math:mtd>
          <math:mrow>
            <math:mrow>
              <math:msub>
                <math:mo math:stretchy="false">φ</math:mo>
                <math:mi>i</math:mi>
              </math:msub>
              <math:mrow>
                <math:mo math:stretchy="false">(</math:mo>
                <math:mn>0</math:mn>
                <math:mo math:stretchy="false">)</math:mo>
              </math:mrow>
            </math:mrow>
          </math:mrow>
        </math:mtd>
        <math:mtd>
          <math:mtext>=</math:mtext>
        </math:mtd>
        <math:mtd>
          <math:mrow>
            <math:mrow>
              <math:msup>
                <math:mrow>
                  <math:mo math:stretchy="false">(</math:mo>
                  <math:mrow>
                    <math:mo math:stretchy="false">−</math:mo>
                    <math:mn>1</math:mn>
                  </math:mrow>
                  <math:mo math:stretchy="false">)</math:mo>
                </math:mrow>
                <math:mi>i</math:mi>
              </math:msup>
              <math:msqrt>
                <math:mrow>
                  <math:mn>2</math:mn>
                  <math:mrow>
                    <math:mi>i</math:mi>
                    <math:mo math:stretchy="false">+</math:mo>
                    <math:mn>1</math:mn>
                  </math:mrow>
                </math:mrow>
              </math:msqrt>
            </math:mrow>
          </math:mrow>
        </math:mtd>
      </math:mtr>
      <math:mtr>
        <math:mtd>
          <math:mrow>
            <math:mrow>
              <math:msub>
                <math:mo math:stretchy="false">φ</math:mo>
                <math:mi>i</math:mi>
              </math:msub>
              <math:mrow>
                <math:mo math:stretchy="false">(</math:mo>
                <math:mn>1</math:mn>
                <math:mo math:stretchy="false">)</math:mo>
              </math:mrow>
            </math:mrow>
          </math:mrow>
        </math:mtd>
        <math:mtd>
          <math:mtext>=</math:mtext>
        </math:mtd>
        <math:mtd>
          <math:mrow>
            <math:msqrt>
              <math:mrow>
                <math:mn>2</math:mn>
                <math:mrow>
                  <math:mi>i</math:mi>
                  <math:mo math:stretchy="false">+</math:mo>
                  <math:mn>1</math:mn>
                </math:mrow>
              </math:mrow>
            </math:msqrt>
          </math:mrow>
        </math:mtd>
      </math:mtr>
      <math:mtr>
        <math:mtd>
          <math:mrow>
            <math:mrow>
              <math:mfrac>
                <math:mrow>
                  <math:mi>d</math:mi>
                  <math:msub>
                    <math:mo math:stretchy="false">φ</math:mo>
                    <math:mi>i</math:mi>
                  </math:msub>
                </math:mrow>
                <math:mi math:fontstyle="italic">dx</math:mi>
              </math:mfrac>
              <math:mrow>
                <math:mo math:stretchy="false">(</math:mo>
                <math:mn>0</math:mn>
                <math:mo math:stretchy="false">)</math:mo>
              </math:mrow>
            </math:mrow>
          </math:mrow>
        </math:mtd>
        <math:mtd>
          <math:mtext>=</math:mtext>
        </math:mtd>
        <math:mtd>
          <math:mrow>
            <math:mrow>
              <math:msup>
                <math:mrow>
                  <math:mo math:stretchy="false">(</math:mo>
                  <math:mrow>
                    <math:mo math:stretchy="false">−</math:mo>
                    <math:mn>1</math:mn>
                  </math:mrow>
                  <math:mo math:stretchy="false">)</math:mo>
                </math:mrow>
                <math:mi>i</math:mi>
              </math:msup>
              <math:mi>i</math:mi>
              <math:mrow>
                <math:mo math:stretchy="false">(</math:mo>
                <math:mrow>
                  <math:mi>i</math:mi>
                  <math:mo math:stretchy="false">+</math:mo>
                  <math:mn>1</math:mn>
                </math:mrow>
                <math:mo math:stretchy="false">)</math:mo>
              </math:mrow>
              <math:msqrt>
                <math:mrow>
                  <math:mn>2</math:mn>
                  <math:mrow>
                    <math:mi>i</math:mi>
                    <math:mo math:stretchy="false">+</math:mo>
                    <math:mn>1</math:mn>
                  </math:mrow>
                </math:mrow>
              </math:msqrt>
            </math:mrow>
          </math:mrow>
        </math:mtd>
      </math:mtr>
      <math:mtr>
        <math:mtd>
          <math:mrow>
            <math:mrow>
              <math:mfrac>
                <math:mrow>
                  <math:mi>d</math:mi>
                  <math:msub>
                    <math:mo math:stretchy="false">φ</math:mo>
                    <math:mi>i</math:mi>
                  </math:msub>
                </math:mrow>
                <math:mi math:fontstyle="italic">dx</math:mi>
              </math:mfrac>
              <math:mrow>
                <math:mo math:stretchy="false">(</math:mo>
                <math:mn>1</math:mn>
                <math:mo math:stretchy="false">)</math:mo>
              </math:mrow>
            </math:mrow>
          </math:mrow>
        </math:mtd>
        <math:mtd>
          <math:mtext>=</math:mtext>
        </math:mtd>
        <math:mtd>
          <math:mrow>
            <math:mrow>
              <math:mi>i</math:mi>
              <math:mrow>
                <math:mo math:stretchy="false">(</math:mo>
                <math:mrow>
                  <math:mi>i</math:mi>
                  <math:mo math:stretchy="false">+</math:mo>
                  <math:mn>1</math:mn>
                </math:mrow>
                <math:mo math:stretchy="false">)</math:mo>
              </math:mrow>
              <math:msqrt>
                <math:mrow>
                  <math:mn>2</math:mn>
                  <math:mrow>
                    <math:mi>i</math:mi>
                    <math:mo math:stretchy="false">+</math:mo>
                    <math:mn>1</math:mn>
                  </math:mrow>
                </math:mrow>
              </math:msqrt>
            </math:mrow>
          </math:mrow>
        </math:mtd>
      </math:mtr>
    </math:mtable>
    <math:annotation math:encoding="StarMath 5.0">matrix {
alignr %phi_i (0) # "=" # alignl (- 1)^i  sqrt{2 i + 1}##
 alignr  %phi_i (1) # "=" # alignl sqrt{2 i + 1}##
 alignr  {d %phi_i} over {dx} (0) # "=" # alignl (- 1)^i i (i + 1) sqrt{2 i + 1}##
 alignr  {d %phi_i} over {dx} (1) # "=" # alignl i (i + 1) sqrt{2 i + 1}
}</math:annotation>
  </math:semantics>
</math:math>
</file>

<file path=Object 41/content.xml><?xml version="1.0" encoding="utf-8"?>
<!DOCTYPE math  PUBLIC '-//OpenOffice.org//DTD Modified W3C MathML 1.01//EN'  'math.dtd'>
<math:math xmlns:math="http://www.w3.org/1998/Math/MathML">
  <math:semantics>
    <math:msup>
      <math:mrow>
        <math:mo math:stretchy="false">[</math:mo>
        <math:mrow>
          <math:mn>0,</math:mn>
          <math:mn>1</math:mn>
        </math:mrow>
        <math:mo math:stretchy="false">]</math:mo>
      </math:mrow>
      <math:mi>d</math:mi>
    </math:msup>
    <math:annotation math:encoding="StarMath 5.0">[0, 1]^d</math:annotation>
  </math:semantics>
</math:math>
</file>

<file path=Object 42/content.xml><?xml version="1.0" encoding="utf-8"?>
<!DOCTYPE math  PUBLIC '-//OpenOffice.org//DTD Modified W3C MathML 1.01//EN'  'math.dtd'>
<math:math xmlns:math="http://www.w3.org/1998/Math/MathML">
  <math:semantics>
    <math:mrow>
      <math:mrow>
        <math:mi>q</math:mi>
        <math:mo math:stretchy="false">=</math:mo>
        <math:mn>0,</math:mn>
      </math:mrow>
      <math:mo math:stretchy="false">…</math:mo>
      <math:mi>,</math:mi>
      <math:mrow>
        <math:mi>d</math:mi>
        <math:mo math:stretchy="false">−</math:mo>
        <math:mn>1</math:mn>
      </math:mrow>
    </math:mrow>
    <math:annotation math:encoding="StarMath 5.0">q = 0, dotslow, d - 1</math:annotation>
  </math:semantics>
</math:math>
</file>

<file path=Object 43/content.xml><?xml version="1.0" encoding="utf-8"?>
<!DOCTYPE math  PUBLIC '-//OpenOffice.org//DTD Modified W3C MathML 1.01//EN'  'math.dtd'>
<math:math xmlns:math="http://www.w3.org/1998/Math/MathML">
  <math:semantics>
    <math:mrow>
      <math:mo math:stretchy="false">[</math:mo>
      <math:mrow>
        <math:mstyle math:fontstyle="normal">
          <math:mrow>
            <math:msub>
              <math:mi>lo</math:mi>
              <math:mi math:fontstyle="normal">q</math:mi>
            </math:msub>
          </math:mrow>
        </math:mstyle>
        <math:mi>,</math:mi>
        <math:mstyle math:fontstyle="normal">
          <math:mrow>
            <math:msub>
              <math:mi>hi</math:mi>
              <math:mi math:fontstyle="normal">q</math:mi>
            </math:msub>
          </math:mrow>
        </math:mstyle>
      </math:mrow>
      <math:mo math:stretchy="false">]</math:mo>
    </math:mrow>
    <math:annotation math:encoding="StarMath 5.0">[nitalic{lo}_q, nitalic{hi}_q]</math:annotation>
  </math:semantics>
</math:math>
</file>

<file path=Object 44/content.xml><?xml version="1.0" encoding="utf-8"?>
<!DOCTYPE math  PUBLIC '-//OpenOffice.org//DTD Modified W3C MathML 1.01//EN'  'math.dtd'>
<math:math xmlns:math="http://www.w3.org/1998/Math/MathML">
  <math:semantics>
    <math:mtable>
      <math:mtr>
        <math:mtd>
          <math:mrow>
            <math:mrow>
              <math:msubsup>
                <math:mi>x</math:mi>
                <math:mi>q</math:mi>
                <math:mstyle math:fontstyle="normal">
                  <math:mrow>
                    <math:mi>user</math:mi>
                  </math:mrow>
                </math:mstyle>
              </math:msubsup>
              <math:mrow>
                <math:mo math:stretchy="false">(</math:mo>
                <math:msubsup>
                  <math:mi>x</math:mi>
                  <math:mi>q</math:mi>
                  <math:mstyle math:fontstyle="normal">
                    <math:mrow>
                      <math:mo math:stretchy="false">s</math:mo>
                    </math:mrow>
                  </math:mstyle>
                </math:msubsup>
                <math:mo math:stretchy="false">)</math:mo>
              </math:mrow>
            </math:mrow>
          </math:mrow>
        </math:mtd>
        <math:mtd>
          <math:mtext>=</math:mtext>
        </math:mtd>
        <math:mtd>
          <math:mrow>
            <math:mrow>
              <math:mfenced math:open="" math:close="">
                <math:mrow>
                  <math:mstyle math:fontstyle="normal">
                    <math:mrow>
                      <math:msub>
                        <math:mi>hi</math:mi>
                        <math:mi math:fontstyle="normal">q</math:mi>
                      </math:msub>
                    </math:mrow>
                  </math:mstyle>
                  <math:mo math:stretchy="false">−</math:mo>
                  <math:mstyle math:fontstyle="normal">
                    <math:mrow>
                      <math:msub>
                        <math:mi>lo</math:mi>
                        <math:mi math:fontstyle="normal">q</math:mi>
                      </math:msub>
                    </math:mrow>
                  </math:mstyle>
                </math:mrow>
              </math:mfenced>
              <math:mrow>
                <math:msubsup>
                  <math:mi>x</math:mi>
                  <math:mi>q</math:mi>
                  <math:mstyle math:fontstyle="normal">
                    <math:mrow>
                      <math:mo math:stretchy="false">s</math:mo>
                    </math:mrow>
                  </math:mstyle>
                </math:msubsup>
                <math:mo math:stretchy="false">+</math:mo>
                <math:mstyle math:fontstyle="normal">
                  <math:mrow>
                    <math:msub>
                      <math:mi>lo</math:mi>
                      <math:mi math:fontstyle="normal">q</math:mi>
                    </math:msub>
                  </math:mrow>
                </math:mstyle>
              </math:mrow>
            </math:mrow>
          </math:mrow>
        </math:mtd>
      </math:mtr>
      <math:mtr>
        <math:mtd>
          <math:mrow>
            <math:mrow>
              <math:msubsup>
                <math:mi>x</math:mi>
                <math:mi>q</math:mi>
                <math:mstyle math:fontstyle="normal">
                  <math:mrow>
                    <math:mo math:stretchy="false">s</math:mo>
                  </math:mrow>
                </math:mstyle>
              </math:msubsup>
              <math:mrow>
                <math:mo math:stretchy="false">(</math:mo>
                <math:msubsup>
                  <math:mi>x</math:mi>
                  <math:mi>q</math:mi>
                  <math:mstyle math:fontstyle="normal">
                    <math:mrow>
                      <math:mi>user</math:mi>
                    </math:mrow>
                  </math:mstyle>
                </math:msubsup>
                <math:mo math:stretchy="false">)</math:mo>
              </math:mrow>
            </math:mrow>
          </math:mrow>
        </math:mtd>
        <math:mtd>
          <math:mtext>=</math:mtext>
        </math:mtd>
        <math:mtd>
          <math:mrow>
            <math:mfrac>
              <math:mrow>
                <math:msubsup>
                  <math:mi>x</math:mi>
                  <math:mi>q</math:mi>
                  <math:mstyle math:fontstyle="normal">
                    <math:mrow>
                      <math:mi>user</math:mi>
                    </math:mrow>
                  </math:mstyle>
                </math:msubsup>
                <math:mo math:stretchy="false">−</math:mo>
                <math:mstyle math:fontstyle="normal">
                  <math:mrow>
                    <math:msub>
                      <math:mi>lo</math:mi>
                      <math:mi math:fontstyle="normal">q</math:mi>
                    </math:msub>
                  </math:mrow>
                </math:mstyle>
              </math:mrow>
              <math:mrow>
                <math:mstyle math:fontstyle="normal">
                  <math:mrow>
                    <math:msub>
                      <math:mi>hi</math:mi>
                      <math:mi math:fontstyle="normal">q</math:mi>
                    </math:msub>
                  </math:mrow>
                </math:mstyle>
                <math:mo math:stretchy="false">−</math:mo>
                <math:mstyle math:fontstyle="normal">
                  <math:mrow>
                    <math:msub>
                      <math:mi>lo</math:mi>
                      <math:mi math:fontstyle="normal">q</math:mi>
                    </math:msub>
                  </math:mrow>
                </math:mstyle>
              </math:mrow>
            </math:mfrac>
          </math:mrow>
        </math:mtd>
      </math:mtr>
    </math:mtable>
    <math:annotation math:encoding="StarMath 5.0">matrix {
 alignr x_q^{nitalic{user}} ( x_q^{ nitalic{%sim} } ) # "=" # alignl left ( nitalic{hi}_q - nitalic{lo}_q  right ) x_q^{nitalic{%sim}} + nitalic{lo}_q##
 alignr  x_q^{nitalic{%sim}} (x_q^{nitalic{user}}) # "=" # alignl {x_q^{nitalic{user}} -
 nitalic{lo}_q} over {nitalic{hi}_q - nitalic{lo}_q}
}</math:annotation>
  </math:semantics>
</math:math>
</file>

<file path=Object 45/content.xml><?xml version="1.0" encoding="utf-8"?>
<!DOCTYPE math  PUBLIC '-//OpenOffice.org//DTD Modified W3C MathML 1.01//EN'  'math.dtd'>
<math:math xmlns:math="http://www.w3.org/1998/Math/MathML">
  <math:semantics>
    <math:mrow>
      <math:mrow>
        <math:msubsup>
          <math:mfenced math:open="∣" math:close="∣">
            <math:mi>f</math:mi>
          </math:mfenced>
          <math:mn>2</math:mn>
          <math:mn>2</math:mn>
        </math:msubsup>
        <math:mo math:stretchy="false">=</math:mo>
        <math:mrow>
          <math:munderover>
            <math:mo math:stretchy="false">∫</math:mo>
            <math:mstyle math:fontstyle="normal">
              <math:mrow>
                <math:mi>lo</math:mi>
              </math:mrow>
            </math:mstyle>
            <math:mstyle math:fontstyle="normal">
              <math:mrow>
                <math:mi>hi</math:mi>
              </math:mrow>
            </math:mstyle>
          </math:munderover>
          <math:msup>
            <math:mfenced math:open="∣" math:close="∣">
              <math:mrow>
                <math:mi>f</math:mi>
                <math:mrow>
                  <math:mo math:stretchy="false">(</math:mo>
                  <math:msup>
                    <math:mi>x</math:mi>
                    <math:mstyle math:fontstyle="normal">
                      <math:mrow>
                        <math:mi>user</math:mi>
                      </math:mrow>
                    </math:mstyle>
                  </math:msup>
                  <math:mo math:stretchy="false">)</math:mo>
                </math:mrow>
              </math:mrow>
            </math:mfenced>
            <math:mn>2</math:mn>
          </math:msup>
        </math:mrow>
      </math:mrow>
      <math:msup>
        <math:mi math:fontstyle="italic">dx</math:mi>
        <math:mstyle math:fontstyle="normal">
          <math:mrow>
            <math:mi>user</math:mi>
          </math:mrow>
        </math:mstyle>
      </math:msup>
    </math:mrow>
    <math:annotation math:encoding="StarMath 5.0"> left lline f right rline_2^2 = int from {nitalic{lo}} to {nitalic{hi}} left lline f ( x^{nitalic{user}}) right rline^2 dx^{nitalic{user}} </math:annotation>
  </math:semantics>
</math:math>
</file>

<file path=Object 46/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47/content.xml><?xml version="1.0" encoding="utf-8"?>
<!DOCTYPE math  PUBLIC '-//OpenOffice.org//DTD Modified W3C MathML 1.01//EN'  'math.dtd'>
<math:math xmlns:math="http://www.w3.org/1998/Math/MathML">
  <math:semantics>
    <math:msup>
      <math:mi>V</math:mi>
      <math:mrow>
        <math:mrow>
          <math:mo math:stretchy="false">−</math:mo>
          <math:mn>1</math:mn>
        </math:mrow>
        <math:mo math:stretchy="false">/</math:mo>
        <math:mn>2</math:mn>
      </math:mrow>
    </math:msup>
    <math:annotation math:encoding="StarMath 5.0">V^{- 1 / 2}</math:annotation>
  </math:semantics>
</math:math>
</file>

<file path=Object 48/content.xml><?xml version="1.0" encoding="utf-8"?>
<!DOCTYPE math  PUBLIC '-//OpenOffice.org//DTD Modified W3C MathML 1.01//EN'  'math.dtd'>
<math:math xmlns:math="http://www.w3.org/1998/Math/MathML">
  <math:semantics>
    <math:mtable>
      <math:mtr>
        <math:mtd>
          <math:mrow>
            <math:mrow>
              <math:munderover>
                <math:mo math:stretchy="false">∫</math:mo>
                <math:mstyle math:fontstyle="normal">
                  <math:mrow>
                    <math:mi>lo</math:mi>
                  </math:mrow>
                </math:mstyle>
                <math:mstyle math:fontstyle="normal">
                  <math:mrow>
                    <math:mi>hi</math:mi>
                  </math:mrow>
                </math:mstyle>
              </math:munderover>
              <math:msup>
                <math:mfenced math:open="" math:close="">
                  <math:mrow>
                    <math:msup>
                      <math:mi>V</math:mi>
                      <math:mrow>
                        <math:mrow>
                          <math:mo math:stretchy="false">−</math:mo>
                          <math:mn>1</math:mn>
                        </math:mrow>
                        <math:mo math:stretchy="false">/</math:mo>
                        <math:mn>2</math:mn>
                      </math:mrow>
                    </math:msup>
                    <math:msubsup>
                      <math:mo math:stretchy="false">φ</math:mo>
                      <math:mrow>
                        <math:mi>i</math:mi>
                        <math:mi>l</math:mi>
                      </math:mrow>
                      <math:mi>n</math:mi>
                    </math:msub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row>
                </math:mfenced>
                <math:mn>2</math:mn>
              </math:msup>
            </math:mrow>
            <math:mi>d</math:mi>
            <math:msup>
              <math:mi>x</math:mi>
              <math:mstyle math:fontstyle="normal">
                <math:mrow>
                  <math:mi>user</math:mi>
                </math:mrow>
              </math:mstyle>
            </math:msup>
          </math:mrow>
        </math:mtd>
        <math:mtd>
          <math:mtext>=</math:mtext>
        </math:mtd>
        <math:mtd>
          <math:mrow>
            <math:msup>
              <math:mi>V</math:mi>
              <math:mrow>
                <math:mo math:stretchy="false">−</math:mo>
                <math:mn>1</math:mn>
              </math:mrow>
            </math:msup>
            <math:mrow>
              <math:munderover>
                <math:mo math:stretchy="false">∫</math:mo>
                <math:mstyle math:fontstyle="normal">
                  <math:mrow>
                    <math:mi>lo</math:mi>
                  </math:mrow>
                </math:mstyle>
                <math:mstyle math:fontstyle="normal">
                  <math:mrow>
                    <math:mi>hi</math:mi>
                  </math:mrow>
                </math:mstyle>
              </math:munderover>
              <math:msubsup>
                <math:mo math:stretchy="false">φ</math:mo>
                <math:mrow>
                  <math:mi>i</math:mi>
                  <math:mi>l</math:mi>
                </math:mrow>
                <math:mi>n</math:mi>
              </math:msubsup>
            </math:mrow>
            <math:m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n>2</math:mn>
            </math:msup>
            <math:mi>d</math:mi>
            <math:mrow>
              <math:msup>
                <math:mi>x</math:mi>
                <math:mstyle math:fontstyle="normal">
                  <math:mrow>
                    <math:mi>user</math:mi>
                  </math:mrow>
                </math:mstyle>
              </math:msup>
              <math:mo math:stretchy="false">=</math:mo>
              <math:mn>1</math:mn>
            </math:mrow>
          </math:mrow>
        </math:mtd>
      </math:mtr>
    </math:mtable>
    <math:annotation math:encoding="StarMath 5.0">matrix {
 int from {nitalic{lo}} to {nitalic{hi}} left ( V^{- 1 / 2} %phi_{i l}^n (x^{nitalic{%sim}}
 (x^{nitalic{user}})) right )^2 d x^{nitalic{user}} # "=" # V^{- 1}
  int from {nitalic{lo}} to {nitalic{hi}} %phi_{i l}^n (x^{nitalic{%sim}}
 (x^{nitalic{user}}))^2 d x^{nitalic{user}} = 1
}</math:annotation>
  </math:semantics>
</math:math>
</file>

<file path=Object 49/content.xml><?xml version="1.0" encoding="utf-8"?>
<!DOCTYPE math  PUBLIC '-//OpenOffice.org//DTD Modified W3C MathML 1.01//EN'  'math.dtd'>
<math:math xmlns:math="http://www.w3.org/1998/Math/MathML">
  <math:semantics>
    <math:mrow>
      <math:msup>
        <math:mi>f</math:mi>
        <math:mi>n</math:mi>
      </math:msup>
      <math:mrow>
        <math:mrow>
          <math:mo math:stretchy="false">(</math:mo>
          <math:msup>
            <math:mi>x</math:mi>
            <math:mstyle math:fontstyle="normal">
              <math:mrow>
                <math:mi>user</math:mi>
              </math:mrow>
            </math:mstyle>
          </math:msup>
          <math:mo math:stretchy="false">)</math:mo>
        </math:mrow>
        <math:mo math:stretchy="false">=</math:mo>
        <math:msup>
          <math:mi>V</math:mi>
          <math:mrow>
            <math:mrow>
              <math:mo math:stretchy="false">−</math:mo>
              <math:mn>1</math:mn>
            </math:mrow>
            <math:mo math:stretchy="false">/</math:mo>
            <math:mn>2</math:mn>
          </math:mrow>
        </math:msup>
      </math:mrow>
      <math:mrow>
        <math:msub>
          <math:mo math:stretchy="false">∑</math:mo>
          <math:mrow>
            <math:mi>i</math:mi>
            <math:mi>l</math:mi>
          </math:mrow>
        </math:msub>
        <math:msubsup>
          <math:mi>s</math:mi>
          <math:mrow>
            <math:mi>i</math:mi>
            <math:mi>l</math:mi>
          </math:mrow>
          <math:mi>n</math:mi>
        </math:msubsup>
      </math:mrow>
      <math:msubsup>
        <math:mo math:stretchy="false">φ</math:mo>
        <math:mrow>
          <math:mi>i</math:mi>
          <math:mi>l</math:mi>
        </math:mrow>
        <math:mi>n</math:mi>
      </math:msub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row>
    <math:annotation math:encoding="StarMath 5.0">
 f^n (x^{nitalic{user}}) = V^{- 1 / 2}  sum _{i l} s_{i l}^n %phi_{i l}^n
 (x^{nitalic{%sim}} (x^{nitalic{user}})) 
</math:annotation>
  </math:semantics>
</math:math>
</file>

<file path=Object 5/content.xml><?xml version="1.0" encoding="utf-8"?>
<!DOCTYPE math  PUBLIC '-//OpenOffice.org//DTD Modified W3C MathML 1.01//EN'  'math.dtd'>
<math:math xmlns:math="http://www.w3.org/1998/Math/MathML">
  <math:semantics>
    <math:mrow>
      <math:mrow>
        <math:mi>l</math:mi>
        <math:mo math:stretchy="false">=</math:mo>
        <math:mn>0,</math:mn>
      </math:mrow>
      <math:mo math:stretchy="false">…</math:mo>
      <math:mi>,</math:mi>
      <math:mrow>
        <math:msup>
          <math:mn>2</math:mn>
          <math:mi>n</math:mi>
        </math:msup>
        <math:mo math:stretchy="false">−</math:mo>
        <math:mn>1</math:mn>
      </math:mrow>
    </math:mrow>
    <math:annotation math:encoding="StarMath 5.0">l=0,dotslow,2^n-1</math:annotation>
  </math:semantics>
</math:math>
</file>

<file path=Object 50/content.xml><?xml version="1.0" encoding="utf-8"?>
<!DOCTYPE math  PUBLIC '-//OpenOffice.org//DTD Modified W3C MathML 1.01//EN'  'math.dtd'>
<math:math xmlns:math="http://www.w3.org/1998/Math/MathML">
  <math:semantics>
    <math:msup>
      <math:mi>V</math:mi>
      <math:mrow>
        <math:mrow>
          <math:mo math:stretchy="false">−</math:mo>
          <math:mn>1</math:mn>
        </math:mrow>
        <math:mo math:stretchy="false">/</math:mo>
        <math:mn>2</math:mn>
      </math:mrow>
    </math:msup>
    <math:annotation math:encoding="StarMath 5.0">V^{- 1 / 2}</math:annotation>
  </math:semantics>
</math:math>
</file>

<file path=Object 51/content.xml><?xml version="1.0" encoding="utf-8"?>
<!DOCTYPE math  PUBLIC '-//OpenOffice.org//DTD Modified W3C MathML 1.01//EN'  'math.dtd'>
<math:math xmlns:math="http://www.w3.org/1998/Math/MathML">
  <math:semantics>
    <math:mtable>
      <math:mtr>
        <math:mtd>
          <math:msubsup>
            <math:mi>s</math:mi>
            <math:mrow>
              <math:mi>i</math:mi>
              <math:mi>l</math:mi>
            </math:mrow>
            <math:mi>n</math:mi>
          </math:msubsup>
        </math:mtd>
        <math:mtd>
          <math:mtext>=</math:mtext>
        </math:mtd>
        <math:mtd>
          <math:mrow>
            <math:mrow>
              <math:msup>
                <math:mi>V</math:mi>
                <math:mrow>
                  <math:mrow>
                    <math:mo math:stretchy="false">−</math:mo>
                    <math:mn>1</math:mn>
                  </math:mrow>
                  <math:mo math:stretchy="false">/</math:mo>
                  <math:mn>2</math:mn>
                </math:mrow>
              </math:msup>
              <math:mrow>
                <math:munderover>
                  <math:mo math:stretchy="false">∫</math:mo>
                  <math:mstyle math:fontstyle="normal">
                    <math:mrow>
                      <math:mi>lo</math:mi>
                    </math:mrow>
                  </math:mstyle>
                  <math:mstyle math:fontstyle="normal">
                    <math:mrow>
                      <math:mi>hi</math:mi>
                    </math:mrow>
                  </math:mstyle>
                </math:munderover>
                <math:mrow>
                  <math:mi>f</math:mi>
                  <math:mrow>
                    <math:mo math:stretchy="false">(</math:mo>
                    <math:msup>
                      <math:mi>x</math:mi>
                      <math:mstyle math:fontstyle="normal">
                        <math:mrow>
                          <math:mi>user</math:mi>
                        </math:mrow>
                      </math:mstyle>
                    </math:msup>
                    <math:mo math:stretchy="false">)</math:mo>
                  </math:mrow>
                  <math:msubsup>
                    <math:mo math:stretchy="false">φ</math:mo>
                    <math:mrow>
                      <math:mi>i</math:mi>
                      <math:mi>l</math:mi>
                    </math:mrow>
                    <math:mi>n</math:mi>
                  </math:msub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sup>
                    <math:mi math:fontstyle="italic">dx</math:mi>
                    <math:mstyle math:fontstyle="normal">
                      <math:mrow>
                        <math:mi>user</math:mi>
                      </math:mrow>
                    </math:mstyle>
                  </math:msup>
                </math:mrow>
              </math:mrow>
            </math:mrow>
          </math:mrow>
        </math:mtd>
      </math:mtr>
      <math:mtr>
        <math:mtd>
          <math:mrow/>
        </math:mtd>
        <math:mtd>
          <math:mtext>=</math:mtext>
        </math:mtd>
        <math:mtd>
          <math:mrow>
            <math:mrow>
              <math:msup>
                <math:mi>V</math:mi>
                <math:mrow>
                  <math:mn>1</math:mn>
                  <math:mo math:stretchy="false">/</math:mo>
                  <math:mn>2</math:mn>
                </math:mrow>
              </math:msup>
              <math:mrow>
                <math:munderover>
                  <math:mo math:stretchy="false">∫</math:mo>
                  <math:mn>0</math:mn>
                  <math:mn>1</math:mn>
                </math:munderover>
                <math:mrow>
                  <math:mi>f</math:mi>
                  <math:mrow>
                    <math:mo math:stretchy="false">(</math:mo>
                    <math:mrow>
                      <math:msup>
                        <math:mi>x</math:mi>
                        <math:mstyle math:fontstyle="normal">
                          <math:mrow>
                            <math:mi>user</math:mi>
                          </math:mrow>
                        </math:mstyle>
                      </math:msup>
                      <math:mrow>
                        <math:mo math:stretchy="false">(</math:mo>
                        <math:msup>
                          <math:mi>x</math:mi>
                          <math:mstyle math:fontstyle="normal">
                            <math:mrow>
                              <math:mo math:stretchy="false">s</math:mo>
                            </math:mrow>
                          </math:mstyle>
                        </math:msup>
                        <math:mo math:stretchy="false">)</math:mo>
                      </math:mrow>
                    </math:mrow>
                    <math:mo math:stretchy="false">)</math:mo>
                  </math:mrow>
                  <math:msubsup>
                    <math:mo math:stretchy="false">φ</math:mo>
                    <math:mrow>
                      <math:mi>i</math:mi>
                      <math:mi>l</math:mi>
                    </math:mrow>
                    <math:mi>n</math:mi>
                  </math:msubsup>
                  <math:mrow>
                    <math:mo math:stretchy="false">(</math:mo>
                    <math:msup>
                      <math:mi>x</math:mi>
                      <math:mstyle math:fontstyle="normal">
                        <math:mrow>
                          <math:mo math:stretchy="false">s</math:mo>
                        </math:mrow>
                      </math:mstyle>
                    </math:msup>
                    <math:mo math:stretchy="false">)</math:mo>
                  </math:mrow>
                  <math:msup>
                    <math:mi math:fontstyle="italic">dx</math:mi>
                    <math:mstyle math:fontstyle="normal">
                      <math:mrow>
                        <math:mo math:stretchy="false">s</math:mo>
                      </math:mrow>
                    </math:mstyle>
                  </math:msup>
                </math:mrow>
              </math:mrow>
            </math:mrow>
          </math:mrow>
        </math:mtd>
      </math:mtr>
      <math:mtr>
        <math:mtd>
          <math:mrow/>
        </math:mtd>
        <math:mtd>
          <math:mtext>=</math:mtext>
        </math:mtd>
        <math:mtd>
          <math:mrow>
            <math:mrow>
              <math:msup>
                <math:mn>2</math:mn>
                <math:mrow>
                  <math:mi>d</math:mi>
                  <math:mrow>
                    <math:mi>n</math:mi>
                    <math:mo math:stretchy="false">/</math:mo>
                    <math:mn>2</math:mn>
                  </math:mrow>
                </math:mrow>
              </math:msup>
              <math:msup>
                <math:mi>V</math:mi>
                <math:mrow>
                  <math:mn>1</math:mn>
                  <math:mo math:stretchy="false">/</math:mo>
                  <math:mn>2</math:mn>
                </math:mrow>
              </math:msup>
              <math:mrow>
                <math:munderover>
                  <math:mo math:stretchy="false">∫</math:mo>
                  <math:mrow>
                    <math:mi>l</math:mi>
                    <math:msup>
                      <math:mn>2</math:mn>
                      <math:mrow>
                        <math:mo math:stretchy="false">−</math:mo>
                        <math:mi>n</math:mi>
                      </math:mrow>
                    </math:msup>
                  </math:mrow>
                  <math:mrow>
                    <math:mrow>
                      <math:mo math:stretchy="false">(</math:mo>
                      <math:mrow>
                        <math:mi>l</math:mi>
                        <math:mo math:stretchy="false">+</math:mo>
                        <math:mn>1</math:mn>
                      </math:mrow>
                      <math:mo math:stretchy="false">)</math:mo>
                    </math:mrow>
                    <math:msup>
                      <math:mn>2</math:mn>
                      <math:mrow>
                        <math:mo math:stretchy="false">−</math:mo>
                        <math:mi>n</math:mi>
                      </math:mrow>
                    </math:msup>
                  </math:mrow>
                </math:munderover>
                <math:mrow>
                  <math:mi>f</math:mi>
                  <math:mrow>
                    <math:mo math:stretchy="false">(</math:mo>
                    <math:mrow>
                      <math:msup>
                        <math:mi>x</math:mi>
                        <math:mstyle math:fontstyle="normal">
                          <math:mrow>
                            <math:mi>user</math:mi>
                          </math:mrow>
                        </math:mstyle>
                      </math:msup>
                      <math:mrow>
                        <math:mo math:stretchy="false">(</math:mo>
                        <math:msup>
                          <math:mi>x</math:mi>
                          <math:mstyle math:fontstyle="normal">
                            <math:mrow>
                              <math:mo math:stretchy="false">s</math:mo>
                            </math:mrow>
                          </math:mstyle>
                        </math:msup>
                        <math:mo math:stretchy="false">)</math:mo>
                      </math:mrow>
                    </math:mrow>
                    <math:mo math:stretchy="false">)</math:mo>
                  </math:mrow>
                  <math:msub>
                    <math:mo math:stretchy="false">φ</math:mo>
                    <math:mi>i</math:mi>
                  </math:msub>
                  <math:mrow>
                    <math:mo math:stretchy="false">(</math:mo>
                    <math:mrow>
                      <math:msup>
                        <math:mn>2</math:mn>
                        <math:mi>n</math:mi>
                      </math:msup>
                      <math:mrow>
                        <math:msup>
                          <math:mi>x</math:mi>
                          <math:mstyle math:fontstyle="normal">
                            <math:mrow>
                              <math:mo math:stretchy="false">s</math:mo>
                            </math:mrow>
                          </math:mstyle>
                        </math:msup>
                        <math:mo math:stretchy="false">−</math:mo>
                        <math:mi>l</math:mi>
                      </math:mrow>
                    </math:mrow>
                    <math:mo math:stretchy="false">)</math:mo>
                  </math:mrow>
                  <math:msup>
                    <math:mi math:fontstyle="italic">dx</math:mi>
                    <math:mstyle math:fontstyle="normal">
                      <math:mrow>
                        <math:mo math:stretchy="false">s</math:mo>
                      </math:mrow>
                    </math:mstyle>
                  </math:msup>
                </math:mrow>
              </math:mrow>
            </math:mrow>
          </math:mrow>
        </math:mtd>
      </math:mtr>
      <math:mtr>
        <math:mtd>
          <math:mrow/>
        </math:mtd>
        <math:mtd>
          <math:mtext>=</math:mtext>
        </math:mtd>
        <math:mtd>
          <math:mrow>
            <math:mrow>
              <math:msup>
                <math:mn>2</math:mn>
                <math:mrow>
                  <math:mrow>
                    <math:mo math:stretchy="false">−</math:mo>
                    <math:mi>d</math:mi>
                  </math:mrow>
                  <math:mrow>
                    <math:mi>n</math:mi>
                    <math:mo math:stretchy="false">/</math:mo>
                    <math:mn>2</math:mn>
                  </math:mrow>
                </math:mrow>
              </math:msup>
              <math:msup>
                <math:mi>V</math:mi>
                <math:mrow>
                  <math:mn>1</math:mn>
                  <math:mo math:stretchy="false">/</math:mo>
                  <math:mn>2</math:mn>
                </math:mrow>
              </math:msup>
              <math:mrow>
                <math:munderover>
                  <math:mo math:stretchy="false">∫</math:mo>
                  <math:mn>0</math:mn>
                  <math:mn>1</math:mn>
                </math:munderover>
                <math:mrow>
                  <math:mi>f</math:mi>
                  <math:mrow>
                    <math:mo math:stretchy="false">(</math:mo>
                    <math:mrow>
                      <math:msup>
                        <math:mi>x</math:mi>
                        <math:mstyle math:fontstyle="normal">
                          <math:mrow>
                            <math:mi>user</math:mi>
                          </math:mrow>
                        </math:mstyle>
                      </math:msup>
                      <math:mrow>
                        <math:mo math:stretchy="false">(</math:mo>
                        <math:mrow>
                          <math:msup>
                            <math:mn>2</math:mn>
                            <math:mrow>
                              <math:mo math:stretchy="false">−</math:mo>
                              <math:mi>n</math:mi>
                            </math:mrow>
                          </math:msup>
                          <math:mrow>
                            <math:mo math:stretchy="false">(</math:mo>
                            <math:mrow>
                              <math:mi>x</math:mi>
                              <math:mo math:stretchy="false">+</math:mo>
                              <math:mi>l</math:mi>
                            </math:mrow>
                            <math:mo math:stretchy="false">)</math:mo>
                          </math:mrow>
                        </math:mrow>
                        <math:mo math:stretchy="false">)</math:mo>
                      </math:mrow>
                    </math:mrow>
                    <math:mo math:stretchy="false">)</math:mo>
                  </math:mrow>
                  <math:msub>
                    <math:mo math:stretchy="false">φ</math:mo>
                    <math:mi>i</math:mi>
                  </math:msub>
                  <math:mrow>
                    <math:mo math:stretchy="false">(</math:mo>
                    <math:mi>x</math:mi>
                    <math:mo math:stretchy="false">)</math:mo>
                  </math:mrow>
                  <math:mi math:fontstyle="italic">dx</math:mi>
                </math:mrow>
              </math:mrow>
            </math:mrow>
          </math:mrow>
        </math:mtd>
      </math:mtr>
      <math:mtr>
        <math:mtd>
          <math:mrow/>
        </math:mtd>
        <math:mtd>
          <math:mrow>
            <math:mrow/>
            <math:mo math:stretchy="false">≃</math:mo>
            <math:mrow/>
          </math:mrow>
        </math:mtd>
        <math:mtd>
          <math:mrow>
            <math:mrow>
              <math:msup>
                <math:mn>2</math:mn>
                <math:mrow>
                  <math:mrow>
                    <math:mo math:stretchy="false">−</math:mo>
                    <math:mi>d</math:mi>
                  </math:mrow>
                  <math:mrow>
                    <math:mi>n</math:mi>
                    <math:mo math:stretchy="false">/</math:mo>
                    <math:mn>2</math:mn>
                  </math:mrow>
                </math:mrow>
              </math:msup>
              <math:msup>
                <math:mi>V</math:mi>
                <math:mrow>
                  <math:mn>1</math:mn>
                  <math:mo math:stretchy="false">/</math:mo>
                  <math:mn>2</math:mn>
                </math:mrow>
              </math:msup>
              <math:mrow>
                <math:munderover>
                  <math:mo math:stretchy="false">∑</math:mo>
                  <math:mrow>
                    <math:mo math:stretchy="false">μ</math:mo>
                    <math:mo math:stretchy="false">=</math:mo>
                    <math:mn>0</math:mn>
                  </math:mrow>
                  <math:msub>
                    <math:mi>n</math:mi>
                    <math:mstyle math:fontstyle="normal">
                      <math:mrow>
                        <math:mi>pt</math:mi>
                      </math:mrow>
                    </math:mstyle>
                  </math:msub>
                </math:munderover>
                <math:mrow>
                  <math:msub>
                    <math:mo math:stretchy="false">ω</math:mo>
                    <math:mo math:stretchy="false">μ</math:mo>
                  </math:msub>
                  <math:mi>f</math:mi>
                  <math:mrow>
                    <math:mo math:stretchy="false">(</math:mo>
                    <math:mrow>
                      <math:msup>
                        <math:mi>x</math:mi>
                        <math:mstyle math:fontstyle="normal">
                          <math:mrow>
                            <math:mi>user</math:mi>
                          </math:mrow>
                        </math:mstyle>
                      </math:msup>
                      <math:mrow>
                        <math:mo math:stretchy="false">(</math:mo>
                        <math:mrow>
                          <math:msup>
                            <math:mn>2</math:mn>
                            <math:mrow>
                              <math:mo math:stretchy="false">−</math:mo>
                              <math:mi>n</math:mi>
                            </math:mrow>
                          </math:msup>
                          <math:mrow>
                            <math:mo math:stretchy="false">(</math:mo>
                            <math:mrow>
                              <math:msub>
                                <math:mi>x</math:mi>
                                <math:mo math:stretchy="false">μ</math:mo>
                              </math:msub>
                              <math:mo math:stretchy="false">+</math:mo>
                              <math:mi>l</math:mi>
                            </math:mrow>
                            <math:mo math:stretchy="false">)</math:mo>
                          </math:mrow>
                        </math:mrow>
                        <math:mo math:stretchy="false">)</math:mo>
                      </math:mrow>
                    </math:mrow>
                    <math:mo math:stretchy="false">)</math:mo>
                  </math:mrow>
                  <math:msub>
                    <math:mo math:stretchy="false">φ</math:mo>
                    <math:mi>i</math:mi>
                  </math:msub>
                  <math:mrow>
                    <math:mo math:stretchy="false">(</math:mo>
                    <math:msub>
                      <math:mi>x</math:mi>
                      <math:mo math:stretchy="false">μ</math:mo>
                    </math:msub>
                    <math:mo math:stretchy="false">)</math:mo>
                  </math:mrow>
                </math:mrow>
              </math:mrow>
            </math:mrow>
          </math:mrow>
        </math:mtd>
      </math:mtr>
    </math:mtable>
    <math:annotation math:encoding="StarMath 5.0">matrix {
 s_{i l}^n # "=" # alignl V^{- 1 / 2} int from {nitalic{lo}} to {nitalic{hi}} 
     { f(x^{nitalic{user}}) %phi_{i l}^n (x^{nitalic{%sim}}(x^{nitalic{user}})) 
        dx^{nitalic{user}} } ##
 {} # "=" # alignl V^{1 / 2} int from 0 to 1 
     { f (x^{nitalic{user}} (x^{nitalic{%sim}}))
       %phi_{i l}^n (x^{nitalic{%sim}}) dx^{nitalic{%sim}} }##
 {} # "=" # alignl 2^{d n / 2} V^{1 / 2} int from {l 2^{- n}} to {(l + 1) 2^{- n}} 
     { f (x^{nitalic{user}} (x^{nitalic{%sim}}))
       %phi_i (2^n x^{nitalic{%sim}} - l) dx^{nitalic{%sim}} } ##
 {} # "=" # alignl 2^{- d n / 2} V^{1 / 2} int from 0 to 1 
     { f (x^{nitalic{user}}(2^{- n} (x + l))) %phi_i (x) dx}##
  {} # {} simeq {}  # alignl 2^{- d n / 2} V^{1 / 2}  sum from {%mu = 0} to {n_{nitalic{pt}}} 
      { %omega_{%mu} f ( x^{nitalic{user}} (2^{- n} (x_{%mu} + l))) %phi_i(x_{%mu})}
}</math:annotation>
  </math:semantics>
</math:math>
</file>

<file path=Object 52/content.xml><?xml version="1.0" encoding="utf-8"?>
<!DOCTYPE math  PUBLIC '-//OpenOffice.org//DTD Modified W3C MathML 1.01//EN'  'math.dtd'>
<math:math xmlns:math="http://www.w3.org/1998/Math/MathML">
  <math:semantics>
    <math:msub>
      <math:mi>x</math:mi>
      <math:mo math:stretchy="false">μ</math:mo>
    </math:msub>
    <math:annotation math:encoding="StarMath 5.0">x_{%mu}</math:annotation>
  </math:semantics>
</math:math>
</file>

<file path=Object 53/content.xml><?xml version="1.0" encoding="utf-8"?>
<!DOCTYPE math  PUBLIC '-//OpenOffice.org//DTD Modified W3C MathML 1.01//EN'  'math.dtd'>
<math:math xmlns:math="http://www.w3.org/1998/Math/MathML">
  <math:semantics>
    <math:msub>
      <math:mo math:stretchy="false">ω</math:mo>
      <math:mo math:stretchy="false">μ</math:mo>
    </math:msub>
    <math:annotation math:encoding="StarMath 5.0">%omega_{%mu}</math:annotation>
  </math:semantics>
</math:math>
</file>

<file path=Object 54/content.xml><?xml version="1.0" encoding="utf-8"?>
<!DOCTYPE math  PUBLIC '-//OpenOffice.org//DTD Modified W3C MathML 1.01//EN'  'math.dtd'>
<math:math xmlns:math="http://www.w3.org/1998/Math/MathML">
  <math:semantics>
    <math:msub>
      <math:mi>n</math:mi>
      <math:mstyle math:fontstyle="normal">
        <math:mrow>
          <math:mi>pt</math:mi>
        </math:mrow>
      </math:mstyle>
    </math:msub>
    <math:annotation math:encoding="StarMath 5.0">n_{nitalic{pt}}</math:annotation>
  </math:semantics>
</math:math>
</file>

<file path=Object 55/content.xml><?xml version="1.0" encoding="utf-8"?>
<!DOCTYPE math  PUBLIC '-//OpenOffice.org//DTD Modified W3C MathML 1.01//EN'  'math.dtd'>
<math:math xmlns:math="http://www.w3.org/1998/Math/MathML">
  <math:semantics>
    <math:mrow>
      <math:mrow>
        <math:mo math:stretchy="false">μ</math:mo>
        <math:mo math:stretchy="false">=</math:mo>
        <math:mn>0,</math:mn>
      </math:mrow>
      <math:mo math:stretchy="false">…</math:mo>
      <math:mi>,</math:mi>
      <math:msub>
        <math:mi>n</math:mi>
        <math:mstyle math:fontstyle="normal">
          <math:mrow>
            <math:mi>pt</math:mi>
          </math:mrow>
        </math:mstyle>
      </math:msub>
    </math:mrow>
    <math:annotation math:encoding="StarMath 5.0">%mu = 0, dotslow, n_{nitalic{pt}}</math:annotation>
  </math:semantics>
</math:math>
</file>

<file path=Object 56/content.xml><?xml version="1.0" encoding="utf-8"?>
<!DOCTYPE math  PUBLIC '-//OpenOffice.org//DTD Modified W3C MathML 1.01//EN'  'math.dtd'>
<math:math xmlns:math="http://www.w3.org/1998/Math/MathML">
  <math:semantics>
    <math:mtable>
      <math:mtr>
        <math:mtd>
          <math:msubsup>
            <math:mi>s</math:mi>
            <math:mrow>
              <math:mi>i</math:mi>
              <math:mi>l</math:mi>
            </math:mrow>
            <math:mi>n</math:mi>
          </math:msubsup>
        </math:mtd>
        <math:mtd>
          <math:mtext>=</math:mtext>
        </math:mtd>
        <math:mtd>
          <math:mrow>
            <math:msup>
              <math:mn>2</math:mn>
              <math:mrow>
                <math:mrow>
                  <math:mo math:stretchy="false">−</math:mo>
                  <math:mi>d</math:mi>
                </math:mrow>
                <math:mrow>
                  <math:mi>n</math:mi>
                  <math:mo math:stretchy="false">/</math:mo>
                  <math:mn>2</math:mn>
                </math:mrow>
              </math:mrow>
            </math:msup>
            <math:msup>
              <math:mi>V</math:mi>
              <math:mrow>
                <math:mn>1</math:mn>
                <math:mo math:stretchy="false">/</math:mo>
                <math:mn>2</math:mn>
              </math:mrow>
            </math:msup>
            <math:mrow>
              <math:munder>
                <math:mo math:stretchy="false">∑</math:mo>
                <math:mo math:stretchy="false">μ</math:mo>
              </math:munder>
              <math:msub>
                <math:mi>f</math:mi>
                <math:mo math:stretchy="false">μ</math:mo>
              </math:msub>
            </math:mrow>
            <math:msub>
              <math:mover math:accent="true">
                <math:mo math:stretchy="false">φ</math:mo>
                <math:mo math:stretchy="false">ˉ</math:mo>
              </math:mover>
              <math:mrow>
                <math:mo math:stretchy="false">μ</math:mo>
                <math:mi>i</math:mi>
              </math:mrow>
            </math:msub>
          </math:mrow>
        </math:mtd>
      </math:mtr>
      <math:mtr>
        <math:mtd>
          <math:msub>
            <math:mi>f</math:mi>
            <math:mo math:stretchy="false">μ</math:mo>
          </math:msub>
        </math:mtd>
        <math:mtd>
          <math:mtext>=</math:mtext>
        </math:mtd>
        <math:mtd>
          <math:mrow>
            <math:msup>
              <math:mn>2</math:mn>
              <math:mrow>
                <math:mi>d</math:mi>
                <math:mrow>
                  <math:mi>n</math:mi>
                  <math:mo math:stretchy="false">/</math:mo>
                  <math:mn>2</math:mn>
                </math:mrow>
              </math:mrow>
            </math:msup>
            <math:msup>
              <math:mi>V</math:mi>
              <math:mrow>
                <math:mrow>
                  <math:mo math:stretchy="false">−</math:mo>
                  <math:mn>1</math:mn>
                </math:mrow>
                <math:mo math:stretchy="false">/</math:mo>
                <math:mn>2</math:mn>
              </math:mrow>
            </math:msup>
            <math:mrow>
              <math:msub>
                <math:mo math:stretchy="false">∑</math:mo>
                <math:mi>i</math:mi>
              </math:msub>
              <math:msub>
                <math:mo math:stretchy="false">φ</math:mo>
                <math:mrow>
                  <math:mo math:stretchy="false">μ</math:mo>
                  <math:mi>i</math:mi>
                </math:mrow>
              </math:msub>
            </math:mrow>
            <math:msubsup>
              <math:mi>s</math:mi>
              <math:mrow>
                <math:mi>i</math:mi>
                <math:mi>l</math:mi>
              </math:mrow>
              <math:mi>n</math:mi>
            </math:msubsup>
          </math:mrow>
        </math:mtd>
      </math:mtr>
    </math:mtable>
    <math:annotation math:encoding="StarMath 5.0">matrix {
 s_{i l}^n # "=" # 2^{- d n / 2} V^{1 / 2}  sum from {%mu} f_{%mu}  {bar %phi}_{%mu
 i} ##
 f_{%mu} # "=" # 2^{d n / 2} V^{- 1 / 2}  sum _i %phi_{%mu i} s_{i l}^n
}</math:annotation>
  </math:semantics>
</math:math>
</file>

<file path=Object 57/content.xml><?xml version="1.0" encoding="utf-8"?>
<!DOCTYPE math  PUBLIC '-//OpenOffice.org//DTD Modified W3C MathML 1.01//EN'  'math.dtd'>
<math:math xmlns:math="http://www.w3.org/1998/Math/MathML">
  <math:semantics>
    <math:mtable>
      <math:mtr>
        <math:mtd>
          <math:mrow>
            <math:msub>
              <math:mi>f</math:mi>
              <math:mo math:stretchy="false">μ</math:mo>
            </math:msub>
          </math:mrow>
        </math:mtd>
        <math:mtd>
          <math:mtext>=</math:mtext>
        </math:mtd>
        <math:mtd>
          <math:mrow>
            <math:mrow>
              <math:mi>f</math:mi>
              <math:mrow>
                <math:mo math:stretchy="false">(</math:mo>
                <math:mrow>
                  <math:msup>
                    <math:mi>x</math:mi>
                    <math:mstyle math:fontstyle="normal">
                      <math:mrow>
                        <math:mi>user</math:mi>
                      </math:mrow>
                    </math:mstyle>
                  </math:msup>
                  <math:mrow>
                    <math:mo math:stretchy="false">(</math:mo>
                    <math:mrow>
                      <math:msup>
                        <math:mn>2</math:mn>
                        <math:mrow>
                          <math:mo math:stretchy="false">−</math:mo>
                          <math:mi>n</math:mi>
                        </math:mrow>
                      </math:msup>
                      <math:mrow>
                        <math:mo math:stretchy="false">(</math:mo>
                        <math:mrow>
                          <math:msub>
                            <math:mi>x</math:mi>
                            <math:mo math:stretchy="false">μ</math:mo>
                          </math:msub>
                          <math:mo math:stretchy="false">+</math:mo>
                          <math:mi>l</math:mi>
                        </math:mrow>
                        <math:mo math:stretchy="false">)</math:mo>
                      </math:mrow>
                    </math:mrow>
                    <math:mo math:stretchy="false">)</math:mo>
                  </math:mrow>
                </math:mrow>
                <math:mo math:stretchy="false">)</math:mo>
              </math:mrow>
            </math:mrow>
          </math:mrow>
        </math:mtd>
      </math:mtr>
      <math:mtr>
        <math:mtd>
          <math:mrow>
            <math:msub>
              <math:mo math:stretchy="false">φ</math:mo>
              <math:mrow>
                <math:mo math:stretchy="false">μ</math:mo>
                <math:mi>i</math:mi>
              </math:mrow>
            </math:msub>
          </math:mrow>
        </math:mtd>
        <math:mtd>
          <math:mtext>=</math:mtext>
        </math:mtd>
        <math:mtd>
          <math:mrow>
            <math:mrow>
              <math:msub>
                <math:mo math:stretchy="false">φ</math:mo>
                <math:mi>i</math:mi>
              </math:msub>
              <math:mrow>
                <math:mo math:stretchy="false">(</math:mo>
                <math:msub>
                  <math:mi>x</math:mi>
                  <math:mo math:stretchy="false">μ</math:mo>
                </math:msub>
                <math:mo math:stretchy="false">)</math:mo>
              </math:mrow>
            </math:mrow>
          </math:mrow>
        </math:mtd>
      </math:mtr>
      <math:mtr>
        <math:mtd>
          <math:mrow>
            <math:msub>
              <math:mover math:accent="true">
                <math:mo math:stretchy="false">φ</math:mo>
                <math:mo math:stretchy="false">ˉ</math:mo>
              </math:mover>
              <math:mrow>
                <math:mo math:stretchy="false">μ</math:mo>
                <math:mi>i</math:mi>
              </math:mrow>
            </math:msub>
          </math:mrow>
        </math:mtd>
        <math:mtd>
          <math:mtext>=</math:mtext>
        </math:mtd>
        <math:mtd>
          <math:mrow>
            <math:mrow>
              <math:msub>
                <math:mo math:stretchy="false">φ</math:mo>
                <math:mi>i</math:mi>
              </math:msub>
              <math:mrow>
                <math:mo math:stretchy="false">(</math:mo>
                <math:msub>
                  <math:mi>x</math:mi>
                  <math:mo math:stretchy="false">μ</math:mo>
                </math:msub>
                <math:mo math:stretchy="false">)</math:mo>
              </math:mrow>
              <math:msub>
                <math:mo math:stretchy="false">ω</math:mo>
                <math:mo math:stretchy="false">μ</math:mo>
              </math:msub>
            </math:mrow>
          </math:mrow>
        </math:mtd>
      </math:mtr>
      <math:mtr>
        <math:mtd>
          <math:mrow>
            <math:mrow>
              <math:mrow>
                <math:munder>
                  <math:mo math:stretchy="false">∑</math:mo>
                  <math:mo math:stretchy="false">μ</math:mo>
                </math:munder>
                <math:msub>
                  <math:mo math:stretchy="false">φ</math:mo>
                  <math:mrow>
                    <math:mo math:stretchy="false">μ</math:mo>
                    <math:mi>i</math:mi>
                  </math:mrow>
                </math:msub>
              </math:mrow>
              <math:msub>
                <math:mover math:accent="true">
                  <math:mo math:stretchy="false">φ</math:mo>
                  <math:mo math:stretchy="false">ˉ</math:mo>
                </math:mover>
                <math:mrow>
                  <math:mo math:stretchy="false">μ</math:mo>
                  <math:mi>i</math:mi>
                </math:mrow>
              </math:msub>
            </math:mrow>
          </math:mrow>
        </math:mtd>
        <math:mtd>
          <math:mtext>=</math:mtext>
        </math:mtd>
        <math:mtd>
          <math:mrow>
            <math:msub>
              <math:mo math:stretchy="false">δ</math:mo>
              <math:mrow>
                <math:mi>i</math:mi>
                <math:mi>j</math:mi>
              </math:mrow>
            </math:msub>
          </math:mrow>
        </math:mtd>
      </math:mtr>
    </math:mtable>
    <math:annotation math:encoding="StarMath 5.0">matrix {
alignr  f_{%mu} # "=" # alignl f (x^{nitalic{user}} (2^{- n} (x_{%mu} + l))) ##
alignr  %phi_{%mu i} # "=" # alignl %phi_i (x_{%mu}) ##
alignr  {bar %phi}_{%mu i} # "=" # alignl %phi_i (x_{%mu}) %omega_{%mu}##
alignr  sum from {%mu} %phi_{%mu i}  {bar %phi}_{%mu i} # "=" # alignl %delta_{i j}
}</math:annotation>
  </math:semantics>
</math:math>
</file>

<file path=Object 58/content.xml><?xml version="1.0" encoding="utf-8"?>
<!DOCTYPE math  PUBLIC '-//OpenOffice.org//DTD Modified W3C MathML 1.01//EN'  'math.dtd'>
<math:math xmlns:math="http://www.w3.org/1998/Math/MathML">
  <math:semantics>
    <math:mrow>
      <math:msub>
        <math:mi>n</math:mi>
        <math:mstyle math:fontstyle="normal">
          <math:mrow>
            <math:mi>pt</math:mi>
          </math:mrow>
        </math:mstyle>
      </math:msub>
      <math:mo math:stretchy="false">≥</math:mo>
      <math:mi>k</math:mi>
    </math:mrow>
    <math:annotation math:encoding="StarMath 5.0">n_{nitalic {pt}} &gt;= k</math:annotation>
  </math:semantics>
</math:math>
</file>

<file path=Object 59/content.xml><?xml version="1.0" encoding="utf-8"?>
<!DOCTYPE math  PUBLIC '-//OpenOffice.org//DTD Modified W3C MathML 1.01//EN'  'math.dtd'>
<math:math xmlns:math="http://www.w3.org/1998/Math/MathML">
  <math:semantics>
    <math:mrow>
      <math:mrow>
        <math:msub>
          <math:mfenced math:open="∥" math:close="∥">
            <math:msubsup>
              <math:mi>d</math:mi>
              <math:mi>l</math:mi>
              <math:mi>n</math:mi>
            </math:msubsup>
          </math:mfenced>
          <math:mn>2</math:mn>
        </math:msub>
        <math:mo math:stretchy="false">=</math:mo>
        <math:msqrt>
          <math:mrow>
            <math:munder>
              <math:mo math:stretchy="false">∑</math:mo>
              <math:mi>i</math:mi>
            </math:munder>
            <math:msup>
              <math:mfenced math:open="∣" math:close="∣">
                <math:msubsup>
                  <math:mi>d</math:mi>
                  <math:mrow>
                    <math:mi>i</math:mi>
                    <math:mi>l</math:mi>
                  </math:mrow>
                  <math:mi>n</math:mi>
                </math:msubsup>
              </math:mfenced>
              <math:mn>2</math:mn>
            </math:msup>
          </math:mrow>
        </math:msqrt>
      </math:mrow>
      <math:mo math:stretchy="false">≤</math:mo>
      <math:mo math:stretchy="false">ε</math:mo>
    </math:mrow>
    <math:annotation math:encoding="StarMath 5.0"> left ldline d_l^n right rdline_2 = sqrt{sum from i left lline d_{i l}^n right rline^2}
 &lt;= %epsilon </math:annotation>
  </math:semantics>
</math:math>
</file>

<file path=Object 6/content.xml><?xml version="1.0" encoding="utf-8"?>
<!DOCTYPE math  PUBLIC '-//OpenOffice.org//DTD Modified W3C MathML 1.01//EN'  'math.dtd'>
<math:math xmlns:math="http://www.w3.org/1998/Math/MathML">
  <math:semantics>
    <math:mrow>
      <math:msubsup>
        <math:mo math:stretchy="false">φ</math:mo>
        <math:mrow>
          <math:mi>i</math:mi>
          <math:mi>l</math:mi>
        </math:mrow>
        <math:mi>n</math:mi>
      </math:msubsup>
      <math:mrow>
        <math:mrow>
          <math:mo math:stretchy="false">(</math:mo>
          <math:mi>x</math:mi>
          <math:mo math:stretchy="false">)</math:mo>
        </math:mrow>
        <math:mo math:stretchy="false">=</math:mo>
        <math:msup>
          <math:mn>2</math:mn>
          <math:mrow>
            <math:mi>n</math:mi>
            <math:mo math:stretchy="false">/</math:mo>
            <math:mn>2</math:mn>
          </math:mrow>
        </math:msup>
      </math:mrow>
      <math:msub>
        <math:mo math:stretchy="false">φ</math:mo>
        <math:mi>i</math:mi>
      </math:msub>
      <math:mrow>
        <math:mo math:stretchy="false">(</math:mo>
        <math:mrow>
          <math:msup>
            <math:mn>2</math:mn>
            <math:mi>n</math:mi>
          </math:msup>
          <math:mrow>
            <math:mi>x</math:mi>
            <math:mo math:stretchy="false">−</math:mo>
            <math:mn>1</math:mn>
          </math:mrow>
        </math:mrow>
        <math:mo math:stretchy="false">)</math:mo>
      </math:mrow>
    </math:mrow>
    <math:annotation math:encoding="StarMath 5.0">%phi_{i l}^n(x) = 2^{n/2} %phi_i(2^n x - 1)</math:annotation>
  </math:semantics>
</math:math>
</file>

<file path=Object 60/content.xml><?xml version="1.0" encoding="utf-8"?>
<!DOCTYPE math  PUBLIC '-//OpenOffice.org//DTD Modified W3C MathML 1.01//EN'  'math.dtd'>
<math:math xmlns:math="http://www.w3.org/1998/Math/MathML">
  <math:semantics>
    <math:mrow>
      <math:mrow>
        <math:msub>
          <math:mfenced math:open="∥" math:close="∥">
            <math:msubsup>
              <math:mi>d</math:mi>
              <math:mi>l</math:mi>
              <math:mi>n</math:mi>
            </math:msubsup>
          </math:mfenced>
          <math:mn>2</math:mn>
        </math:msub>
        <math:mo math:stretchy="false">≤</math:mo>
        <math:mo math:stretchy="false">ε</math:mo>
      </math:mrow>
      <math:mi>min</math:mi>
      <math:mrow>
        <math:mo math:stretchy="false">(</math:mo>
        <math:mrow>
          <math:mn>1,</math:mn>
          <math:mi>L</math:mi>
          <math:msup>
            <math:mn>2</math:mn>
            <math:mrow>
              <math:mo math:stretchy="false">−</math:mo>
              <math:mi>n</math:mi>
            </math:mrow>
          </math:msup>
        </math:mrow>
        <math:mo math:stretchy="false">)</math:mo>
      </math:mrow>
    </math:mrow>
    <math:annotation math:encoding="StarMath 5.0"> left ldline d_l^n right rdline _2 &lt;= %epsilon func min (1, L 2^{- n})

</math:annotation>
  </math:semantics>
</math:math>
</file>

<file path=Object 61/content.xml><?xml version="1.0" encoding="utf-8"?>
<!DOCTYPE math  PUBLIC '-//OpenOffice.org//DTD Modified W3C MathML 1.01//EN'  'math.dtd'>
<math:math xmlns:math="http://www.w3.org/1998/Math/MathML">
  <math:semantics>
    <math:mtable>
      <math:mtr>
        <math:mtd>
          <math:mrow>
            <math:mrow>
              <math:msup>
                <math:mi>f</math:mi>
                <math:mi>n</math:mi>
              </math:msup>
              <math:mrow>
                <math:mo math:stretchy="false">(</math:mo>
                <math:msup>
                  <math:mi>x</math:mi>
                  <math:mstyle math:fontstyle="normal">
                    <math:mrow>
                      <math:mi>user</math:mi>
                    </math:mrow>
                  </math:mstyle>
                </math:msup>
                <math:mo math:stretchy="false">)</math:mo>
              </math:mrow>
            </math:mrow>
          </math:mrow>
        </math:mtd>
        <math:mtd>
          <math:mtext>=</math:mtext>
        </math:mtd>
        <math:mtd>
          <math:mrow>
            <math:mrow>
              <math:msup>
                <math:mi>V</math:mi>
                <math:mrow>
                  <math:mrow>
                    <math:mo math:stretchy="false">−</math:mo>
                    <math:mn>1</math:mn>
                  </math:mrow>
                  <math:mo math:stretchy="false">/</math:mo>
                  <math:mn>2</math:mn>
                </math:mrow>
              </math:msup>
              <math:msup>
                <math:mn>2</math:mn>
                <math:mrow>
                  <math:mi>n</math:mi>
                  <math:mo math:stretchy="false">/</math:mo>
                  <math:mn>2</math:mn>
                </math:mrow>
              </math:msup>
              <math:mrow>
                <math:munder>
                  <math:mo math:stretchy="false">∑</math:mo>
                  <math:mrow>
                    <math:mi>i</math:mi>
                    <math:mi>l</math:mi>
                  </math:mrow>
                </math:munder>
                <math:msubsup>
                  <math:mi>s</math:mi>
                  <math:mrow>
                    <math:mi>i</math:mi>
                    <math:mi>l</math:mi>
                  </math:mrow>
                  <math:mi>n</math:mi>
                </math:msubsup>
              </math:mrow>
              <math:msub>
                <math:mo math:stretchy="false">φ</math:mo>
                <math:mi>i</math:mi>
              </math:msub>
              <math:mrow>
                <math:mo math:stretchy="false">(</math:mo>
                <math:mrow>
                  <math:msup>
                    <math:mn>2</math:mn>
                    <math:mi>n</math:mi>
                  </math:msup>
                  <math:msup>
                    <math:mi>x</math:mi>
                    <math:mstyle math:fontstyle="normal">
                      <math:mrow>
                        <math:mo math:stretchy="false">s</math:mo>
                      </math:mrow>
                    </math:mstyle>
                  </math:msup>
                  <math:mrow>
                    <math:mrow>
                      <math:mo math:stretchy="false">(</math:mo>
                      <math:msup>
                        <math:mi>x</math:mi>
                        <math:mstyle math:fontstyle="normal">
                          <math:mrow>
                            <math:mi>user</math:mi>
                          </math:mrow>
                        </math:mstyle>
                      </math:msup>
                      <math:mo math:stretchy="false">)</math:mo>
                    </math:mrow>
                    <math:mo math:stretchy="false">−</math:mo>
                    <math:mi>l</math:mi>
                  </math:mrow>
                </math:mrow>
                <math:mo math:stretchy="false">)</math:mo>
              </math:mrow>
            </math:mrow>
          </math:mrow>
        </math:mtd>
      </math:mtr>
      <math:mtr>
        <math:mtd>
          <math:mrow>
            <math:mrow>
              <math:mfrac>
                <math:mi>d</math:mi>
                <math:mrow>
                  <math:mi>d</math:mi>
                  <math:msup>
                    <math:mi>x</math:mi>
                    <math:mstyle math:fontstyle="normal">
                      <math:mrow>
                        <math:mi>user</math:mi>
                      </math:mrow>
                    </math:mstyle>
                  </math:msup>
                </math:mrow>
              </math:mfrac>
              <math:msup>
                <math:mi>f</math:mi>
                <math:mi>n</math:mi>
              </math:msup>
              <math:mrow>
                <math:mo math:stretchy="false">(</math:mo>
                <math:msup>
                  <math:mi>x</math:mi>
                  <math:mstyle math:fontstyle="normal">
                    <math:mrow>
                      <math:mi>user</math:mi>
                    </math:mrow>
                  </math:mstyle>
                </math:msup>
                <math:mo math:stretchy="false">)</math:mo>
              </math:mrow>
            </math:mrow>
          </math:mrow>
        </math:mtd>
        <math:mtd>
          <math:mrow>
            <math:mrow/>
            <math:mo math:stretchy="false">≃</math:mo>
            <math:mrow/>
          </math:mrow>
        </math:mtd>
        <math:mtd>
          <math:mrow>
            <math:mrow>
              <math:msup>
                <math:mi>V</math:mi>
                <math:mrow>
                  <math:mrow>
                    <math:mo math:stretchy="false">−</math:mo>
                    <math:mn>1</math:mn>
                  </math:mrow>
                  <math:mo math:stretchy="false">/</math:mo>
                  <math:mn>2</math:mn>
                </math:mrow>
              </math:msup>
              <math:msup>
                <math:mn>2</math:mn>
                <math:mrow>
                  <math:mn>3</math:mn>
                  <math:mrow>
                    <math:mi>n</math:mi>
                    <math:mo math:stretchy="false">/</math:mo>
                    <math:mn>2</math:mn>
                  </math:mrow>
                </math:mrow>
              </math:msup>
              <math:msup>
                <math:mrow>
                  <math:mo math:stretchy="false">(</math:mo>
                  <math:mrow>
                    <math:mstyle math:fontstyle="normal">
                      <math:mrow>
                        <math:mi>hi</math:mi>
                      </math:mrow>
                    </math:mstyle>
                    <math:mo math:stretchy="false">−</math:mo>
                    <math:mstyle math:fontstyle="normal">
                      <math:mrow>
                        <math:mi>lo</math:mi>
                      </math:mrow>
                    </math:mstyle>
                  </math:mrow>
                  <math:mo math:stretchy="false">)</math:mo>
                </math:mrow>
                <math:mrow>
                  <math:mo math:stretchy="false">−</math:mo>
                  <math:mn>1</math:mn>
                </math:mrow>
              </math:msup>
              <math:mrow>
                <math:munder>
                  <math:mo math:stretchy="false">∑</math:mo>
                  <math:mrow>
                    <math:mi>i</math:mi>
                    <math:mi>l</math:mi>
                  </math:mrow>
                </math:munder>
                <math:msubsup>
                  <math:mi>s</math:mi>
                  <math:mrow>
                    <math:mi>i</math:mi>
                    <math:mi>l</math:mi>
                  </math:mrow>
                  <math:mi>n</math:mi>
                </math:msubsup>
              </math:mrow>
              <math:mo math:stretchy="false">φ</math:mo>
              <math:msub>
                <math:mi>'</math:mi>
                <math:mi>i</math:mi>
              </math:msub>
              <math:mrow>
                <math:mo math:stretchy="false">(</math:mo>
                <math:mrow>
                  <math:msup>
                    <math:mn>2</math:mn>
                    <math:mi>n</math:mi>
                  </math:msup>
                  <math:msup>
                    <math:mi>x</math:mi>
                    <math:mstyle math:fontstyle="normal">
                      <math:mrow>
                        <math:mo math:stretchy="false">s</math:mo>
                      </math:mrow>
                    </math:mstyle>
                  </math:msup>
                  <math:mrow>
                    <math:mrow>
                      <math:mo math:stretchy="false">(</math:mo>
                      <math:msup>
                        <math:mi>x</math:mi>
                        <math:mstyle math:fontstyle="normal">
                          <math:mrow>
                            <math:mi>user</math:mi>
                          </math:mrow>
                        </math:mstyle>
                      </math:msup>
                      <math:mo math:stretchy="false">)</math:mo>
                    </math:mrow>
                    <math:mo math:stretchy="false">−</math:mo>
                    <math:mi>l</math:mi>
                  </math:mrow>
                </math:mrow>
                <math:mo math:stretchy="false">)</math:mo>
              </math:mrow>
            </math:mrow>
          </math:mrow>
        </math:mtd>
      </math:mtr>
    </math:mtable>
    <math:annotation math:encoding="StarMath 5.0">matrix {
 alignr f^n (x^{nitalic{user}}) # "=" # alignl V^{- 1 / 2} 2^{n / 2}  sum from {i l} s_{i l}^n
 %phi_i (2^n x^{nitalic{%sim}} (x^{nitalic{user}}) - l) ##
 alignr  {d} over {d x^{nitalic{user}}} f^n (x^{nitalic{user}}) # {} simeq {}  # alignl V^{-
 1 / 2} 2^{3 n / 2} (nitalic{hi} - nitalic{lo})^{- 1}  sum from {i l} s_{i l}^n
 %phi'_i (2^n x^{nitalic{%sim}} (x^{nitalic{user}}) - l)
}</math:annotation>
  </math:semantics>
</math:math>
</file>

<file path=Object 62/content.xml><?xml version="1.0" encoding="utf-8"?>
<!DOCTYPE math  PUBLIC '-//OpenOffice.org//DTD Modified W3C MathML 1.01//EN'  'math.dtd'>
<math:math xmlns:math="http://www.w3.org/1998/Math/MathML">
  <math:semantics>
    <math:msup>
      <math:mn>2</math:mn>
      <math:mi>n</math:mi>
    </math:msup>
    <math:annotation math:encoding="StarMath 5.0">2^n</math:annotation>
  </math:semantics>
</math:math>
</file>

<file path=Object 63/content.xml><?xml version="1.0" encoding="utf-8"?>
<!DOCTYPE math  PUBLIC '-//OpenOffice.org//DTD Modified W3C MathML 1.01//EN'  'math.dtd'>
<math:math xmlns:math="http://www.w3.org/1998/Math/MathML">
  <math:semantics>
    <math:mrow>
      <math:mrow>
        <math:msub>
          <math:mfenced math:open="∥" math:close="∥">
            <math:msubsup>
              <math:mi>d</math:mi>
              <math:mi>l</math:mi>
              <math:mi>n</math:mi>
            </math:msubsup>
          </math:mfenced>
          <math:mn>2</math:mn>
        </math:msub>
        <math:mo math:stretchy="false">≤</math:mo>
        <math:mo math:stretchy="false">ε</math:mo>
      </math:mrow>
      <math:msup>
        <math:mn>2</math:mn>
        <math:mrow>
          <math:mrow>
            <math:mo math:stretchy="false">−</math:mo>
            <math:mi>n</math:mi>
          </math:mrow>
          <math:mrow>
            <math:mi>d</math:mi>
            <math:mo math:stretchy="false">/</math:mo>
            <math:mn>2</math:mn>
          </math:mrow>
        </math:mrow>
      </math:msup>
    </math:mrow>
    <math:annotation math:encoding="StarMath 5.0">left ldline d_l^n right rdline_2 &lt;= %epsilon 2^{- n d / 2}</math:annotation>
  </math:semantics>
</math:math>
</file>

<file path=Object 64/content.xml><?xml version="1.0" encoding="utf-8"?>
<!DOCTYPE math  PUBLIC '-//OpenOffice.org//DTD Modified W3C MathML 1.01//EN'  'math.dtd'>
<math:math xmlns:math="http://www.w3.org/1998/Math/MathML">
  <math:semantics>
    <math:mrow>
      <math:mrow>
        <math:mrow>
          <math:msubsup>
            <math:mfenced math:open="∥" math:close="∥">
              <math:mrow>
                <math:msup>
                  <math:mi>f</math:mi>
                  <math:mi>n</math:mi>
                </math:msup>
                <math:mo math:stretchy="false">−</math:mo>
                <math:msup>
                  <math:mi>f</math:mi>
                  <math:mrow>
                    <math:mi>n</math:mi>
                    <math:mo math:stretchy="false">−</math:mo>
                    <math:mn>1</math:mn>
                  </math:mrow>
                </math:msup>
              </math:mrow>
            </math:mfenced>
            <math:mn>2</math:mn>
            <math:mn>2</math:mn>
          </math:msubsup>
          <math:mo math:stretchy="false">=</math:mo>
          <math:mrow>
            <math:munderover>
              <math:mo math:stretchy="false">∑</math:mo>
              <math:mrow>
                <math:mi>l</math:mi>
                <math:mo math:stretchy="false">=</math:mo>
                <math:mn>0</math:mn>
              </math:mrow>
              <math:mrow>
                <math:msup>
                  <math:mn>2</math:mn>
                  <math:mi>n</math:mi>
                </math:msup>
                <math:mo math:stretchy="false">−</math:mo>
                <math:mn>1</math:mn>
              </math:mrow>
            </math:munderover>
            <math:msubsup>
              <math:mfenced math:open="∥" math:close="∥">
                <math:msubsup>
                  <math:mi>d</math:mi>
                  <math:mi>l</math:mi>
                  <math:mi>n</math:mi>
                </math:msubsup>
              </math:mfenced>
              <math:mn>2</math:mn>
              <math:mn>2</math:mn>
            </math:msubsup>
          </math:mrow>
        </math:mrow>
        <math:mo math:stretchy="false">≤</math:mo>
        <math:mrow>
          <math:munderover>
            <math:mo math:stretchy="false">∑</math:mo>
            <math:mrow>
              <math:mi>l</math:mi>
              <math:mo math:stretchy="false">=</math:mo>
              <math:mn>0</math:mn>
            </math:mrow>
            <math:mrow>
              <math:msup>
                <math:mn>2</math:mn>
                <math:mi>n</math:mi>
              </math:msup>
              <math:mo math:stretchy="false">−</math:mo>
              <math:mn>1</math:mn>
            </math:mrow>
          </math:munderover>
          <math:msup>
            <math:mo math:stretchy="false">ε</math:mo>
            <math:mn>2</math:mn>
          </math:msup>
        </math:mrow>
      </math:mrow>
      <math:mrow>
        <math:msup>
          <math:mn>2</math:mn>
          <math:mrow>
            <math:mrow>
              <math:mo math:stretchy="false">−</math:mo>
              <math:mi>n</math:mi>
            </math:mrow>
            <math:mi>d</math:mi>
          </math:mrow>
        </math:msup>
        <math:mo math:stretchy="false">=</math:mo>
        <math:msup>
          <math:mo math:stretchy="false">ε</math:mo>
          <math:mn>2</math:mn>
        </math:msup>
      </math:mrow>
    </math:mrow>
    <math:annotation math:encoding="StarMath 5.0">left ldline f^n - f^{n - 1} right rdline_2^2 = sum from {l=0} to {2^n -1} left ldline d_l^n right rdline_2^2
  &lt;= sum from {l=0} to {2^n -1} %epsilon^2 2^{- n d} = %epsilon^2 </math:annotation>
  </math:semantics>
</math:math>
</file>

<file path=Object 65/content.xml><?xml version="1.0" encoding="utf-8"?>
<!DOCTYPE math  PUBLIC '-//OpenOffice.org//DTD Modified W3C MathML 1.01//EN'  'math.dtd'>
<math:math xmlns:math="http://www.w3.org/1998/Math/MathML">
  <math:semantics>
    <math:mtable>
      <math:mtr>
        <math:mtd>
          <math:mrow>
            <math:msubsup>
              <math:mfenced math:open="∥" math:close="∥">
                <math:msup>
                  <math:mi>f</math:mi>
                  <math:mi>n</math:mi>
                </math:msup>
              </math:mfenced>
              <math:mn>2</math:mn>
              <math:mn>2</math:mn>
            </math:msubsup>
          </math:mrow>
        </math:mtd>
        <math:mtd>
          <math:mtext>=</math:mtext>
        </math:mtd>
        <math:mtd>
          <math:mrow>
            <math:mrow>
              <math:msubsup>
                <math:mfenced math:open="∥" math:close="∥">
                  <math:msubsup>
                    <math:mi>s</math:mi>
                    <math:mn>0</math:mn>
                    <math:mn>0</math:mn>
                  </math:msubsup>
                </math:mfenced>
                <math:mn>2</math:mn>
                <math:mn>2</math:mn>
              </math:msubsup>
              <math:mo math:stretchy="false">+</math:mo>
              <math:mrow>
                <math:munderover>
                  <math:mo math:stretchy="false">∑</math:mo>
                  <math:mrow>
                    <math:mi>m</math:mi>
                    <math:mo math:stretchy="false">=</math:mo>
                    <math:mn>0</math:mn>
                  </math:mrow>
                  <math:mrow>
                    <math:mi>n</math:mi>
                    <math:mo math:stretchy="false">−</math:mo>
                    <math:mn>1</math:mn>
                  </math:mrow>
                </math:munderover>
                <math:mrow>
                  <math:munderover>
                    <math:mo math:stretchy="false">∑</math:mo>
                    <math:mrow>
                      <math:mi>l</math:mi>
                      <math:mo math:stretchy="false">=</math:mo>
                      <math:mn>0</math:mn>
                    </math:mrow>
                    <math:mrow>
                      <math:msup>
                        <math:mn>2</math:mn>
                        <math:mi>m</math:mi>
                      </math:msup>
                      <math:mo math:stretchy="false">−</math:mo>
                      <math:mn>1</math:mn>
                    </math:mrow>
                  </math:munderover>
                  <math:msubsup>
                    <math:mfenced math:open="∥" math:close="∥">
                      <math:msubsup>
                        <math:mi>d</math:mi>
                        <math:mi>l</math:mi>
                        <math:mi>m</math:mi>
                      </math:msubsup>
                    </math:mfenced>
                    <math:mn>2</math:mn>
                    <math:mn>2</math:mn>
                  </math:msubsup>
                </math:mrow>
              </math:mrow>
            </math:mrow>
          </math:mrow>
        </math:mtd>
      </math:mtr>
      <math:mtr>
        <math:mtd>
          <math:mrow/>
        </math:mtd>
        <math:mtd>
          <math:mtext>=</math:mtext>
        </math:mtd>
        <math:mtd>
          <math:mrow>
            <math:mrow>
              <math:munderover>
                <math:mo math:stretchy="false">∑</math:mo>
                <math:mrow>
                  <math:mi>l</math:mi>
                  <math:mo math:stretchy="false">=</math:mo>
                  <math:mn>0</math:mn>
                </math:mrow>
                <math:mrow>
                  <math:msup>
                    <math:mn>2</math:mn>
                    <math:mi>n</math:mi>
                  </math:msup>
                  <math:mo math:stretchy="false">−</math:mo>
                  <math:mn>1</math:mn>
                </math:mrow>
              </math:munderover>
              <math:msubsup>
                <math:mfenced math:open="∥" math:close="∥">
                  <math:msubsup>
                    <math:mi>s</math:mi>
                    <math:mi>l</math:mi>
                    <math:mi>n</math:mi>
                  </math:msubsup>
                </math:mfenced>
                <math:mn>2</math:mn>
                <math:mn>2</math:mn>
              </math:msubsup>
            </math:mrow>
          </math:mrow>
        </math:mtd>
      </math:mtr>
    </math:mtable>
    <math:annotation math:encoding="StarMath 5.0"> matrix { 
   alignr left ldline  f^n  right rdline_2^2  # "=" # alignl   left ldline  s_0^0  right rdline_2^2 +  sum from {m = 0} to {n
  - 1}  sum from {l = 0} to {2^m - 1}  left ldline  d_l^m  right rdline _2^2 ## 
 {}  # "=" # alignl   sum from {l = 0} to {2^n - 1}  left ldline  s_l^n  right rdline _2^2
 } 
</math:annotation>
  </math:semantics>
</math:math>
</file>

<file path=Object 66/content.xml><?xml version="1.0" encoding="utf-8"?>
<!DOCTYPE math  PUBLIC '-//OpenOffice.org//DTD Modified W3C MathML 1.01//EN'  'math.dtd'>
<math:math xmlns:math="http://www.w3.org/1998/Math/MathML">
  <math:semantics>
    <math:mrow>
      <math:mrow>
        <math:mo math:stretchy="false">∫</math:mo>
        <math:mi>f</math:mi>
      </math:mrow>
      <math:msup>
        <math:mrow>
          <math:mo math:stretchy="false">(</math:mo>
          <math:mi>x</math:mi>
          <math:mo math:stretchy="false">)</math:mo>
        </math:mrow>
        <math:mtext>*</math:mtext>
      </math:msup>
      <math:mi>g</math:mi>
      <math:mrow>
        <math:mo math:stretchy="false">(</math:mo>
        <math:mi>x</math:mi>
        <math:mo math:stretchy="false">)</math:mo>
      </math:mrow>
      <math:mi>d</math:mi>
      <math:mrow>
        <math:mi>x</math:mi>
        <math:mo math:stretchy="false">=</math:mo>
        <math:msup>
          <math:mrow>
            <math:msubsup>
              <math:mi>s</math:mi>
              <math:mrow>
                <math:mi>f</math:mi>
                <math:mn>0</math:mn>
              </math:mrow>
              <math:mn>0</math:mn>
            </math:msubsup>
          </math:mrow>
          <math:mo math:stretchy="false">†</math:mo>
        </math:msup>
      </math:mrow>
      <math:mi>.</math:mi>
      <math:mrow>
        <math:msubsup>
          <math:mi>s</math:mi>
          <math:mrow>
            <math:mi>g</math:mi>
            <math:mn>0</math:mn>
          </math:mrow>
          <math:mn>0</math:mn>
        </math:msubsup>
        <math:mo math:stretchy="false">+</math:mo>
        <math:mrow>
          <math:munderover>
            <math:mo math:stretchy="false">∑</math:mo>
            <math:mrow>
              <math:mi>m</math:mi>
              <math:mo math:stretchy="false">=</math:mo>
              <math:mn>0</math:mn>
            </math:mrow>
            <math:mrow>
              <math:mi>n</math:mi>
              <math:mo math:stretchy="false">−</math:mo>
              <math:mn>1</math:mn>
            </math:mrow>
          </math:munderover>
          <math:mrow>
            <math:munderover>
              <math:mo math:stretchy="false">∑</math:mo>
              <math:mrow>
                <math:mi>l</math:mi>
                <math:mo math:stretchy="false">=</math:mo>
                <math:mn>0</math:mn>
              </math:mrow>
              <math:mrow>
                <math:msup>
                  <math:mn>2</math:mn>
                  <math:mi>m</math:mi>
                </math:msup>
                <math:mo math:stretchy="false">−</math:mo>
                <math:mn>1</math:mn>
              </math:mrow>
            </math:munderover>
            <math:msup>
              <math:mrow>
                <math:msubsup>
                  <math:mi>d</math:mi>
                  <math:mrow>
                    <math:mi>f</math:mi>
                    <math:mi>l</math:mi>
                  </math:mrow>
                  <math:mi>m</math:mi>
                </math:msubsup>
              </math:mrow>
              <math:mo math:stretchy="false">†</math:mo>
            </math:msup>
          </math:mrow>
        </math:mrow>
      </math:mrow>
      <math:mi>.</math:mi>
      <math:msubsup>
        <math:mi>d</math:mi>
        <math:mrow>
          <math:mi>g</math:mi>
          <math:mi>l</math:mi>
        </math:mrow>
        <math:mi>m</math:mi>
      </math:msubsup>
    </math:mrow>
    <math:annotation math:encoding="StarMath 5.0"> int f (x)^{ "*" } g (x)  d x = left none s^0_{f 0} right none ^{ %dagger }  .  s^0_{g
   0} +  sum from {m = 0} to {n - 1}  sum from {l = 0} to {2^m - 1} left none d^m_{f l}right none ^{ %dagger } . d^m_{g l} 
   </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msup>
          <math:mn>2</math:mn>
          <math:mrow>
            <math:mo math:stretchy="false">−</math:mo>
            <math:mi>n</math:mi>
          </math:mrow>
        </math:msup>
        <math:mi>l</math:mi>
        <math:mi>,</math:mi>
        <math:msup>
          <math:mn>2</math:mn>
          <math:mrow>
            <math:mo math:stretchy="false">−</math:mo>
            <math:mi>n</math:mi>
          </math:mrow>
        </math:msup>
        <math:mrow>
          <math:mo math:stretchy="false">(</math:mo>
          <math:mrow>
            <math:mi>l</math:mi>
            <math:mo math:stretchy="false">+</math:mo>
            <math:mn>1</math:mn>
          </math:mrow>
          <math:mo math:stretchy="false">)</math:mo>
        </math:mrow>
      </math:mrow>
      <math:mo math:stretchy="false">]</math:mo>
    </math:mrow>
    <math:annotation math:encoding="StarMath 5.0">[2^{-n} l, 2^{-n} ( l + 1 ) ]
</math:annotation>
  </math:semantics>
</math:math>
</file>

<file path=Object 8/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9/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